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jour 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]*0.04" office:value-type="float" office:value="4000" calcext:value-type="float">
            <text:p>4000</text:p>
          </table:table-cell>
          <table:table-cell table:number-columns-repeated="3"/>
          <table:table-cell table:formula="of:= 501  - (501* 0.04)" office:value-type="float" office:value="480.96" calcext:value-type="float">
            <text:p>480,96</text:p>
          </table:table-cell>
        </table:table-row>
        <table:table-row table:style-name="ro1">
          <table:table-cell table:formula="of:=[.A1]*0.04 + [.A1]" office:value-type="float" office:value="104000" calcext:value-type="float">
            <text:p>104000</text:p>
          </table:table-cell>
          <table:table-cell/>
          <table:table-cell table:formula="of:=[.C1] + 1" office:value-type="float" office:value="2" calcext:value-type="float">
            <text:p>2</text:p>
          </table:table-cell>
          <table:table-cell/>
          <table:table-cell table:formula="of:=[.A2]*0.04" office:value-type="float" office:value="4160" calcext:value-type="float">
            <text:p>4160</text:p>
          </table:table-cell>
          <table:table-cell table:number-columns-repeated="3"/>
          <table:table-cell table:formula="of:=[.I1] - (0.04*[.I1])" office:value-type="float" office:value="461.7216" calcext:value-type="float">
            <text:p>461,7216</text:p>
          </table:table-cell>
        </table:table-row>
        <table:table-row table:style-name="ro1">
          <table:table-cell table:formula="of:=[.A2]*0.04 + [.A2]" office:value-type="float" office:value="108160" calcext:value-type="float">
            <text:p>108160</text:p>
          </table:table-cell>
          <table:table-cell/>
          <table:table-cell table:style-name="ce1" table:formula="of:=[.C2] + 1" office:value-type="float" office:value="3" calcext:value-type="float">
            <text:p>3</text:p>
          </table:table-cell>
          <table:table-cell/>
          <table:table-cell table:formula="of:=[.A3]*0.04" office:value-type="float" office:value="4326.4" calcext:value-type="float">
            <text:p>4326,4</text:p>
          </table:table-cell>
          <table:table-cell table:number-columns-repeated="3"/>
          <table:table-cell table:formula="of:=[.I2] - (0.04*[.I2])" office:value-type="float" office:value="443.252736" calcext:value-type="float">
            <text:p>443,252736</text:p>
          </table:table-cell>
        </table:table-row>
        <table:table-row table:style-name="ro1">
          <table:table-cell table:formula="of:=[.A3]*0.04 + [.A3]" office:value-type="float" office:value="112486.4" calcext:value-type="float">
            <text:p>112486,4</text:p>
          </table:table-cell>
          <table:table-cell/>
          <table:table-cell table:formula="of:=[.C3] + 1" office:value-type="float" office:value="4" calcext:value-type="float">
            <text:p>4</text:p>
          </table:table-cell>
          <table:table-cell/>
          <table:table-cell table:formula="of:=[.A4]*0.04" office:value-type="float" office:value="4499.456" calcext:value-type="float">
            <text:p>4499,456</text:p>
          </table:table-cell>
          <table:table-cell table:number-columns-repeated="3"/>
          <table:table-cell table:formula="of:=[.I3] - (0.04*[.I3])" office:value-type="float" office:value="425.52262656" calcext:value-type="float">
            <text:p>425,52262656</text:p>
          </table:table-cell>
        </table:table-row>
        <table:table-row table:style-name="ro1">
          <table:table-cell table:formula="of:=[.A4]*0.04 + [.A4]" office:value-type="float" office:value="116985.856" calcext:value-type="float">
            <text:p>116985,856</text:p>
          </table:table-cell>
          <table:table-cell/>
          <table:table-cell table:style-name="ce1" table:formula="of:=[.C4] + 1" office:value-type="float" office:value="5" calcext:value-type="float">
            <text:p>5</text:p>
          </table:table-cell>
          <table:table-cell/>
          <table:table-cell table:formula="of:=[.A5]*0.04" office:value-type="float" office:value="4679.43424" calcext:value-type="float">
            <text:p>4679,43424</text:p>
          </table:table-cell>
          <table:table-cell table:number-columns-repeated="3"/>
          <table:table-cell table:formula="of:=[.I4] - (0.04*[.I4])" office:value-type="float" office:value="408.5017214976" calcext:value-type="float">
            <text:p>408,5017214976</text:p>
          </table:table-cell>
        </table:table-row>
        <table:table-row table:style-name="ro1">
          <table:table-cell table:formula="of:=[.A5]*0.04 + [.A5]" office:value-type="float" office:value="121665.29024" calcext:value-type="float">
            <text:p>121665,29024</text:p>
          </table:table-cell>
          <table:table-cell/>
          <table:table-cell table:formula="of:=[.C5] + 1" office:value-type="float" office:value="6" calcext:value-type="float">
            <text:p>6</text:p>
          </table:table-cell>
          <table:table-cell/>
          <table:table-cell table:formula="of:=[.A6]*0.04" office:value-type="float" office:value="4866.6116096" calcext:value-type="float">
            <text:p>4866,6116096</text:p>
          </table:table-cell>
          <table:table-cell table:number-columns-repeated="3"/>
          <table:table-cell table:formula="of:=[.I5] - (0.04*[.I5])" office:value-type="float" office:value="392.161652637696" calcext:value-type="float">
            <text:p>392,161652637696</text:p>
          </table:table-cell>
        </table:table-row>
        <table:table-row table:style-name="ro1">
          <table:table-cell table:formula="of:=[.A6]*0.04 + [.A6]" office:value-type="float" office:value="126531.9018496" calcext:value-type="float">
            <text:p>126531,9018496</text:p>
          </table:table-cell>
          <table:table-cell/>
          <table:table-cell table:style-name="ce1" table:formula="of:=[.C6] + 1" office:value-type="float" office:value="7" calcext:value-type="float">
            <text:p>7</text:p>
          </table:table-cell>
          <table:table-cell/>
          <table:table-cell table:formula="of:=[.A7]*0.04" office:value-type="float" office:value="5061.276073984" calcext:value-type="float">
            <text:p>5061,276073984</text:p>
          </table:table-cell>
          <table:table-cell table:number-columns-repeated="3"/>
          <table:table-cell table:formula="of:=[.I6] - (0.04*[.I6])" office:value-type="float" office:value="376.475186532188" calcext:value-type="float">
            <text:p>376,475186532188</text:p>
          </table:table-cell>
        </table:table-row>
        <table:table-row table:style-name="ro1">
          <table:table-cell table:formula="of:=[.A7]*0.04 + [.A7]" office:value-type="float" office:value="131593.177923584" calcext:value-type="float">
            <text:p>131593,177923584</text:p>
          </table:table-cell>
          <table:table-cell/>
          <table:table-cell table:formula="of:=[.C7] + 1" office:value-type="float" office:value="8" calcext:value-type="float">
            <text:p>8</text:p>
          </table:table-cell>
          <table:table-cell/>
          <table:table-cell table:formula="of:=[.A8]*0.04" office:value-type="float" office:value="5263.72711694336" calcext:value-type="float">
            <text:p>5263,72711694336</text:p>
          </table:table-cell>
          <table:table-cell table:number-columns-repeated="3"/>
          <table:table-cell table:formula="of:=[.I7] - (0.04*[.I7])" office:value-type="float" office:value="361.416179070901" calcext:value-type="float">
            <text:p>361,416179070901</text:p>
          </table:table-cell>
        </table:table-row>
        <table:table-row table:style-name="ro1">
          <table:table-cell table:formula="of:=[.A8]*0.04 + [.A8]" office:value-type="float" office:value="136856.905040527" calcext:value-type="float">
            <text:p>136856,905040527</text:p>
          </table:table-cell>
          <table:table-cell/>
          <table:table-cell table:style-name="ce1" table:formula="of:=[.C8] + 1" office:value-type="float" office:value="9" calcext:value-type="float">
            <text:p>9</text:p>
          </table:table-cell>
          <table:table-cell/>
          <table:table-cell table:formula="of:=[.A9]*0.04" office:value-type="float" office:value="5474.2762016211" calcext:value-type="float">
            <text:p>5474,2762016211</text:p>
          </table:table-cell>
          <table:table-cell table:number-columns-repeated="3"/>
          <table:table-cell table:formula="of:=[.I8] - (0.04*[.I8])" office:value-type="float" office:value="346.959531908065" calcext:value-type="float">
            <text:p>346,959531908065</text:p>
          </table:table-cell>
        </table:table-row>
        <table:table-row table:style-name="ro1">
          <table:table-cell table:formula="of:=[.A9]*0.04 + [.A9]" office:value-type="float" office:value="142331.181242148" calcext:value-type="float">
            <text:p>142331,181242148</text:p>
          </table:table-cell>
          <table:table-cell/>
          <table:table-cell table:formula="of:=[.C9] + 1" office:value-type="float" office:value="10" calcext:value-type="float">
            <text:p>10</text:p>
          </table:table-cell>
          <table:table-cell/>
          <table:table-cell table:formula="of:=[.A10]*0.04" office:value-type="float" office:value="5693.24724968594" calcext:value-type="float">
            <text:p>5693,24724968594</text:p>
          </table:table-cell>
          <table:table-cell table:number-columns-repeated="3"/>
          <table:table-cell table:formula="of:=[.I9] - (0.04*[.I9])" office:value-type="float" office:value="333.081150631742" calcext:value-type="float">
            <text:p>333,081150631742</text:p>
          </table:table-cell>
        </table:table-row>
        <table:table-row table:style-name="ro1">
          <table:table-cell table:formula="of:=[.A10]*0.04 + [.A10]" office:value-type="float" office:value="148024.428491834" calcext:value-type="float">
            <text:p>148024,428491834</text:p>
          </table:table-cell>
          <table:table-cell/>
          <table:table-cell table:style-name="ce1" table:formula="of:=[.C10] + 1" office:value-type="float" office:value="11" calcext:value-type="float">
            <text:p>11</text:p>
          </table:table-cell>
          <table:table-cell/>
          <table:table-cell table:formula="of:=[.A11]*0.04" office:value-type="float" office:value="5920.97713967338" calcext:value-type="float">
            <text:p>5920,97713967338</text:p>
          </table:table-cell>
          <table:table-cell table:number-columns-repeated="3"/>
          <table:table-cell table:formula="of:=[.I10] - (0.04*[.I10])" office:value-type="float" office:value="319.757904606472" calcext:value-type="float">
            <text:p>319,757904606472</text:p>
          </table:table-cell>
        </table:table-row>
        <table:table-row table:style-name="ro1">
          <table:table-cell table:formula="of:=[.A11]*0.04 + [.A11]" office:value-type="float" office:value="153945.405631508" calcext:value-type="float">
            <text:p>153945,405631508</text:p>
          </table:table-cell>
          <table:table-cell/>
          <table:table-cell table:formula="of:=[.C11] + 1" office:value-type="float" office:value="12" calcext:value-type="float">
            <text:p>12</text:p>
          </table:table-cell>
          <table:table-cell/>
          <table:table-cell table:formula="of:=[.A12]*0.04" office:value-type="float" office:value="6157.81622526031" calcext:value-type="float">
            <text:p>6157,81622526031</text:p>
          </table:table-cell>
          <table:table-cell table:number-columns-repeated="3"/>
          <table:table-cell table:formula="of:=[.I11] - (0.04*[.I11])" office:value-type="float" office:value="306.967588422213" calcext:value-type="float">
            <text:p>306,967588422213</text:p>
          </table:table-cell>
        </table:table-row>
        <table:table-row table:style-name="ro1">
          <table:table-cell table:formula="of:=[.A12]*0.04 + [.A12]" office:value-type="float" office:value="160103.221856768" calcext:value-type="float">
            <text:p>160103,221856768</text:p>
          </table:table-cell>
          <table:table-cell/>
          <table:table-cell table:style-name="ce1" table:formula="of:=[.C12] + 1" office:value-type="float" office:value="13" calcext:value-type="float">
            <text:p>13</text:p>
          </table:table-cell>
          <table:table-cell/>
          <table:table-cell table:formula="of:=[.A13]*0.04" office:value-type="float" office:value="6404.12887427072" calcext:value-type="float">
            <text:p>6404,12887427072</text:p>
          </table:table-cell>
          <table:table-cell table:number-columns-repeated="3"/>
          <table:table-cell table:formula="of:=[.I12] - (0.04*[.I12])" office:value-type="float" office:value="294.688884885325" calcext:value-type="float">
            <text:p>294,688884885325</text:p>
          </table:table-cell>
        </table:table-row>
        <table:table-row table:style-name="ro1">
          <table:table-cell table:formula="of:=[.A13]*0.04 + [.A13]" office:value-type="float" office:value="166507.350731039" calcext:value-type="float">
            <text:p>166507,350731039</text:p>
          </table:table-cell>
          <table:table-cell/>
          <table:table-cell table:formula="of:=[.C13] + 1" office:value-type="float" office:value="14" calcext:value-type="float">
            <text:p>14</text:p>
          </table:table-cell>
          <table:table-cell/>
          <table:table-cell table:formula="of:=[.A14]*0.04" office:value-type="float" office:value="6660.29402924155" calcext:value-type="float">
            <text:p>6660,29402924155</text:p>
          </table:table-cell>
          <table:table-cell table:number-columns-repeated="3"/>
          <table:table-cell table:formula="of:=[.I13] - (0.04*[.I13])" office:value-type="float" office:value="282.901329489912" calcext:value-type="float">
            <text:p>282,901329489912</text:p>
          </table:table-cell>
        </table:table-row>
        <table:table-row table:style-name="ro1">
          <table:table-cell table:formula="of:=[.A14]*0.04 + [.A14]" office:value-type="float" office:value="173167.64476028" calcext:value-type="float">
            <text:p>173167,64476028</text:p>
          </table:table-cell>
          <table:table-cell/>
          <table:table-cell table:style-name="ce1" table:formula="of:=[.C14] + 1" office:value-type="float" office:value="15" calcext:value-type="float">
            <text:p>15</text:p>
          </table:table-cell>
          <table:table-cell/>
          <table:table-cell table:formula="of:=[.A15]*0.04" office:value-type="float" office:value="6926.70579041121" calcext:value-type="float">
            <text:p>6926,70579041121</text:p>
          </table:table-cell>
          <table:table-cell table:number-columns-repeated="3"/>
          <table:table-cell table:formula="of:=[.I14] - (0.04*[.I14])" office:value-type="float" office:value="271.585276310315" calcext:value-type="float">
            <text:p>271,585276310315</text:p>
          </table:table-cell>
        </table:table-row>
        <table:table-row table:style-name="ro1">
          <table:table-cell table:formula="of:=[.A15]*0.04 + [.A15]" office:value-type="float" office:value="180094.350550692" calcext:value-type="float">
            <text:p>180094,350550692</text:p>
          </table:table-cell>
          <table:table-cell/>
          <table:table-cell table:formula="of:=[.C15] + 1" office:value-type="float" office:value="16" calcext:value-type="float">
            <text:p>16</text:p>
          </table:table-cell>
          <table:table-cell/>
          <table:table-cell table:formula="of:=[.A16]*0.04" office:value-type="float" office:value="7203.77402202766" calcext:value-type="float">
            <text:p>7203,77402202766</text:p>
          </table:table-cell>
          <table:table-cell table:number-columns-repeated="3"/>
          <table:table-cell table:formula="of:=[.I15] - (0.04*[.I15])" office:value-type="float" office:value="260.721865257903" calcext:value-type="float">
            <text:p>260,721865257903</text:p>
          </table:table-cell>
        </table:table-row>
        <table:table-row table:style-name="ro1">
          <table:table-cell table:formula="of:=[.A16]*0.04 + [.A16]" office:value-type="float" office:value="187298.124572719" calcext:value-type="float">
            <text:p>187298,124572719</text:p>
          </table:table-cell>
          <table:table-cell/>
          <table:table-cell table:style-name="ce1" table:formula="of:=[.C16] + 1" office:value-type="float" office:value="17" calcext:value-type="float">
            <text:p>17</text:p>
          </table:table-cell>
          <table:table-cell/>
          <table:table-cell table:formula="of:=[.A17]*0.04" office:value-type="float" office:value="7491.92498290877" calcext:value-type="float">
            <text:p>7491,92498290877</text:p>
          </table:table-cell>
          <table:table-cell table:number-columns-repeated="3"/>
          <table:table-cell table:formula="of:=[.I16] - (0.04*[.I16])" office:value-type="float" office:value="250.292990647587" calcext:value-type="float">
            <text:p>250,292990647587</text:p>
          </table:table-cell>
        </table:table-row>
        <table:table-row table:style-name="ro1">
          <table:table-cell table:formula="of:=[.A17]*0.04 + [.A17]" office:value-type="float" office:value="194790.049555628" calcext:value-type="float">
            <text:p>194790,049555628</text:p>
          </table:table-cell>
          <table:table-cell/>
          <table:table-cell table:formula="of:=[.C17] + 1" office:value-type="float" office:value="18" calcext:value-type="float">
            <text:p>18</text:p>
          </table:table-cell>
          <table:table-cell/>
          <table:table-cell table:formula="of:=[.A18]*0.04" office:value-type="float" office:value="7791.60198222512" calcext:value-type="float">
            <text:p>7791,60198222512</text:p>
          </table:table-cell>
          <table:table-cell table:number-columns-repeated="3"/>
          <table:table-cell table:formula="of:=[.I17] - (0.04*[.I17])" office:value-type="float" office:value="240.281271021683" calcext:value-type="float">
            <text:p>240,281271021683</text:p>
          </table:table-cell>
        </table:table-row>
        <table:table-row table:style-name="ro1">
          <table:table-cell table:formula="of:=[.A18]*0.04 + [.A18]" office:value-type="float" office:value="202581.651537853" calcext:value-type="float">
            <text:p>202581,651537853</text:p>
          </table:table-cell>
          <table:table-cell/>
          <table:table-cell table:style-name="ce1" table:formula="of:=[.C18] + 1" office:value-type="float" office:value="19" calcext:value-type="float">
            <text:p>19</text:p>
          </table:table-cell>
          <table:table-cell/>
          <table:table-cell table:formula="of:=[.A19]*0.04" office:value-type="float" office:value="8103.26606151413" calcext:value-type="float">
            <text:p>8103,26606151413</text:p>
          </table:table-cell>
          <table:table-cell table:number-columns-repeated="3"/>
          <table:table-cell table:formula="of:=[.I18] - (0.04*[.I18])" office:value-type="float" office:value="230.670020180816" calcext:value-type="float">
            <text:p>230,670020180816</text:p>
          </table:table-cell>
        </table:table-row>
        <table:table-row table:style-name="ro1">
          <table:table-cell table:formula="of:=[.A19]*0.04 + [.A19]" office:value-type="float" office:value="210684.917599367" calcext:value-type="float">
            <text:p>210684,917599367</text:p>
          </table:table-cell>
          <table:table-cell/>
          <table:table-cell table:formula="of:=[.C19] + 1" office:value-type="float" office:value="20" calcext:value-type="float">
            <text:p>20</text:p>
          </table:table-cell>
          <table:table-cell/>
          <table:table-cell table:formula="of:=[.A20]*0.04" office:value-type="float" office:value="8427.39670397469" calcext:value-type="float">
            <text:p>8427,39670397469</text:p>
          </table:table-cell>
          <table:table-cell table:number-columns-repeated="3"/>
          <table:table-cell table:formula="of:=[.I19] - (0.04*[.I19])" office:value-type="float" office:value="221.443219373583" calcext:value-type="float">
            <text:p>221,443219373583</text:p>
          </table:table-cell>
        </table:table-row>
        <table:table-row table:style-name="ro1">
          <table:table-cell table:formula="of:=[.A20]*0.04 + [.A20]" office:value-type="float" office:value="219112.314303342" calcext:value-type="float">
            <text:p>219112,314303342</text:p>
          </table:table-cell>
          <table:table-cell/>
          <table:table-cell table:style-name="ce1" table:formula="of:=[.C20] + 1" office:value-type="float" office:value="21" calcext:value-type="float">
            <text:p>21</text:p>
          </table:table-cell>
          <table:table-cell/>
          <table:table-cell table:formula="of:=[.A21]*0.04" office:value-type="float" office:value="8764.49257213368" calcext:value-type="float">
            <text:p>8764,49257213368</text:p>
          </table:table-cell>
          <table:table-cell table:number-columns-repeated="3"/>
          <table:table-cell table:formula="of:=[.I20] - (0.04*[.I20])" office:value-type="float" office:value="212.58549059864" calcext:value-type="float">
            <text:p>212,58549059864</text:p>
          </table:table-cell>
        </table:table-row>
        <table:table-row table:style-name="ro1">
          <table:table-cell table:formula="of:=[.A21]*0.04 + [.A21]" office:value-type="float" office:value="227876.806875476" calcext:value-type="float">
            <text:p>227876,806875476</text:p>
          </table:table-cell>
          <table:table-cell/>
          <table:table-cell table:formula="of:=[.C21] + 1" office:value-type="float" office:value="22" calcext:value-type="float">
            <text:p>22</text:p>
          </table:table-cell>
          <table:table-cell/>
          <table:table-cell table:formula="of:=[.A22]*0.04" office:value-type="float" office:value="9115.07227501903" calcext:value-type="float">
            <text:p>9115,07227501903</text:p>
          </table:table-cell>
          <table:table-cell table:number-columns-repeated="3"/>
          <table:table-cell table:formula="of:=[.I21] - (0.04*[.I21])" office:value-type="float" office:value="204.082070974694" calcext:value-type="float">
            <text:p>204,082070974694</text:p>
          </table:table-cell>
        </table:table-row>
        <table:table-row table:style-name="ro1">
          <table:table-cell table:formula="of:=[.A22]*0.04 + [.A22]" office:value-type="float" office:value="236991.879150495" calcext:value-type="float">
            <text:p>236991,879150495</text:p>
          </table:table-cell>
          <table:table-cell/>
          <table:table-cell table:style-name="ce1" table:formula="of:=[.C22] + 1" office:value-type="float" office:value="23" calcext:value-type="float">
            <text:p>23</text:p>
          </table:table-cell>
          <table:table-cell/>
          <table:table-cell table:formula="of:=[.A23]*0.04" office:value-type="float" office:value="9479.67516601979" calcext:value-type="float">
            <text:p>9479,67516601979</text:p>
          </table:table-cell>
          <table:table-cell table:number-columns-repeated="3"/>
          <table:table-cell table:formula="of:=[.I22] - (0.04*[.I22])" office:value-type="float" office:value="195.918788135707" calcext:value-type="float">
            <text:p>195,918788135707</text:p>
          </table:table-cell>
        </table:table-row>
        <table:table-row table:style-name="ro1">
          <table:table-cell table:formula="of:=[.A23]*0.04 + [.A23]" office:value-type="float" office:value="246471.554316514" calcext:value-type="float">
            <text:p>246471,554316514</text:p>
          </table:table-cell>
          <table:table-cell/>
          <table:table-cell table:formula="of:=[.C23] + 1" office:value-type="float" office:value="24" calcext:value-type="float">
            <text:p>24</text:p>
          </table:table-cell>
          <table:table-cell/>
          <table:table-cell table:formula="of:=[.A24]*0.04" office:value-type="float" office:value="9858.86217266058" calcext:value-type="float">
            <text:p>9858,86217266058</text:p>
          </table:table-cell>
          <table:table-cell table:number-columns-repeated="3"/>
          <table:table-cell table:formula="of:=[.I23] - (0.04*[.I23])" office:value-type="float" office:value="188.082036610278" calcext:value-type="float">
            <text:p>188,082036610278</text:p>
          </table:table-cell>
        </table:table-row>
        <table:table-row table:style-name="ro1">
          <table:table-cell table:formula="of:=[.A24]*0.04 + [.A24]" office:value-type="float" office:value="256330.416489175" calcext:value-type="float">
            <text:p>256330,416489175</text:p>
          </table:table-cell>
          <table:table-cell/>
          <table:table-cell table:style-name="ce1" table:formula="of:=[.C24] + 1" office:value-type="float" office:value="25" calcext:value-type="float">
            <text:p>25</text:p>
          </table:table-cell>
          <table:table-cell/>
          <table:table-cell table:formula="of:=[.A25]*0.04" office:value-type="float" office:value="10253.216659567" calcext:value-type="float">
            <text:p>10253,216659567</text:p>
          </table:table-cell>
          <table:table-cell table:number-columns-repeated="3"/>
          <table:table-cell table:formula="of:=[.I24] - (0.04*[.I24])" office:value-type="float" office:value="180.558755145867" calcext:value-type="float">
            <text:p>180,558755145867</text:p>
          </table:table-cell>
        </table:table-row>
        <table:table-row table:style-name="ro1">
          <table:table-cell table:formula="of:=[.A25]*0.04 + [.A25]" office:value-type="float" office:value="266583.633148742" calcext:value-type="float">
            <text:p>266583,633148742</text:p>
          </table:table-cell>
          <table:table-cell/>
          <table:table-cell table:formula="of:=[.C25] + 1" office:value-type="float" office:value="26" calcext:value-type="float">
            <text:p>26</text:p>
          </table:table-cell>
          <table:table-cell/>
          <table:table-cell table:formula="of:=[.A26]*0.04" office:value-type="float" office:value="10663.3453259497" calcext:value-type="float">
            <text:p>10663,3453259497</text:p>
          </table:table-cell>
          <table:table-cell table:number-columns-repeated="4"/>
        </table:table-row>
        <table:table-row table:style-name="ro1">
          <table:table-cell table:formula="of:=[.A26]*0.04 + [.A26]" office:value-type="float" office:value="277246.978474692" calcext:value-type="float">
            <text:p>277246,978474692</text:p>
          </table:table-cell>
          <table:table-cell/>
          <table:table-cell table:style-name="ce1" table:formula="of:=[.C26] + 1" office:value-type="float" office:value="27" calcext:value-type="float">
            <text:p>27</text:p>
          </table:table-cell>
          <table:table-cell/>
          <table:table-cell table:formula="of:=[.A27]*0.04" office:value-type="float" office:value="11089.8791389877" calcext:value-type="float">
            <text:p>11089,8791389877</text:p>
          </table:table-cell>
          <table:table-cell table:number-columns-repeated="4"/>
        </table:table-row>
        <table:table-row table:style-name="ro1">
          <table:table-cell table:formula="of:=[.A27]*0.04 + [.A27]" office:value-type="float" office:value="288336.857613679" calcext:value-type="float">
            <text:p>288336,857613679</text:p>
          </table:table-cell>
          <table:table-cell/>
          <table:table-cell table:formula="of:=[.C27] + 1" office:value-type="float" office:value="28" calcext:value-type="float">
            <text:p>28</text:p>
          </table:table-cell>
          <table:table-cell/>
          <table:table-cell table:formula="of:=[.A28]*0.04" office:value-type="float" office:value="11533.4743045472" calcext:value-type="float">
            <text:p>11533,4743045472</text:p>
          </table:table-cell>
          <table:table-cell table:number-columns-repeated="4"/>
        </table:table-row>
        <table:table-row table:style-name="ro1">
          <table:table-cell table:formula="of:=[.A28]*0.04 + [.A28]" office:value-type="float" office:value="299870.331918227" calcext:value-type="float">
            <text:p>299870,331918227</text:p>
          </table:table-cell>
          <table:table-cell/>
          <table:table-cell table:style-name="ce1" table:formula="of:=[.C28] + 1" office:value-type="float" office:value="29" calcext:value-type="float">
            <text:p>29</text:p>
          </table:table-cell>
          <table:table-cell/>
          <table:table-cell table:formula="of:=[.A29]*0.04" office:value-type="float" office:value="11994.8132767291" calcext:value-type="float">
            <text:p>11994,8132767291</text:p>
          </table:table-cell>
          <table:table-cell table:number-columns-repeated="4"/>
        </table:table-row>
        <table:table-row table:style-name="ro1">
          <table:table-cell table:formula="of:=[.A29]*0.04 + [.A29]" office:value-type="float" office:value="311865.145194956" calcext:value-type="float">
            <text:p>311865,145194956</text:p>
          </table:table-cell>
          <table:table-cell/>
          <table:table-cell table:formula="of:=[.C29] + 1" office:value-type="float" office:value="30" calcext:value-type="float">
            <text:p>30</text:p>
          </table:table-cell>
          <table:table-cell/>
          <table:table-cell table:formula="of:=[.A30]*0.04" office:value-type="float" office:value="12474.6058077982" calcext:value-type="float">
            <text:p>12474,6058077982</text:p>
          </table:table-cell>
          <table:table-cell table:number-columns-repeated="4"/>
        </table:table-row>
        <table:table-row table:style-name="ro1">
          <table:table-cell table:formula="of:=[.A30]*0.04 + [.A30]" office:value-type="float" office:value="324339.751002754" calcext:value-type="float">
            <text:p>324339,751002754</text:p>
          </table:table-cell>
          <table:table-cell/>
          <table:table-cell table:style-name="ce1" table:formula="of:=[.C30] + 1" office:value-type="float" office:value="31" calcext:value-type="float">
            <text:p>31</text:p>
          </table:table-cell>
          <table:table-cell/>
          <table:table-cell table:formula="of:=[.A31]*0.04" office:value-type="float" office:value="12973.5900401102" calcext:value-type="float">
            <text:p>12973,5900401102</text:p>
          </table:table-cell>
          <table:table-cell table:number-columns-repeated="4"/>
        </table:table-row>
        <table:table-row table:style-name="ro1">
          <table:table-cell table:formula="of:=[.A31]*0.04 + [.A31]" office:value-type="float" office:value="337313.341042864" calcext:value-type="float">
            <text:p>337313,341042864</text:p>
          </table:table-cell>
          <table:table-cell/>
          <table:table-cell table:formula="of:=[.C31] + 1" office:value-type="float" office:value="32" calcext:value-type="float">
            <text:p>32</text:p>
          </table:table-cell>
          <table:table-cell/>
          <table:table-cell table:formula="of:=[.A32]*0.04" office:value-type="float" office:value="13492.5336417146" calcext:value-type="float">
            <text:p>13492,5336417146</text:p>
          </table:table-cell>
          <table:table-cell table:number-columns-repeated="4"/>
        </table:table-row>
        <table:table-row table:style-name="ro1">
          <table:table-cell table:formula="of:=[.A32]*0.04 + [.A32]" office:value-type="float" office:value="350805.874684579" calcext:value-type="float">
            <text:p>350805,874684579</text:p>
          </table:table-cell>
          <table:table-cell/>
          <table:table-cell table:style-name="ce1" table:formula="of:=[.C32] + 1" office:value-type="float" office:value="33" calcext:value-type="float">
            <text:p>33</text:p>
          </table:table-cell>
          <table:table-cell/>
          <table:table-cell table:formula="of:=[.A33]*0.04" office:value-type="float" office:value="14032.2349873831" calcext:value-type="float">
            <text:p>14032,2349873831</text:p>
          </table:table-cell>
          <table:table-cell table:number-columns-repeated="4"/>
        </table:table-row>
        <table:table-row table:style-name="ro1">
          <table:table-cell table:formula="of:=[.A33]*0.04 + [.A33]" office:value-type="float" office:value="364838.109671962" calcext:value-type="float">
            <text:p>364838,109671962</text:p>
          </table:table-cell>
          <table:table-cell/>
          <table:table-cell table:formula="of:=[.C33] + 1" office:value-type="float" office:value="34" calcext:value-type="float">
            <text:p>34</text:p>
          </table:table-cell>
          <table:table-cell/>
          <table:table-cell table:formula="of:=[.A34]*0.04" office:value-type="float" office:value="14593.5243868785" calcext:value-type="float">
            <text:p>14593,5243868785</text:p>
          </table:table-cell>
          <table:table-cell table:number-columns-repeated="4"/>
        </table:table-row>
        <table:table-row table:style-name="ro1">
          <table:table-cell table:formula="of:=[.A34]*0.04 + [.A34]" office:value-type="float" office:value="379431.63405884" calcext:value-type="float">
            <text:p>379431,63405884</text:p>
          </table:table-cell>
          <table:table-cell/>
          <table:table-cell table:style-name="ce1" table:formula="of:=[.C34] + 1" office:value-type="float" office:value="35" calcext:value-type="float">
            <text:p>35</text:p>
          </table:table-cell>
          <table:table-cell/>
          <table:table-cell table:formula="of:=[.A35]*0.04" office:value-type="float" office:value="15177.2653623536" calcext:value-type="float">
            <text:p>15177,2653623536</text:p>
          </table:table-cell>
          <table:table-cell table:number-columns-repeated="4"/>
        </table:table-row>
        <table:table-row table:style-name="ro1">
          <table:table-cell table:formula="of:=[.A35]*0.04 + [.A35]" office:value-type="float" office:value="394608.899421194" calcext:value-type="float">
            <text:p>394608,899421194</text:p>
          </table:table-cell>
          <table:table-cell/>
          <table:table-cell table:formula="of:=[.C35] + 1" office:value-type="float" office:value="36" calcext:value-type="float">
            <text:p>36</text:p>
          </table:table-cell>
          <table:table-cell/>
          <table:table-cell table:formula="of:=[.A36]*0.04" office:value-type="float" office:value="15784.3559768478" calcext:value-type="float">
            <text:p>15784,3559768478</text:p>
          </table:table-cell>
          <table:table-cell table:number-columns-repeated="4"/>
        </table:table-row>
        <table:table-row table:style-name="ro1">
          <table:table-cell table:formula="of:=[.A36]*0.04 + [.A36]" office:value-type="float" office:value="410393.255398042" calcext:value-type="float">
            <text:p>410393,255398042</text:p>
          </table:table-cell>
          <table:table-cell/>
          <table:table-cell table:style-name="ce1" table:formula="of:=[.C36] + 1" office:value-type="float" office:value="37" calcext:value-type="float">
            <text:p>37</text:p>
          </table:table-cell>
          <table:table-cell/>
          <table:table-cell table:formula="of:=[.A37]*0.04" office:value-type="float" office:value="16415.7302159217" calcext:value-type="float">
            <text:p>16415,7302159217</text:p>
          </table:table-cell>
          <table:table-cell table:number-columns-repeated="4"/>
        </table:table-row>
        <table:table-row table:style-name="ro1">
          <table:table-cell table:formula="of:=[.A37]*0.04 + [.A37]" office:value-type="float" office:value="426808.985613963" calcext:value-type="float">
            <text:p>426808,985613963</text:p>
          </table:table-cell>
          <table:table-cell/>
          <table:table-cell table:formula="of:=[.C37] + 1" office:value-type="float" office:value="38" calcext:value-type="float">
            <text:p>38</text:p>
          </table:table-cell>
          <table:table-cell/>
          <table:table-cell table:formula="of:=[.A38]*0.04" office:value-type="float" office:value="17072.3594245585" calcext:value-type="float">
            <text:p>17072,3594245585</text:p>
          </table:table-cell>
          <table:table-cell table:number-columns-repeated="4"/>
        </table:table-row>
        <table:table-row table:style-name="ro1">
          <table:table-cell table:formula="of:=[.A38]*0.04 + [.A38]" office:value-type="float" office:value="443881.345038522" calcext:value-type="float">
            <text:p>443881,345038522</text:p>
          </table:table-cell>
          <table:table-cell/>
          <table:table-cell table:style-name="ce1" table:formula="of:=[.C38] + 1" office:value-type="float" office:value="39" calcext:value-type="float">
            <text:p>39</text:p>
          </table:table-cell>
          <table:table-cell/>
          <table:table-cell table:formula="of:=[.A39]*0.04" office:value-type="float" office:value="17755.2538015409" calcext:value-type="float">
            <text:p>17755,2538015409</text:p>
          </table:table-cell>
          <table:table-cell table:number-columns-repeated="4"/>
        </table:table-row>
        <table:table-row table:style-name="ro1">
          <table:table-cell table:formula="of:=[.A39]*0.04 + [.A39]" office:value-type="float" office:value="461636.598840063" calcext:value-type="float">
            <text:p>461636,598840063</text:p>
          </table:table-cell>
          <table:table-cell/>
          <table:table-cell table:formula="of:=[.C39] + 1" office:value-type="float" office:value="40" calcext:value-type="float">
            <text:p>40</text:p>
          </table:table-cell>
          <table:table-cell/>
          <table:table-cell table:formula="of:=[.A40]*0.04" office:value-type="float" office:value="18465.4639536025" calcext:value-type="float">
            <text:p>18465,4639536025</text:p>
          </table:table-cell>
          <table:table-cell table:number-columns-repeated="4"/>
        </table:table-row>
        <table:table-row table:style-name="ro1">
          <table:table-cell table:formula="of:=[.A40]*0.04 + [.A40]" office:value-type="float" office:value="480102.062793665" calcext:value-type="float">
            <text:p>480102,062793665</text:p>
          </table:table-cell>
          <table:table-cell/>
          <table:table-cell table:style-name="ce1" table:formula="of:=[.C40] + 1" office:value-type="float" office:value="41" calcext:value-type="float">
            <text:p>41</text:p>
          </table:table-cell>
          <table:table-cell/>
          <table:table-cell table:formula="of:=[.A41]*0.04" office:value-type="float" office:value="19204.0825117466" calcext:value-type="float">
            <text:p>19204,0825117466</text:p>
          </table:table-cell>
          <table:table-cell table:number-columns-repeated="4"/>
        </table:table-row>
        <table:table-row table:style-name="ro1">
          <table:table-cell table:formula="of:=[.A41]*0.04 + [.A41]" office:value-type="float" office:value="499306.145305412" calcext:value-type="float">
            <text:p>499306,145305412</text:p>
          </table:table-cell>
          <table:table-cell/>
          <table:table-cell table:formula="of:=[.C41] + 1" office:value-type="float" office:value="42" calcext:value-type="float">
            <text:p>42</text:p>
          </table:table-cell>
          <table:table-cell/>
          <table:table-cell table:formula="of:=[.A42]*0.04" office:value-type="float" office:value="19972.2458122165" calcext:value-type="float">
            <text:p>19972,2458122165</text:p>
          </table:table-cell>
          <table:table-cell table:number-columns-repeated="4"/>
        </table:table-row>
        <table:table-row table:style-name="ro1">
          <table:table-cell table:formula="of:=[.A42]*0.04 + [.A42]" office:value-type="float" office:value="519278.391117628" calcext:value-type="float">
            <text:p>519278,391117628</text:p>
          </table:table-cell>
          <table:table-cell/>
          <table:table-cell table:style-name="ce1" table:formula="of:=[.C42] + 1" office:value-type="float" office:value="43" calcext:value-type="float">
            <text:p>43</text:p>
          </table:table-cell>
          <table:table-cell/>
          <table:table-cell table:formula="of:=[.A43]*0.04" office:value-type="float" office:value="20771.1356447051" calcext:value-type="float">
            <text:p>20771,1356447051</text:p>
          </table:table-cell>
          <table:table-cell table:number-columns-repeated="4"/>
        </table:table-row>
        <table:table-row table:style-name="ro1">
          <table:table-cell table:formula="of:=[.A43]*0.04 + [.A43]" office:value-type="float" office:value="540049.526762333" calcext:value-type="float">
            <text:p>540049,526762333</text:p>
          </table:table-cell>
          <table:table-cell/>
          <table:table-cell table:formula="of:=[.C43] + 1" office:value-type="float" office:value="44" calcext:value-type="float">
            <text:p>44</text:p>
          </table:table-cell>
          <table:table-cell/>
          <table:table-cell table:formula="of:=[.A44]*0.04" office:value-type="float" office:value="21601.9810704933" calcext:value-type="float">
            <text:p>21601,9810704933</text:p>
          </table:table-cell>
          <table:table-cell table:number-columns-repeated="4"/>
        </table:table-row>
        <table:table-row table:style-name="ro1">
          <table:table-cell table:formula="of:=[.A44]*0.04 + [.A44]" office:value-type="float" office:value="561651.507832827" calcext:value-type="float">
            <text:p>561651,507832827</text:p>
          </table:table-cell>
          <table:table-cell/>
          <table:table-cell table:style-name="ce1" table:formula="of:=[.C44] + 1" office:value-type="float" office:value="45" calcext:value-type="float">
            <text:p>45</text:p>
          </table:table-cell>
          <table:table-cell/>
          <table:table-cell table:formula="of:=[.A45]*0.04" office:value-type="float" office:value="22466.0603133131" calcext:value-type="float">
            <text:p>22466,0603133131</text:p>
          </table:table-cell>
          <table:table-cell table:number-columns-repeated="4"/>
        </table:table-row>
        <table:table-row table:style-name="ro1">
          <table:table-cell table:formula="of:=[.A45]*0.04 + [.A45]" office:value-type="float" office:value="584117.56814614" calcext:value-type="float">
            <text:p>584117,56814614</text:p>
          </table:table-cell>
          <table:table-cell/>
          <table:table-cell table:formula="of:=[.C45] + 1" office:value-type="float" office:value="46" calcext:value-type="float">
            <text:p>46</text:p>
          </table:table-cell>
          <table:table-cell/>
          <table:table-cell table:formula="of:=[.A46]*0.04" office:value-type="float" office:value="23364.7027258456" calcext:value-type="float">
            <text:p>23364,7027258456</text:p>
          </table:table-cell>
          <table:table-cell table:number-columns-repeated="4"/>
        </table:table-row>
        <table:table-row table:style-name="ro1">
          <table:table-cell table:formula="of:=[.A46]*0.04 + [.A46]" office:value-type="float" office:value="607482.270871985" calcext:value-type="float">
            <text:p>607482,270871985</text:p>
          </table:table-cell>
          <table:table-cell/>
          <table:table-cell table:style-name="ce1" table:formula="of:=[.C46] + 1" office:value-type="float" office:value="47" calcext:value-type="float">
            <text:p>47</text:p>
          </table:table-cell>
          <table:table-cell/>
          <table:table-cell table:formula="of:=[.A47]*0.04" office:value-type="float" office:value="24299.2908348794" calcext:value-type="float">
            <text:p>24299,2908348794</text:p>
          </table:table-cell>
          <table:table-cell table:number-columns-repeated="4"/>
        </table:table-row>
        <table:table-row table:style-name="ro1">
          <table:table-cell table:formula="of:=[.A47]*0.04 + [.A47]" office:value-type="float" office:value="631781.561706865" calcext:value-type="float">
            <text:p>631781,561706865</text:p>
          </table:table-cell>
          <table:table-cell/>
          <table:table-cell table:formula="of:=[.C47] + 1" office:value-type="float" office:value="48" calcext:value-type="float">
            <text:p>48</text:p>
          </table:table-cell>
          <table:table-cell/>
          <table:table-cell table:formula="of:=[.A48]*0.04" office:value-type="float" office:value="25271.2624682746" calcext:value-type="float">
            <text:p>25271,2624682746</text:p>
          </table:table-cell>
          <table:table-cell table:number-columns-repeated="4"/>
        </table:table-row>
        <table:table-row table:style-name="ro1">
          <table:table-cell table:formula="of:=[.A48]*0.04 + [.A48]" office:value-type="float" office:value="657052.824175139" calcext:value-type="float">
            <text:p>657052,824175139</text:p>
          </table:table-cell>
          <table:table-cell/>
          <table:table-cell table:style-name="ce1" table:formula="of:=[.C48] + 1" office:value-type="float" office:value="49" calcext:value-type="float">
            <text:p>49</text:p>
          </table:table-cell>
          <table:table-cell/>
          <table:table-cell table:formula="of:=[.A49]*0.04" office:value-type="float" office:value="26282.1129670056" calcext:value-type="float">
            <text:p>26282,1129670056</text:p>
          </table:table-cell>
          <table:table-cell table:number-columns-repeated="4"/>
        </table:table-row>
        <table:table-row table:style-name="ro1">
          <table:table-cell table:formula="of:=[.A49]*0.04 + [.A49]" office:value-type="float" office:value="683334.937142145" calcext:value-type="float">
            <text:p>683334,937142145</text:p>
          </table:table-cell>
          <table:table-cell/>
          <table:table-cell table:formula="of:=[.C49] + 1" office:value-type="float" office:value="50" calcext:value-type="float">
            <text:p>50</text:p>
          </table:table-cell>
          <table:table-cell/>
          <table:table-cell table:formula="of:=[.A50]*0.04" office:value-type="float" office:value="27333.3974856858" calcext:value-type="float">
            <text:p>27333,3974856858</text:p>
          </table:table-cell>
          <table:table-cell table:number-columns-repeated="4"/>
        </table:table-row>
        <table:table-row table:style-name="ro1">
          <table:table-cell table:formula="of:=[.A50]*0.04 + [.A50]" office:value-type="float" office:value="710668.334627831" calcext:value-type="float">
            <text:p>710668,334627831</text:p>
          </table:table-cell>
          <table:table-cell/>
          <table:table-cell table:style-name="ce1" table:formula="of:=[.C50] + 1" office:value-type="float" office:value="51" calcext:value-type="float">
            <text:p>51</text:p>
          </table:table-cell>
          <table:table-cell/>
          <table:table-cell table:formula="of:=[.A51]*0.04" office:value-type="float" office:value="28426.7333851132" calcext:value-type="float">
            <text:p>28426,7333851132</text:p>
          </table:table-cell>
          <table:table-cell table:number-columns-repeated="4"/>
        </table:table-row>
        <table:table-row table:style-name="ro1">
          <table:table-cell table:formula="of:=[.A51]*0.04 + [.A51]" office:value-type="float" office:value="739095.068012944" calcext:value-type="float">
            <text:p>739095,068012944</text:p>
          </table:table-cell>
          <table:table-cell/>
          <table:table-cell table:formula="of:=[.C51] + 1" office:value-type="float" office:value="52" calcext:value-type="float">
            <text:p>52</text:p>
          </table:table-cell>
          <table:table-cell/>
          <table:table-cell table:formula="of:=[.A52]*0.04" office:value-type="float" office:value="29563.8027205177" calcext:value-type="float">
            <text:p>29563,8027205177</text:p>
          </table:table-cell>
          <table:table-cell table:number-columns-repeated="4"/>
        </table:table-row>
        <table:table-row table:style-name="ro1">
          <table:table-cell table:formula="of:=[.A52]*0.04 + [.A52]" office:value-type="float" office:value="768658.870733461" calcext:value-type="float">
            <text:p>768658,870733461</text:p>
          </table:table-cell>
          <table:table-cell/>
          <table:table-cell table:style-name="ce1" table:formula="of:=[.C52] + 1" office:value-type="float" office:value="53" calcext:value-type="float">
            <text:p>53</text:p>
          </table:table-cell>
          <table:table-cell/>
          <table:table-cell table:formula="of:=[.A53]*0.04" office:value-type="float" office:value="30746.3548293385" calcext:value-type="float">
            <text:p>30746,3548293385</text:p>
          </table:table-cell>
          <table:table-cell table:number-columns-repeated="4"/>
        </table:table-row>
        <table:table-row table:style-name="ro1">
          <table:table-cell table:formula="of:=[.A53]*0.04 + [.A53]" office:value-type="float" office:value="799405.2255628" calcext:value-type="float">
            <text:p>799405,2255628</text:p>
          </table:table-cell>
          <table:table-cell/>
          <table:table-cell table:formula="of:=[.C53] + 1" office:value-type="float" office:value="54" calcext:value-type="float">
            <text:p>54</text:p>
          </table:table-cell>
          <table:table-cell/>
          <table:table-cell table:formula="of:=[.A54]*0.04" office:value-type="float" office:value="31976.209022512" calcext:value-type="float">
            <text:p>31976,209022512</text:p>
          </table:table-cell>
          <table:table-cell table:number-columns-repeated="4"/>
        </table:table-row>
        <table:table-row table:style-name="ro1">
          <table:table-cell table:formula="of:=[.A54]*0.04 + [.A54]" office:value-type="float" office:value="831381.434585312" calcext:value-type="float">
            <text:p>831381,434585312</text:p>
          </table:table-cell>
          <table:table-cell/>
          <table:table-cell table:style-name="ce1" table:formula="of:=[.C54] + 1" office:value-type="float" office:value="55" calcext:value-type="float">
            <text:p>55</text:p>
          </table:table-cell>
          <table:table-cell/>
          <table:table-cell table:formula="of:=[.A55]*0.04" office:value-type="float" office:value="33255.2573834125" calcext:value-type="float">
            <text:p>33255,2573834125</text:p>
          </table:table-cell>
          <table:table-cell table:number-columns-repeated="4"/>
        </table:table-row>
        <table:table-row table:style-name="ro1">
          <table:table-cell table:formula="of:=[.A55]*0.04 + [.A55]" office:value-type="float" office:value="864636.691968724" calcext:value-type="float">
            <text:p>864636,691968724</text:p>
          </table:table-cell>
          <table:table-cell/>
          <table:table-cell table:formula="of:=[.C55] + 1" office:value-type="float" office:value="56" calcext:value-type="float">
            <text:p>56</text:p>
          </table:table-cell>
          <table:table-cell/>
          <table:table-cell table:formula="of:=[.A56]*0.04" office:value-type="float" office:value="34585.467678749" calcext:value-type="float">
            <text:p>34585,467678749</text:p>
          </table:table-cell>
          <table:table-cell table:number-columns-repeated="4"/>
        </table:table-row>
        <table:table-row table:style-name="ro1">
          <table:table-cell table:formula="of:=[.A56]*0.04 + [.A56]" office:value-type="float" office:value="899222.159647473" calcext:value-type="float">
            <text:p>899222,159647473</text:p>
          </table:table-cell>
          <table:table-cell/>
          <table:table-cell table:style-name="ce1" table:formula="of:=[.C56] + 1" office:value-type="float" office:value="57" calcext:value-type="float">
            <text:p>57</text:p>
          </table:table-cell>
          <table:table-cell/>
          <table:table-cell table:formula="of:=[.A57]*0.04" office:value-type="float" office:value="35968.8863858989" calcext:value-type="float">
            <text:p>35968,8863858989</text:p>
          </table:table-cell>
          <table:table-cell table:number-columns-repeated="4"/>
        </table:table-row>
        <table:table-row table:style-name="ro1">
          <table:table-cell table:formula="of:=[.A57]*0.04 + [.A57]" office:value-type="float" office:value="935191.046033372" calcext:value-type="float">
            <text:p>935191,046033372</text:p>
          </table:table-cell>
          <table:table-cell/>
          <table:table-cell table:formula="of:=[.C57] + 1" office:value-type="float" office:value="58" calcext:value-type="float">
            <text:p>58</text:p>
          </table:table-cell>
          <table:table-cell/>
          <table:table-cell table:formula="of:=[.A58]*0.04" office:value-type="float" office:value="37407.6418413349" calcext:value-type="float">
            <text:p>37407,6418413349</text:p>
          </table:table-cell>
          <table:table-cell table:number-columns-repeated="4"/>
        </table:table-row>
        <table:table-row table:style-name="ro1">
          <table:table-cell table:formula="of:=[.A58]*0.04 + [.A58]" office:value-type="float" office:value="972598.687874707" calcext:value-type="float">
            <text:p>972598,687874707</text:p>
          </table:table-cell>
          <table:table-cell/>
          <table:table-cell table:style-name="ce1" table:formula="of:=[.C58] + 1" office:value-type="float" office:value="59" calcext:value-type="float">
            <text:p>59</text:p>
          </table:table-cell>
          <table:table-cell/>
          <table:table-cell table:formula="of:=[.A59]*0.04" office:value-type="float" office:value="38903.9475149883" calcext:value-type="float">
            <text:p>38903,9475149883</text:p>
          </table:table-cell>
          <table:table-cell table:number-columns-repeated="4"/>
        </table:table-row>
        <table:table-row table:style-name="ro1">
          <table:table-cell table:formula="of:=[.A59]*0.04 + [.A59]" office:value-type="float" office:value="1011502.6353897" calcext:value-type="float">
            <text:p>1011502,6353897</text:p>
          </table:table-cell>
          <table:table-cell/>
          <table:table-cell table:formula="of:=[.C59] + 1" office:value-type="float" office:value="60" calcext:value-type="float">
            <text:p>60</text:p>
          </table:table-cell>
          <table:table-cell/>
          <table:table-cell table:formula="of:=[.A60]*0.04" office:value-type="float" office:value="40460.1054155878" calcext:value-type="float">
            <text:p>40460,1054155878</text:p>
          </table:table-cell>
          <table:table-cell table:number-columns-repeated="4"/>
        </table:table-row>
        <table:table-row table:style-name="ro1">
          <table:table-cell table:formula="of:=[.A60]*0.04 + [.A60]" office:value-type="float" office:value="1051962.74080528" calcext:value-type="float">
            <text:p>1051962,74080528</text:p>
          </table:table-cell>
          <table:table-cell/>
          <table:table-cell table:style-name="ce1" table:formula="of:=[.C60] + 1" office:value-type="float" office:value="61" calcext:value-type="float">
            <text:p>61</text:p>
          </table:table-cell>
          <table:table-cell/>
          <table:table-cell table:formula="of:=[.A61]*0.04" office:value-type="float" office:value="42078.5096322113" calcext:value-type="float">
            <text:p>42078,5096322113</text:p>
          </table:table-cell>
          <table:table-cell table:number-columns-repeated="4"/>
        </table:table-row>
        <table:table-row table:style-name="ro1">
          <table:table-cell table:formula="of:=[.A61]*0.04 + [.A61]" office:value-type="float" office:value="1094041.25043749" calcext:value-type="float">
            <text:p>1094041,25043749</text:p>
          </table:table-cell>
          <table:table-cell/>
          <table:table-cell table:formula="of:=[.C61] + 1" office:value-type="float" office:value="62" calcext:value-type="float">
            <text:p>62</text:p>
          </table:table-cell>
          <table:table-cell/>
          <table:table-cell table:formula="of:=[.A62]*0.04" office:value-type="float" office:value="43761.6500174998" calcext:value-type="float">
            <text:p>43761,6500174998</text:p>
          </table:table-cell>
          <table:table-cell table:number-columns-repeated="4"/>
        </table:table-row>
        <table:table-row table:style-name="ro1">
          <table:table-cell table:formula="of:=[.A62]*0.04 + [.A62]" office:value-type="float" office:value="1137802.90045499" calcext:value-type="float">
            <text:p>1137802,90045499</text:p>
          </table:table-cell>
          <table:table-cell/>
          <table:table-cell table:style-name="ce1" table:formula="of:=[.C62] + 1" office:value-type="float" office:value="63" calcext:value-type="float">
            <text:p>63</text:p>
          </table:table-cell>
          <table:table-cell/>
          <table:table-cell table:formula="of:=[.A63]*0.04" office:value-type="float" office:value="45512.1160181998" calcext:value-type="float">
            <text:p>45512,1160181998</text:p>
          </table:table-cell>
          <table:table-cell table:number-columns-repeated="4"/>
        </table:table-row>
        <table:table-row table:style-name="ro1">
          <table:table-cell table:formula="of:=[.A63]*0.04 + [.A63]" office:value-type="float" office:value="1183315.01647319" calcext:value-type="float">
            <text:p>1183315,01647319</text:p>
          </table:table-cell>
          <table:table-cell/>
          <table:table-cell table:formula="of:=[.C63] + 1" office:value-type="float" office:value="64" calcext:value-type="float">
            <text:p>64</text:p>
          </table:table-cell>
          <table:table-cell/>
          <table:table-cell table:formula="of:=[.A64]*0.04" office:value-type="float" office:value="47332.6006589278" calcext:value-type="float">
            <text:p>47332,6006589278</text:p>
          </table:table-cell>
          <table:table-cell table:number-columns-repeated="4"/>
        </table:table-row>
        <table:table-row table:style-name="ro1">
          <table:table-cell table:formula="of:=[.A64]*0.04 + [.A64]" office:value-type="float" office:value="1230647.61713212" calcext:value-type="float">
            <text:p>1230647,61713212</text:p>
          </table:table-cell>
          <table:table-cell/>
          <table:table-cell table:style-name="ce1" table:formula="of:=[.C64] + 1" office:value-type="float" office:value="65" calcext:value-type="float">
            <text:p>65</text:p>
          </table:table-cell>
          <table:table-cell/>
          <table:table-cell table:formula="of:=[.A65]*0.04" office:value-type="float" office:value="49225.9046852849" calcext:value-type="float">
            <text:p>49225,9046852849</text:p>
          </table:table-cell>
          <table:table-cell table:number-columns-repeated="4"/>
        </table:table-row>
        <table:table-row table:style-name="ro1">
          <table:table-cell table:formula="of:=[.A65]*0.04 + [.A65]" office:value-type="float" office:value="1279873.52181741" calcext:value-type="float">
            <text:p>1279873,52181741</text:p>
          </table:table-cell>
          <table:table-cell/>
          <table:table-cell table:formula="of:=[.C65] + 1" office:value-type="float" office:value="66" calcext:value-type="float">
            <text:p>66</text:p>
          </table:table-cell>
          <table:table-cell/>
          <table:table-cell table:formula="of:=[.A66]*0.04" office:value-type="float" office:value="51194.9408726963" calcext:value-type="float">
            <text:p>51194,9408726963</text:p>
          </table:table-cell>
          <table:table-cell table:number-columns-repeated="4"/>
        </table:table-row>
        <table:table-row table:style-name="ro1">
          <table:table-cell table:formula="of:=[.A66]*0.04 + [.A66]" office:value-type="float" office:value="1331068.4626901" calcext:value-type="float">
            <text:p>1331068,4626901</text:p>
          </table:table-cell>
          <table:table-cell/>
          <table:table-cell table:style-name="ce1" table:formula="of:=[.C66] + 1" office:value-type="float" office:value="67" calcext:value-type="float">
            <text:p>67</text:p>
          </table:table-cell>
          <table:table-cell/>
          <table:table-cell table:formula="of:=[.A67]*0.04" office:value-type="float" office:value="53242.7385076041" calcext:value-type="float">
            <text:p>53242,7385076041</text:p>
          </table:table-cell>
          <table:table-cell table:number-columns-repeated="4"/>
        </table:table-row>
        <table:table-row table:style-name="ro1">
          <table:table-cell table:formula="of:=[.A67]*0.04 + [.A67]" office:value-type="float" office:value="1384311.20119771" calcext:value-type="float">
            <text:p>1384311,20119771</text:p>
          </table:table-cell>
          <table:table-cell/>
          <table:table-cell table:formula="of:=[.C67] + 1" office:value-type="float" office:value="68" calcext:value-type="float">
            <text:p>68</text:p>
          </table:table-cell>
          <table:table-cell/>
          <table:table-cell table:formula="of:=[.A68]*0.04" office:value-type="float" office:value="55372.4480479083" calcext:value-type="float">
            <text:p>55372,4480479083</text:p>
          </table:table-cell>
          <table:table-cell table:number-columns-repeated="4"/>
        </table:table-row>
        <table:table-row table:style-name="ro1">
          <table:table-cell table:formula="of:=[.A68]*0.04 + [.A68]" office:value-type="float" office:value="1439683.64924562" calcext:value-type="float">
            <text:p>1439683,64924562</text:p>
          </table:table-cell>
          <table:table-cell/>
          <table:table-cell table:style-name="ce1" table:formula="of:=[.C68] + 1" office:value-type="float" office:value="69" calcext:value-type="float">
            <text:p>69</text:p>
          </table:table-cell>
          <table:table-cell/>
          <table:table-cell table:formula="of:=[.A69]*0.04" office:value-type="float" office:value="57587.3459698246" calcext:value-type="float">
            <text:p>57587,3459698246</text:p>
          </table:table-cell>
          <table:table-cell table:number-columns-repeated="4"/>
        </table:table-row>
        <table:table-row table:style-name="ro1">
          <table:table-cell table:formula="of:=[.A69]*0.04 + [.A69]" office:value-type="float" office:value="1497270.99521544" calcext:value-type="float">
            <text:p>1497270,99521544</text:p>
          </table:table-cell>
          <table:table-cell/>
          <table:table-cell table:formula="of:=[.C69] + 1" office:value-type="float" office:value="70" calcext:value-type="float">
            <text:p>70</text:p>
          </table:table-cell>
          <table:table-cell/>
          <table:table-cell table:formula="of:=[.A70]*0.04" office:value-type="float" office:value="59890.8398086176" calcext:value-type="float">
            <text:p>59890,8398086176</text:p>
          </table:table-cell>
          <table:table-cell table:number-columns-repeated="4"/>
        </table:table-row>
        <table:table-row table:style-name="ro1">
          <table:table-cell table:formula="of:=[.A70]*0.04 + [.A70]" office:value-type="float" office:value="1557161.83502406" calcext:value-type="float">
            <text:p>1557161,83502406</text:p>
          </table:table-cell>
          <table:table-cell/>
          <table:table-cell table:style-name="ce1" table:formula="of:=[.C70] + 1" office:value-type="float" office:value="71" calcext:value-type="float">
            <text:p>71</text:p>
          </table:table-cell>
          <table:table-cell/>
          <table:table-cell table:formula="of:=[.A71]*0.04" office:value-type="float" office:value="62286.4734009623" calcext:value-type="float">
            <text:p>62286,4734009623</text:p>
          </table:table-cell>
          <table:table-cell table:number-columns-repeated="4"/>
        </table:table-row>
        <table:table-row table:style-name="ro1">
          <table:table-cell table:formula="of:=[.A71]*0.04 + [.A71]" office:value-type="float" office:value="1619448.30842502" calcext:value-type="float">
            <text:p>1619448,30842502</text:p>
          </table:table-cell>
          <table:table-cell/>
          <table:table-cell table:formula="of:=[.C71] + 1" office:value-type="float" office:value="72" calcext:value-type="float">
            <text:p>72</text:p>
          </table:table-cell>
          <table:table-cell/>
          <table:table-cell table:formula="of:=[.A72]*0.04" office:value-type="float" office:value="64777.9323370008" calcext:value-type="float">
            <text:p>64777,9323370008</text:p>
          </table:table-cell>
          <table:table-cell table:number-columns-repeated="4"/>
        </table:table-row>
        <table:table-row table:style-name="ro1">
          <table:table-cell table:formula="of:=[.A72]*0.04 + [.A72]" office:value-type="float" office:value="1684226.24076202" calcext:value-type="float">
            <text:p>1684226,24076202</text:p>
          </table:table-cell>
          <table:table-cell/>
          <table:table-cell table:style-name="ce1" table:formula="of:=[.C72] + 1" office:value-type="float" office:value="73" calcext:value-type="float">
            <text:p>73</text:p>
          </table:table-cell>
          <table:table-cell/>
          <table:table-cell table:formula="of:=[.A73]*0.04" office:value-type="float" office:value="67369.0496304808" calcext:value-type="float">
            <text:p>67369,0496304808</text:p>
          </table:table-cell>
          <table:table-cell table:number-columns-repeated="4"/>
        </table:table-row>
        <table:table-row table:style-name="ro1">
          <table:table-cell table:formula="of:=[.A73]*0.04 + [.A73]" office:value-type="float" office:value="1751595.2903925" calcext:value-type="float">
            <text:p>1751595,2903925</text:p>
          </table:table-cell>
          <table:table-cell/>
          <table:table-cell table:formula="of:=[.C73] + 1" office:value-type="float" office:value="74" calcext:value-type="float">
            <text:p>74</text:p>
          </table:table-cell>
          <table:table-cell/>
          <table:table-cell table:formula="of:=[.A74]*0.04" office:value-type="float" office:value="70063.8116157001" calcext:value-type="float">
            <text:p>70063,8116157001</text:p>
          </table:table-cell>
          <table:table-cell table:number-columns-repeated="4"/>
        </table:table-row>
        <table:table-row table:style-name="ro1">
          <table:table-cell table:formula="of:=[.A74]*0.04 + [.A74]" office:value-type="float" office:value="1821659.1020082" calcext:value-type="float">
            <text:p>1821659,1020082</text:p>
          </table:table-cell>
          <table:table-cell/>
          <table:table-cell table:style-name="ce1" table:formula="of:=[.C74] + 1" office:value-type="float" office:value="75" calcext:value-type="float">
            <text:p>75</text:p>
          </table:table-cell>
          <table:table-cell/>
          <table:table-cell table:formula="of:=[.A75]*0.04" office:value-type="float" office:value="72866.3640803281" calcext:value-type="float">
            <text:p>72866,3640803281</text:p>
          </table:table-cell>
          <table:table-cell table:number-columns-repeated="4"/>
        </table:table-row>
        <table:table-row table:style-name="ro1">
          <table:table-cell table:formula="of:=[.A75]*0.04 + [.A75]" office:value-type="float" office:value="1894525.46608853" calcext:value-type="float">
            <text:p>1894525,46608853</text:p>
          </table:table-cell>
          <table:table-cell/>
          <table:table-cell table:formula="of:=[.C75] + 1" office:value-type="float" office:value="76" calcext:value-type="float">
            <text:p>76</text:p>
          </table:table-cell>
          <table:table-cell/>
          <table:table-cell table:formula="of:=[.A76]*0.04" office:value-type="float" office:value="75781.0186435412" calcext:value-type="float">
            <text:p>75781,0186435412</text:p>
          </table:table-cell>
          <table:table-cell table:number-columns-repeated="4"/>
        </table:table-row>
        <table:table-row table:style-name="ro1">
          <table:table-cell table:formula="of:=[.A76]*0.04 + [.A76]" office:value-type="float" office:value="1970306.48473207" calcext:value-type="float">
            <text:p>1970306,48473207</text:p>
          </table:table-cell>
          <table:table-cell/>
          <table:table-cell table:style-name="ce1" table:formula="of:=[.C76] + 1" office:value-type="float" office:value="77" calcext:value-type="float">
            <text:p>77</text:p>
          </table:table-cell>
          <table:table-cell/>
          <table:table-cell table:formula="of:=[.A77]*0.04" office:value-type="float" office:value="78812.2593892828" calcext:value-type="float">
            <text:p>78812,2593892828</text:p>
          </table:table-cell>
          <table:table-cell table:number-columns-repeated="4"/>
        </table:table-row>
        <table:table-row table:style-name="ro1">
          <table:table-cell table:formula="of:=[.A77]*0.04 + [.A77]" office:value-type="float" office:value="2049118.74412135" calcext:value-type="float">
            <text:p>2049118,74412135</text:p>
          </table:table-cell>
          <table:table-cell/>
          <table:table-cell table:formula="of:=[.C77] + 1" office:value-type="float" office:value="78" calcext:value-type="float">
            <text:p>78</text:p>
          </table:table-cell>
          <table:table-cell/>
          <table:table-cell table:formula="of:=[.A78]*0.04" office:value-type="float" office:value="81964.7497648542" calcext:value-type="float">
            <text:p>81964,7497648542</text:p>
          </table:table-cell>
          <table:table-cell table:number-columns-repeated="4"/>
        </table:table-row>
        <table:table-row table:style-name="ro1">
          <table:table-cell table:formula="of:=[.A78]*0.04 + [.A78]" office:value-type="float" office:value="2131083.49388621" calcext:value-type="float">
            <text:p>2131083,49388621</text:p>
          </table:table-cell>
          <table:table-cell/>
          <table:table-cell table:style-name="ce1" table:formula="of:=[.C78] + 1" office:value-type="float" office:value="79" calcext:value-type="float">
            <text:p>79</text:p>
          </table:table-cell>
          <table:table-cell/>
          <table:table-cell table:formula="of:=[.A79]*0.04" office:value-type="float" office:value="85243.3397554483" calcext:value-type="float">
            <text:p>85243,3397554483</text:p>
          </table:table-cell>
          <table:table-cell table:number-columns-repeated="4"/>
        </table:table-row>
        <table:table-row table:style-name="ro1">
          <table:table-cell table:formula="of:=[.A79]*0.04 + [.A79]" office:value-type="float" office:value="2216326.83364166" calcext:value-type="float">
            <text:p>2216326,83364166</text:p>
          </table:table-cell>
          <table:table-cell/>
          <table:table-cell table:formula="of:=[.C79] + 1" office:value-type="float" office:value="80" calcext:value-type="float">
            <text:p>80</text:p>
          </table:table-cell>
          <table:table-cell/>
          <table:table-cell table:formula="of:=[.A80]*0.04" office:value-type="float" office:value="88653.0733456663" calcext:value-type="float">
            <text:p>88653,0733456663</text:p>
          </table:table-cell>
          <table:table-cell table:number-columns-repeated="4"/>
        </table:table-row>
        <table:table-row table:style-name="ro1">
          <table:table-cell table:formula="of:=[.A80]*0.04 + [.A80]" office:value-type="float" office:value="2304979.90698732" calcext:value-type="float">
            <text:p>2304979,90698732</text:p>
          </table:table-cell>
          <table:table-cell/>
          <table:table-cell table:style-name="ce1" table:formula="of:=[.C80] + 1" office:value-type="float" office:value="81" calcext:value-type="float">
            <text:p>81</text:p>
          </table:table-cell>
          <table:table-cell/>
          <table:table-cell table:formula="of:=[.A81]*0.04" office:value-type="float" office:value="92199.1962794929" calcext:value-type="float">
            <text:p>92199,1962794929</text:p>
          </table:table-cell>
          <table:table-cell table:number-columns-repeated="4"/>
        </table:table-row>
        <table:table-row table:style-name="ro1">
          <table:table-cell table:formula="of:=[.A81]*0.04 + [.A81]" office:value-type="float" office:value="2397179.10326682" calcext:value-type="float">
            <text:p>2397179,10326682</text:p>
          </table:table-cell>
          <table:table-cell/>
          <table:table-cell table:formula="of:=[.C81] + 1" office:value-type="float" office:value="82" calcext:value-type="float">
            <text:p>82</text:p>
          </table:table-cell>
          <table:table-cell/>
          <table:table-cell table:formula="of:=[.A82]*0.04" office:value-type="float" office:value="95887.1641306726" calcext:value-type="float">
            <text:p>95887,1641306726</text:p>
          </table:table-cell>
          <table:table-cell table:number-columns-repeated="4"/>
        </table:table-row>
        <table:table-row table:style-name="ro1">
          <table:table-cell table:formula="of:=[.A82]*0.04 + [.A82]" office:value-type="float" office:value="2493066.26739749" calcext:value-type="float">
            <text:p>2493066,26739749</text:p>
          </table:table-cell>
          <table:table-cell/>
          <table:table-cell table:style-name="ce1" table:formula="of:=[.C82] + 1" office:value-type="float" office:value="83" calcext:value-type="float">
            <text:p>83</text:p>
          </table:table-cell>
          <table:table-cell/>
          <table:table-cell table:formula="of:=[.A83]*0.04" office:value-type="float" office:value="99722.6506958996" calcext:value-type="float">
            <text:p>99722,6506958996</text:p>
          </table:table-cell>
          <table:table-cell table:number-columns-repeated="4"/>
        </table:table-row>
        <table:table-row table:style-name="ro1">
          <table:table-cell table:formula="of:=[.A83]*0.04 + [.A83]" office:value-type="float" office:value="2592788.91809339" calcext:value-type="float">
            <text:p>2592788,91809339</text:p>
          </table:table-cell>
          <table:table-cell/>
          <table:table-cell table:formula="of:=[.C83] + 1" office:value-type="float" office:value="84" calcext:value-type="float">
            <text:p>84</text:p>
          </table:table-cell>
          <table:table-cell/>
          <table:table-cell table:formula="of:=[.A84]*0.04" office:value-type="float" office:value="103711.556723736" calcext:value-type="float">
            <text:p>103711,556723736</text:p>
          </table:table-cell>
          <table:table-cell table:number-columns-repeated="4"/>
        </table:table-row>
        <table:table-row table:style-name="ro1">
          <table:table-cell table:formula="of:=[.A84]*0.04 + [.A84]" office:value-type="float" office:value="2696500.47481712" calcext:value-type="float">
            <text:p>2696500,47481712</text:p>
          </table:table-cell>
          <table:table-cell/>
          <table:table-cell table:style-name="ce1" table:formula="of:=[.C84] + 1" office:value-type="float" office:value="85" calcext:value-type="float">
            <text:p>85</text:p>
          </table:table-cell>
          <table:table-cell/>
          <table:table-cell table:formula="of:=[.A85]*0.04" office:value-type="float" office:value="107860.018992685" calcext:value-type="float">
            <text:p>107860,018992685</text:p>
          </table:table-cell>
          <table:table-cell table:number-columns-repeated="4"/>
        </table:table-row>
        <table:table-row table:style-name="ro1">
          <table:table-cell table:formula="of:=[.A85]*0.04 + [.A85]" office:value-type="float" office:value="2804360.49380981" calcext:value-type="float">
            <text:p>2804360,49380981</text:p>
          </table:table-cell>
          <table:table-cell/>
          <table:table-cell table:formula="of:=[.C85] + 1" office:value-type="float" office:value="86" calcext:value-type="float">
            <text:p>86</text:p>
          </table:table-cell>
          <table:table-cell/>
          <table:table-cell table:formula="of:=[.A86]*0.04" office:value-type="float" office:value="112174.419752392" calcext:value-type="float">
            <text:p>112174,419752392</text:p>
          </table:table-cell>
          <table:table-cell table:number-columns-repeated="4"/>
        </table:table-row>
        <table:table-row table:style-name="ro1">
          <table:table-cell table:formula="of:=[.A86]*0.04 + [.A86]" office:value-type="float" office:value="2916534.9135622" calcext:value-type="float">
            <text:p>2916534,9135622</text:p>
          </table:table-cell>
          <table:table-cell/>
          <table:table-cell table:style-name="ce1" table:formula="of:=[.C86] + 1" office:value-type="float" office:value="87" calcext:value-type="float">
            <text:p>87</text:p>
          </table:table-cell>
          <table:table-cell/>
          <table:table-cell table:formula="of:=[.A87]*0.04" office:value-type="float" office:value="116661.396542488" calcext:value-type="float">
            <text:p>116661,396542488</text:p>
          </table:table-cell>
          <table:table-cell table:number-columns-repeated="4"/>
        </table:table-row>
        <table:table-row table:style-name="ro1">
          <table:table-cell table:formula="of:=[.A87]*0.04 + [.A87]" office:value-type="float" office:value="3033196.31010469" calcext:value-type="float">
            <text:p>3033196,31010469</text:p>
          </table:table-cell>
          <table:table-cell/>
          <table:table-cell table:formula="of:=[.C87] + 1" office:value-type="float" office:value="88" calcext:value-type="float">
            <text:p>88</text:p>
          </table:table-cell>
          <table:table-cell/>
          <table:table-cell table:formula="of:=[.A88]*0.04" office:value-type="float" office:value="121327.852404188" calcext:value-type="float">
            <text:p>121327,852404188</text:p>
          </table:table-cell>
          <table:table-cell table:number-columns-repeated="4"/>
        </table:table-row>
        <table:table-row table:style-name="ro1">
          <table:table-cell table:formula="of:=[.A88]*0.04 + [.A88]" office:value-type="float" office:value="3154524.16250888" calcext:value-type="float">
            <text:p>3154524,16250888</text:p>
          </table:table-cell>
          <table:table-cell/>
          <table:table-cell table:style-name="ce1" table:formula="of:=[.C88] + 1" office:value-type="float" office:value="89" calcext:value-type="float">
            <text:p>89</text:p>
          </table:table-cell>
          <table:table-cell/>
          <table:table-cell table:formula="of:=[.A89]*0.04" office:value-type="float" office:value="126180.966500355" calcext:value-type="float">
            <text:p>126180,966500355</text:p>
          </table:table-cell>
          <table:table-cell table:number-columns-repeated="4"/>
        </table:table-row>
        <table:table-row table:style-name="ro1">
          <table:table-cell table:formula="of:=[.A89]*0.04 + [.A89]" office:value-type="float" office:value="3280705.12900923" calcext:value-type="float">
            <text:p>3280705,12900923</text:p>
          </table:table-cell>
          <table:table-cell/>
          <table:table-cell table:formula="of:=[.C89] + 1" office:value-type="float" office:value="90" calcext:value-type="float">
            <text:p>90</text:p>
          </table:table-cell>
          <table:table-cell/>
          <table:table-cell table:formula="of:=[.A90]*0.04" office:value-type="float" office:value="131228.205160369" calcext:value-type="float">
            <text:p>131228,205160369</text:p>
          </table:table-cell>
          <table:table-cell table:number-columns-repeated="4"/>
        </table:table-row>
        <table:table-row table:style-name="ro1">
          <table:table-cell table:formula="of:=[.A90]*0.04 + [.A90]" office:value-type="float" office:value="3411933.3341696" calcext:value-type="float">
            <text:p>3411933,3341696</text:p>
          </table:table-cell>
          <table:table-cell/>
          <table:table-cell table:style-name="ce1" table:formula="of:=[.C90] + 1" office:value-type="float" office:value="91" calcext:value-type="float">
            <text:p>91</text:p>
          </table:table-cell>
          <table:table-cell/>
          <table:table-cell table:formula="of:=[.A91]*0.04" office:value-type="float" office:value="136477.333366784" calcext:value-type="float">
            <text:p>136477,333366784</text:p>
          </table:table-cell>
          <table:table-cell table:number-columns-repeated="4"/>
        </table:table-row>
        <table:table-row table:style-name="ro1">
          <table:table-cell table:formula="of:=[.A91]*0.04 + [.A91]" office:value-type="float" office:value="3548410.66753638" calcext:value-type="float">
            <text:p>3548410,66753638</text:p>
          </table:table-cell>
          <table:table-cell/>
          <table:table-cell table:formula="of:=[.C91] + 1" office:value-type="float" office:value="92" calcext:value-type="float">
            <text:p>92</text:p>
          </table:table-cell>
          <table:table-cell/>
          <table:table-cell table:formula="of:=[.A92]*0.04" office:value-type="float" office:value="141936.426701455" calcext:value-type="float">
            <text:p>141936,426701455</text:p>
          </table:table-cell>
          <table:table-cell table:number-columns-repeated="4"/>
        </table:table-row>
        <table:table-row table:style-name="ro1">
          <table:table-cell table:formula="of:=[.A92]*0.04 + [.A92]" office:value-type="float" office:value="3690347.09423784" calcext:value-type="float">
            <text:p>3690347,09423784</text:p>
          </table:table-cell>
          <table:table-cell/>
          <table:table-cell table:style-name="ce1" table:formula="of:=[.C92] + 1" office:value-type="float" office:value="93" calcext:value-type="float">
            <text:p>93</text:p>
          </table:table-cell>
          <table:table-cell/>
          <table:table-cell table:formula="of:=[.A93]*0.04" office:value-type="float" office:value="147613.883769514" calcext:value-type="float">
            <text:p>147613,883769514</text:p>
          </table:table-cell>
          <table:table-cell table:number-columns-repeated="4"/>
        </table:table-row>
        <table:table-row table:style-name="ro1">
          <table:table-cell table:formula="of:=[.A93]*0.04 + [.A93]" office:value-type="float" office:value="3837960.97800735" calcext:value-type="float">
            <text:p>3837960,97800735</text:p>
          </table:table-cell>
          <table:table-cell/>
          <table:table-cell table:formula="of:=[.C93] + 1" office:value-type="float" office:value="94" calcext:value-type="float">
            <text:p>94</text:p>
          </table:table-cell>
          <table:table-cell/>
          <table:table-cell table:formula="of:=[.A94]*0.04" office:value-type="float" office:value="153518.439120294" calcext:value-type="float">
            <text:p>153518,439120294</text:p>
          </table:table-cell>
          <table:table-cell table:number-columns-repeated="4"/>
        </table:table-row>
        <table:table-row table:style-name="ro1">
          <table:table-cell table:formula="of:=[.A94]*0.04 + [.A94]" office:value-type="float" office:value="3991479.41712765" calcext:value-type="float">
            <text:p>3991479,41712765</text:p>
          </table:table-cell>
          <table:table-cell/>
          <table:table-cell table:style-name="ce1" table:formula="of:=[.C94] + 1" office:value-type="float" office:value="95" calcext:value-type="float">
            <text:p>95</text:p>
          </table:table-cell>
          <table:table-cell/>
          <table:table-cell table:formula="of:=[.A95]*0.04" office:value-type="float" office:value="159659.176685106" calcext:value-type="float">
            <text:p>159659,176685106</text:p>
          </table:table-cell>
          <table:table-cell table:number-columns-repeated="4"/>
        </table:table-row>
        <table:table-row table:style-name="ro1">
          <table:table-cell table:formula="of:=[.A95]*0.04 + [.A95]" office:value-type="float" office:value="4151138.59381275" calcext:value-type="float">
            <text:p>4151138,59381275</text:p>
          </table:table-cell>
          <table:table-cell/>
          <table:table-cell table:formula="of:=[.C95] + 1" office:value-type="float" office:value="96" calcext:value-type="float">
            <text:p>96</text:p>
          </table:table-cell>
          <table:table-cell/>
          <table:table-cell table:formula="of:=[.A96]*0.04" office:value-type="float" office:value="166045.54375251" calcext:value-type="float">
            <text:p>166045,54375251</text:p>
          </table:table-cell>
          <table:table-cell table:number-columns-repeated="4"/>
        </table:table-row>
        <table:table-row table:style-name="ro1">
          <table:table-cell table:formula="of:=[.A96]*0.04 + [.A96]" office:value-type="float" office:value="4317184.13756526" calcext:value-type="float">
            <text:p>4317184,13756526</text:p>
          </table:table-cell>
          <table:table-cell/>
          <table:table-cell table:style-name="ce1" table:formula="of:=[.C96] + 1" office:value-type="float" office:value="97" calcext:value-type="float">
            <text:p>97</text:p>
          </table:table-cell>
          <table:table-cell/>
          <table:table-cell table:formula="of:=[.A97]*0.04" office:value-type="float" office:value="172687.365502611" calcext:value-type="float">
            <text:p>172687,365502611</text:p>
          </table:table-cell>
          <table:table-cell table:number-columns-repeated="4"/>
        </table:table-row>
        <table:table-row table:style-name="ro1">
          <table:table-cell table:formula="of:=[.A97]*0.04 + [.A97]" office:value-type="float" office:value="4489871.50306787" calcext:value-type="float">
            <text:p>4489871,50306787</text:p>
          </table:table-cell>
          <table:table-cell/>
          <table:table-cell table:formula="of:=[.C97] + 1" office:value-type="float" office:value="98" calcext:value-type="float">
            <text:p>98</text:p>
          </table:table-cell>
          <table:table-cell/>
          <table:table-cell table:formula="of:=[.A98]*0.04" office:value-type="float" office:value="179594.860122715" calcext:value-type="float">
            <text:p>179594,860122715</text:p>
          </table:table-cell>
          <table:table-cell table:number-columns-repeated="4"/>
        </table:table-row>
        <table:table-row table:style-name="ro1">
          <table:table-cell table:formula="of:=[.A98]*0.04 + [.A98]" office:value-type="float" office:value="4669466.36319059" calcext:value-type="float">
            <text:p>4669466,36319059</text:p>
          </table:table-cell>
          <table:table-cell/>
          <table:table-cell table:style-name="ce1" table:formula="of:=[.C98] + 1" office:value-type="float" office:value="99" calcext:value-type="float">
            <text:p>99</text:p>
          </table:table-cell>
          <table:table-cell/>
          <table:table-cell table:formula="of:=[.A99]*0.04" office:value-type="float" office:value="186778.654527624" calcext:value-type="float">
            <text:p>186778,654527624</text:p>
          </table:table-cell>
          <table:table-cell table:number-columns-repeated="4"/>
        </table:table-row>
        <table:table-row table:style-name="ro1">
          <table:table-cell table:formula="of:=[.A99]*0.04 + [.A99]" office:value-type="float" office:value="4856245.01771821" calcext:value-type="float">
            <text:p>4856245,01771821</text:p>
          </table:table-cell>
          <table:table-cell/>
          <table:table-cell table:formula="of:=[.C99] + 1" office:value-type="float" office:value="100" calcext:value-type="float">
            <text:p>100</text:p>
          </table:table-cell>
          <table:table-cell/>
          <table:table-cell table:formula="of:=[.A100]*0.04" office:value-type="float" office:value="194249.800708729" calcext:value-type="float">
            <text:p>194249,800708729</text:p>
          </table:table-cell>
          <table:table-cell table:number-columns-repeated="4"/>
        </table:table-row>
        <table:table-row table:style-name="ro1">
          <table:table-cell table:formula="of:=[.A100]*0.04 + [.A100]" office:value-type="float" office:value="5050494.81842694" calcext:value-type="float">
            <text:p>5050494,81842694</text:p>
          </table:table-cell>
          <table:table-cell/>
          <table:table-cell table:style-name="ce1" table:formula="of:=[.C100] + 1" office:value-type="float" office:value="101" calcext:value-type="float">
            <text:p>101</text:p>
          </table:table-cell>
          <table:table-cell/>
          <table:table-cell table:formula="of:=[.A101]*0.04" office:value-type="float" office:value="202019.792737078" calcext:value-type="float">
            <text:p>202019,792737078</text:p>
          </table:table-cell>
          <table:table-cell table:number-columns-repeated="4"/>
        </table:table-row>
        <table:table-row table:style-name="ro1">
          <table:table-cell table:formula="of:=[.A101]*0.04 + [.A101]" office:value-type="float" office:value="5252514.61116402" calcext:value-type="float">
            <text:p>5252514,61116402</text:p>
          </table:table-cell>
          <table:table-cell/>
          <table:table-cell table:formula="of:=[.C101] + 1" office:value-type="float" office:value="102" calcext:value-type="float">
            <text:p>102</text:p>
          </table:table-cell>
          <table:table-cell/>
          <table:table-cell table:formula="of:=[.A102]*0.04" office:value-type="float" office:value="210100.584446561" calcext:value-type="float">
            <text:p>210100,584446561</text:p>
          </table:table-cell>
          <table:table-cell table:number-columns-repeated="4"/>
        </table:table-row>
        <table:table-row table:style-name="ro1">
          <table:table-cell table:formula="of:=[.A102]*0.04 + [.A102]" office:value-type="float" office:value="5462615.19561058" calcext:value-type="float">
            <text:p>5462615,19561058</text:p>
          </table:table-cell>
          <table:table-cell/>
          <table:table-cell table:style-name="ce1" table:formula="of:=[.C102] + 1" office:value-type="float" office:value="103" calcext:value-type="float">
            <text:p>103</text:p>
          </table:table-cell>
          <table:table-cell/>
          <table:table-cell table:formula="of:=[.A103]*0.04" office:value-type="float" office:value="218504.607824423" calcext:value-type="float">
            <text:p>218504,607824423</text:p>
          </table:table-cell>
          <table:table-cell table:number-columns-repeated="4"/>
        </table:table-row>
        <table:table-row table:style-name="ro1">
          <table:table-cell table:formula="of:=[.A103]*0.04 + [.A103]" office:value-type="float" office:value="5681119.803435" calcext:value-type="float">
            <text:p>5681119,803435</text:p>
          </table:table-cell>
          <table:table-cell/>
          <table:table-cell table:formula="of:=[.C103] + 1" office:value-type="float" office:value="104" calcext:value-type="float">
            <text:p>104</text:p>
          </table:table-cell>
          <table:table-cell/>
          <table:table-cell table:formula="of:=[.A104]*0.04" office:value-type="float" office:value="227244.7921374" calcext:value-type="float">
            <text:p>227244,7921374</text:p>
          </table:table-cell>
          <table:table-cell table:number-columns-repeated="4"/>
        </table:table-row>
        <table:table-row table:style-name="ro1">
          <table:table-cell table:formula="of:=[.A104]*0.04 + [.A104]" office:value-type="float" office:value="5908364.5955724" calcext:value-type="float">
            <text:p>5908364,5955724</text:p>
          </table:table-cell>
          <table:table-cell/>
          <table:table-cell table:style-name="ce1" table:formula="of:=[.C104] + 1" office:value-type="float" office:value="105" calcext:value-type="float">
            <text:p>105</text:p>
          </table:table-cell>
          <table:table-cell/>
          <table:table-cell table:formula="of:=[.A105]*0.04" office:value-type="float" office:value="236334.583822896" calcext:value-type="float">
            <text:p>236334,583822896</text:p>
          </table:table-cell>
          <table:table-cell table:number-columns-repeated="4"/>
        </table:table-row>
        <table:table-row table:style-name="ro1">
          <table:table-cell table:formula="of:=[.A105]*0.04 + [.A105]" office:value-type="float" office:value="6144699.1793953" calcext:value-type="float">
            <text:p>6144699,1793953</text:p>
          </table:table-cell>
          <table:table-cell/>
          <table:table-cell table:formula="of:=[.C105] + 1" office:value-type="float" office:value="106" calcext:value-type="float">
            <text:p>106</text:p>
          </table:table-cell>
          <table:table-cell/>
          <table:table-cell table:formula="of:=[.A106]*0.04" office:value-type="float" office:value="245787.967175812" calcext:value-type="float">
            <text:p>245787,967175812</text:p>
          </table:table-cell>
          <table:table-cell table:number-columns-repeated="4"/>
        </table:table-row>
        <table:table-row table:style-name="ro1">
          <table:table-cell table:formula="of:=[.A106]*0.04 + [.A106]" office:value-type="float" office:value="6390487.14657111" calcext:value-type="float">
            <text:p>6390487,14657111</text:p>
          </table:table-cell>
          <table:table-cell/>
          <table:table-cell table:style-name="ce1" table:formula="of:=[.C106] + 1" office:value-type="float" office:value="107" calcext:value-type="float">
            <text:p>107</text:p>
          </table:table-cell>
          <table:table-cell/>
          <table:table-cell table:formula="of:=[.A107]*0.04" office:value-type="float" office:value="255619.485862844" calcext:value-type="float">
            <text:p>255619,485862844</text:p>
          </table:table-cell>
          <table:table-cell table:number-columns-repeated="4"/>
        </table:table-row>
        <table:table-row table:style-name="ro1">
          <table:table-cell table:formula="of:=[.A107]*0.04 + [.A107]" office:value-type="float" office:value="6646106.63243396" calcext:value-type="float">
            <text:p>6646106,63243396</text:p>
          </table:table-cell>
          <table:table-cell/>
          <table:table-cell table:formula="of:=[.C107] + 1" office:value-type="float" office:value="108" calcext:value-type="float">
            <text:p>108</text:p>
          </table:table-cell>
          <table:table-cell/>
          <table:table-cell table:formula="of:=[.A108]*0.04" office:value-type="float" office:value="265844.265297358" calcext:value-type="float">
            <text:p>265844,265297358</text:p>
          </table:table-cell>
          <table:table-cell table:number-columns-repeated="4"/>
        </table:table-row>
        <table:table-row table:style-name="ro1">
          <table:table-cell table:formula="of:=[.A108]*0.04 + [.A108]" office:value-type="float" office:value="6911950.89773131" calcext:value-type="float">
            <text:p>6911950,89773131</text:p>
          </table:table-cell>
          <table:table-cell/>
          <table:table-cell table:style-name="ce1" table:formula="of:=[.C108] + 1" office:value-type="float" office:value="109" calcext:value-type="float">
            <text:p>109</text:p>
          </table:table-cell>
          <table:table-cell/>
          <table:table-cell table:formula="of:=[.A109]*0.04" office:value-type="float" office:value="276478.035909253" calcext:value-type="float">
            <text:p>276478,035909253</text:p>
          </table:table-cell>
          <table:table-cell table:number-columns-repeated="4"/>
        </table:table-row>
        <table:table-row table:style-name="ro1">
          <table:table-cell table:formula="of:=[.A109]*0.04 + [.A109]" office:value-type="float" office:value="7188428.93364057" calcext:value-type="float">
            <text:p>7188428,93364057</text:p>
          </table:table-cell>
          <table:table-cell/>
          <table:table-cell table:formula="of:=[.C109] + 1" office:value-type="float" office:value="110" calcext:value-type="float">
            <text:p>110</text:p>
          </table:table-cell>
          <table:table-cell/>
          <table:table-cell table:formula="of:=[.A110]*0.04" office:value-type="float" office:value="287537.157345623" calcext:value-type="float">
            <text:p>287537,157345623</text:p>
          </table:table-cell>
          <table:table-cell table:number-columns-repeated="4"/>
        </table:table-row>
        <table:table-row table:style-name="ro1">
          <table:table-cell table:formula="of:=[.A110]*0.04 + [.A110]" office:value-type="float" office:value="7475966.09098619" calcext:value-type="float">
            <text:p>7475966,09098619</text:p>
          </table:table-cell>
          <table:table-cell/>
          <table:table-cell table:style-name="ce1" table:formula="of:=[.C110] + 1" office:value-type="float" office:value="111" calcext:value-type="float">
            <text:p>111</text:p>
          </table:table-cell>
          <table:table-cell/>
          <table:table-cell table:formula="of:=[.A111]*0.04" office:value-type="float" office:value="299038.643639448" calcext:value-type="float">
            <text:p>299038,643639448</text:p>
          </table:table-cell>
          <table:table-cell table:number-columns-repeated="4"/>
        </table:table-row>
        <table:table-row table:style-name="ro1">
          <table:table-cell table:formula="of:=[.A111]*0.04 + [.A111]" office:value-type="float" office:value="7775004.73462564" calcext:value-type="float">
            <text:p>7775004,73462564</text:p>
          </table:table-cell>
          <table:table-cell/>
          <table:table-cell table:formula="of:=[.C111] + 1" office:value-type="float" office:value="112" calcext:value-type="float">
            <text:p>112</text:p>
          </table:table-cell>
          <table:table-cell/>
          <table:table-cell table:formula="of:=[.A112]*0.04" office:value-type="float" office:value="311000.189385025" calcext:value-type="float">
            <text:p>311000,189385025</text:p>
          </table:table-cell>
          <table:table-cell table:number-columns-repeated="4"/>
        </table:table-row>
        <table:table-row table:style-name="ro1">
          <table:table-cell table:formula="of:=[.A112]*0.04 + [.A112]" office:value-type="float" office:value="8086004.92401066" calcext:value-type="float">
            <text:p>8086004,92401066</text:p>
          </table:table-cell>
          <table:table-cell/>
          <table:table-cell table:style-name="ce1" table:formula="of:=[.C112] + 1" office:value-type="float" office:value="113" calcext:value-type="float">
            <text:p>113</text:p>
          </table:table-cell>
          <table:table-cell/>
          <table:table-cell table:formula="of:=[.A113]*0.04" office:value-type="float" office:value="323440.196960426" calcext:value-type="float">
            <text:p>323440,196960426</text:p>
          </table:table-cell>
          <table:table-cell table:number-columns-repeated="4"/>
        </table:table-row>
        <table:table-row table:style-name="ro1">
          <table:table-cell table:formula="of:=[.A113]*0.04 + [.A113]" office:value-type="float" office:value="8409445.12097109" calcext:value-type="float">
            <text:p>8409445,12097109</text:p>
          </table:table-cell>
          <table:table-cell/>
          <table:table-cell table:formula="of:=[.C113] + 1" office:value-type="float" office:value="114" calcext:value-type="float">
            <text:p>114</text:p>
          </table:table-cell>
          <table:table-cell/>
          <table:table-cell table:formula="of:=[.A114]*0.04" office:value-type="float" office:value="336377.804838844" calcext:value-type="float">
            <text:p>336377,804838844</text:p>
          </table:table-cell>
          <table:table-cell table:number-columns-repeated="4"/>
        </table:table-row>
        <table:table-row table:style-name="ro1">
          <table:table-cell table:formula="of:=[.A114]*0.04 + [.A114]" office:value-type="float" office:value="8745822.92580993" calcext:value-type="float">
            <text:p>8745822,92580993</text:p>
          </table:table-cell>
          <table:table-cell/>
          <table:table-cell table:style-name="ce1" table:formula="of:=[.C114] + 1" office:value-type="float" office:value="115" calcext:value-type="float">
            <text:p>115</text:p>
          </table:table-cell>
          <table:table-cell/>
          <table:table-cell table:formula="of:=[.A115]*0.04" office:value-type="float" office:value="349832.917032397" calcext:value-type="float">
            <text:p>349832,917032397</text:p>
          </table:table-cell>
          <table:table-cell table:number-columns-repeated="4"/>
        </table:table-row>
        <table:table-row table:style-name="ro1">
          <table:table-cell table:formula="of:=[.A115]*0.04 + [.A115]" office:value-type="float" office:value="9095655.84284233" calcext:value-type="float">
            <text:p>9095655,84284233</text:p>
          </table:table-cell>
          <table:table-cell/>
          <table:table-cell table:formula="of:=[.C115] + 1" office:value-type="float" office:value="116" calcext:value-type="float">
            <text:p>116</text:p>
          </table:table-cell>
          <table:table-cell/>
          <table:table-cell table:formula="of:=[.A116]*0.04" office:value-type="float" office:value="363826.233713693" calcext:value-type="float">
            <text:p>363826,233713693</text:p>
          </table:table-cell>
          <table:table-cell table:number-columns-repeated="4"/>
        </table:table-row>
        <table:table-row table:style-name="ro1">
          <table:table-cell table:formula="of:=[.A116]*0.04 + [.A116]" office:value-type="float" office:value="9459482.07655602" calcext:value-type="float">
            <text:p>9459482,07655602</text:p>
          </table:table-cell>
          <table:table-cell/>
          <table:table-cell table:style-name="ce1" table:formula="of:=[.C116] + 1" office:value-type="float" office:value="117" calcext:value-type="float">
            <text:p>117</text:p>
          </table:table-cell>
          <table:table-cell/>
          <table:table-cell table:formula="of:=[.A117]*0.04" office:value-type="float" office:value="378379.283062241" calcext:value-type="float">
            <text:p>378379,283062241</text:p>
          </table:table-cell>
          <table:table-cell table:number-columns-repeated="4"/>
        </table:table-row>
        <table:table-row table:style-name="ro1">
          <table:table-cell table:formula="of:=[.A117]*0.04 + [.A117]" office:value-type="float" office:value="9837861.35961826" calcext:value-type="float">
            <text:p>9837861,35961826</text:p>
          </table:table-cell>
          <table:table-cell/>
          <table:table-cell table:formula="of:=[.C117] + 1" office:value-type="float" office:value="118" calcext:value-type="float">
            <text:p>118</text:p>
          </table:table-cell>
          <table:table-cell/>
          <table:table-cell table:formula="of:=[.A118]*0.04" office:value-type="float" office:value="393514.45438473" calcext:value-type="float">
            <text:p>393514,45438473</text:p>
          </table:table-cell>
          <table:table-cell table:number-columns-repeated="4"/>
        </table:table-row>
        <table:table-row table:style-name="ro1">
          <table:table-cell table:formula="of:=[.A118]*0.04 + [.A118]" office:value-type="float" office:value="10231375.814003" calcext:value-type="float">
            <text:p>10231375,814003</text:p>
          </table:table-cell>
          <table:table-cell/>
          <table:table-cell table:style-name="ce1" table:formula="of:=[.C118] + 1" office:value-type="float" office:value="119" calcext:value-type="float">
            <text:p>119</text:p>
          </table:table-cell>
          <table:table-cell/>
          <table:table-cell table:formula="of:=[.A119]*0.04" office:value-type="float" office:value="409255.03256012" calcext:value-type="float">
            <text:p>409255,03256012</text:p>
          </table:table-cell>
          <table:table-cell table:number-columns-repeated="4"/>
        </table:table-row>
        <table:table-row table:style-name="ro1">
          <table:table-cell table:formula="of:=[.A119]*0.04 + [.A119]" office:value-type="float" office:value="10640630.8465631" calcext:value-type="float">
            <text:p>10640630,8465631</text:p>
          </table:table-cell>
          <table:table-cell/>
          <table:table-cell table:formula="of:=[.C119] + 1" office:value-type="float" office:value="120" calcext:value-type="float">
            <text:p>120</text:p>
          </table:table-cell>
          <table:table-cell/>
          <table:table-cell table:formula="of:=[.A120]*0.04" office:value-type="float" office:value="425625.233862525" calcext:value-type="float">
            <text:p>425625,233862525</text:p>
          </table:table-cell>
          <table:table-cell table:number-columns-repeated="4"/>
        </table:table-row>
        <table:table-row table:style-name="ro1">
          <table:table-cell table:formula="of:=[.A120]*0.04 + [.A120]" office:value-type="float" office:value="11066256.0804256" calcext:value-type="float">
            <text:p>11066256,0804256</text:p>
          </table:table-cell>
          <table:table-cell/>
          <table:table-cell table:style-name="ce1" table:formula="of:=[.C120] + 1" office:value-type="float" office:value="121" calcext:value-type="float">
            <text:p>121</text:p>
          </table:table-cell>
          <table:table-cell/>
          <table:table-cell table:formula="of:=[.A121]*0.04" office:value-type="float" office:value="442650.243217025" calcext:value-type="float">
            <text:p>442650,243217025</text:p>
          </table:table-cell>
          <table:table-cell table:number-columns-repeated="4"/>
        </table:table-row>
        <table:table-row table:style-name="ro1">
          <table:table-cell table:formula="of:=[.A121]*0.04 + [.A121]" office:value-type="float" office:value="11508906.3236427" calcext:value-type="float">
            <text:p>11508906,3236427</text:p>
          </table:table-cell>
          <table:table-cell/>
          <table:table-cell table:formula="of:=[.C121] + 1" office:value-type="float" office:value="122" calcext:value-type="float">
            <text:p>122</text:p>
          </table:table-cell>
          <table:table-cell/>
          <table:table-cell table:formula="of:=[.A122]*0.04" office:value-type="float" office:value="460356.252945707" calcext:value-type="float">
            <text:p>460356,252945707</text:p>
          </table:table-cell>
          <table:table-cell table:number-columns-repeated="4"/>
        </table:table-row>
        <table:table-row table:style-name="ro1">
          <table:table-cell table:formula="of:=[.A122]*0.04 + [.A122]" office:value-type="float" office:value="11969262.5765884" calcext:value-type="float">
            <text:p>11969262,5765884</text:p>
          </table:table-cell>
          <table:table-cell/>
          <table:table-cell table:style-name="ce1" table:formula="of:=[.C122] + 1" office:value-type="float" office:value="123" calcext:value-type="float">
            <text:p>123</text:p>
          </table:table-cell>
          <table:table-cell/>
          <table:table-cell table:formula="of:=[.A123]*0.04" office:value-type="float" office:value="478770.503063535" calcext:value-type="float">
            <text:p>478770,503063535</text:p>
          </table:table-cell>
          <table:table-cell table:number-columns-repeated="4"/>
        </table:table-row>
        <table:table-row table:style-name="ro1">
          <table:table-cell table:formula="of:=[.A123]*0.04 + [.A123]" office:value-type="float" office:value="12448033.0796519" calcext:value-type="float">
            <text:p>12448033,0796519</text:p>
          </table:table-cell>
          <table:table-cell/>
          <table:table-cell table:formula="of:=[.C123] + 1" office:value-type="float" office:value="124" calcext:value-type="float">
            <text:p>124</text:p>
          </table:table-cell>
          <table:table-cell/>
          <table:table-cell table:formula="of:=[.A124]*0.04" office:value-type="float" office:value="497921.323186076" calcext:value-type="float">
            <text:p>497921,323186076</text:p>
          </table:table-cell>
          <table:table-cell table:number-columns-repeated="4"/>
        </table:table-row>
        <table:table-row table:style-name="ro1">
          <table:table-cell table:formula="of:=[.A124]*0.04 + [.A124]" office:value-type="float" office:value="12945954.402838" calcext:value-type="float">
            <text:p>12945954,402838</text:p>
          </table:table-cell>
          <table:table-cell/>
          <table:table-cell table:style-name="ce1" table:formula="of:=[.C124] + 1" office:value-type="float" office:value="125" calcext:value-type="float">
            <text:p>125</text:p>
          </table:table-cell>
          <table:table-cell/>
          <table:table-cell table:formula="of:=[.A125]*0.04" office:value-type="float" office:value="517838.176113519" calcext:value-type="float">
            <text:p>517838,176113519</text:p>
          </table:table-cell>
          <table:table-cell table:number-columns-repeated="4"/>
        </table:table-row>
        <table:table-row table:style-name="ro1">
          <table:table-cell table:formula="of:=[.A125]*0.04 + [.A125]" office:value-type="float" office:value="13463792.5789515" calcext:value-type="float">
            <text:p>13463792,5789515</text:p>
          </table:table-cell>
          <table:table-cell/>
          <table:table-cell table:formula="of:=[.C125] + 1" office:value-type="float" office:value="126" calcext:value-type="float">
            <text:p>126</text:p>
          </table:table-cell>
          <table:table-cell/>
          <table:table-cell table:formula="of:=[.A126]*0.04" office:value-type="float" office:value="538551.70315806" calcext:value-type="float">
            <text:p>538551,70315806</text:p>
          </table:table-cell>
          <table:table-cell table:number-columns-repeated="4"/>
        </table:table-row>
        <table:table-row table:style-name="ro1">
          <table:table-cell table:formula="of:=[.A126]*0.04 + [.A126]" office:value-type="float" office:value="14002344.2821096" calcext:value-type="float">
            <text:p>14002344,2821096</text:p>
          </table:table-cell>
          <table:table-cell/>
          <table:table-cell table:style-name="ce1" table:formula="of:=[.C126] + 1" office:value-type="float" office:value="127" calcext:value-type="float">
            <text:p>127</text:p>
          </table:table-cell>
          <table:table-cell/>
          <table:table-cell table:formula="of:=[.A127]*0.04" office:value-type="float" office:value="560093.771284382" calcext:value-type="float">
            <text:p>560093,771284382</text:p>
          </table:table-cell>
          <table:table-cell table:number-columns-repeated="4"/>
        </table:table-row>
        <table:table-row table:style-name="ro1">
          <table:table-cell table:formula="of:=[.A127]*0.04 + [.A127]" office:value-type="float" office:value="14562438.0533939" calcext:value-type="float">
            <text:p>14562438,0533939</text:p>
          </table:table-cell>
          <table:table-cell/>
          <table:table-cell table:formula="of:=[.C127] + 1" office:value-type="float" office:value="128" calcext:value-type="float">
            <text:p>128</text:p>
          </table:table-cell>
          <table:table-cell/>
          <table:table-cell table:formula="of:=[.A128]*0.04" office:value-type="float" office:value="582497.522135758" calcext:value-type="float">
            <text:p>582497,522135758</text:p>
          </table:table-cell>
          <table:table-cell table:number-columns-repeated="4"/>
        </table:table-row>
        <table:table-row table:style-name="ro1">
          <table:table-cell table:formula="of:=[.A128]*0.04 + [.A128]" office:value-type="float" office:value="15144935.5755297" calcext:value-type="float">
            <text:p>15144935,5755297</text:p>
          </table:table-cell>
          <table:table-cell/>
          <table:table-cell table:style-name="ce1" table:formula="of:=[.C128] + 1" office:value-type="float" office:value="129" calcext:value-type="float">
            <text:p>129</text:p>
          </table:table-cell>
          <table:table-cell/>
          <table:table-cell table:formula="of:=[.A129]*0.04" office:value-type="float" office:value="605797.423021188" calcext:value-type="float">
            <text:p>605797,423021188</text:p>
          </table:table-cell>
          <table:table-cell table:number-columns-repeated="4"/>
        </table:table-row>
        <table:table-row table:style-name="ro1">
          <table:table-cell table:formula="of:=[.A129]*0.04 + [.A129]" office:value-type="float" office:value="15750732.9985509" calcext:value-type="float">
            <text:p>15750732,9985509</text:p>
          </table:table-cell>
          <table:table-cell/>
          <table:table-cell table:formula="of:=[.C129] + 1" office:value-type="float" office:value="130" calcext:value-type="float">
            <text:p>130</text:p>
          </table:table-cell>
          <table:table-cell/>
          <table:table-cell table:formula="of:=[.A130]*0.04" office:value-type="float" office:value="630029.319942036" calcext:value-type="float">
            <text:p>630029,319942036</text:p>
          </table:table-cell>
          <table:table-cell table:number-columns-repeated="4"/>
        </table:table-row>
        <table:table-row table:style-name="ro1">
          <table:table-cell table:formula="of:=[.A130]*0.04 + [.A130]" office:value-type="float" office:value="16380762.3184929" calcext:value-type="float">
            <text:p>16380762,3184929</text:p>
          </table:table-cell>
          <table:table-cell/>
          <table:table-cell table:style-name="ce1" table:formula="of:=[.C130] + 1" office:value-type="float" office:value="131" calcext:value-type="float">
            <text:p>131</text:p>
          </table:table-cell>
          <table:table-cell/>
          <table:table-cell table:formula="of:=[.A131]*0.04" office:value-type="float" office:value="655230.492739717" calcext:value-type="float">
            <text:p>655230,492739717</text:p>
          </table:table-cell>
          <table:table-cell table:number-columns-repeated="4"/>
        </table:table-row>
        <table:table-row table:style-name="ro1">
          <table:table-cell table:formula="of:=[.A131]*0.04 + [.A131]" office:value-type="float" office:value="17035992.8112326" calcext:value-type="float">
            <text:p>17035992,8112326</text:p>
          </table:table-cell>
          <table:table-cell/>
          <table:table-cell table:formula="of:=[.C131] + 1" office:value-type="float" office:value="132" calcext:value-type="float">
            <text:p>132</text:p>
          </table:table-cell>
          <table:table-cell/>
          <table:table-cell table:formula="of:=[.A132]*0.04" office:value-type="float" office:value="681439.712449306" calcext:value-type="float">
            <text:p>681439,712449306</text:p>
          </table:table-cell>
          <table:table-cell table:number-columns-repeated="4"/>
        </table:table-row>
        <table:table-row table:style-name="ro1">
          <table:table-cell table:formula="of:=[.A132]*0.04 + [.A132]" office:value-type="float" office:value="17717432.5236819" calcext:value-type="float">
            <text:p>17717432,5236819</text:p>
          </table:table-cell>
          <table:table-cell/>
          <table:table-cell table:style-name="ce1" table:formula="of:=[.C132] + 1" office:value-type="float" office:value="133" calcext:value-type="float">
            <text:p>133</text:p>
          </table:table-cell>
          <table:table-cell/>
          <table:table-cell table:formula="of:=[.A133]*0.04" office:value-type="float" office:value="708697.300947278" calcext:value-type="float">
            <text:p>708697,300947278</text:p>
          </table:table-cell>
          <table:table-cell table:number-columns-repeated="4"/>
        </table:table-row>
        <table:table-row table:style-name="ro1">
          <table:table-cell table:formula="of:=[.A133]*0.04 + [.A133]" office:value-type="float" office:value="18426129.8246292" calcext:value-type="float">
            <text:p>18426129,8246292</text:p>
          </table:table-cell>
          <table:table-cell/>
          <table:table-cell table:formula="of:=[.C133] + 1" office:value-type="float" office:value="134" calcext:value-type="float">
            <text:p>134</text:p>
          </table:table-cell>
          <table:table-cell/>
          <table:table-cell table:formula="of:=[.A134]*0.04" office:value-type="float" office:value="737045.192985169" calcext:value-type="float">
            <text:p>737045,192985169</text:p>
          </table:table-cell>
          <table:table-cell table:number-columns-repeated="4"/>
        </table:table-row>
        <table:table-row table:style-name="ro1">
          <table:table-cell table:formula="of:=[.A134]*0.04 + [.A134]" office:value-type="float" office:value="19163175.0176144" calcext:value-type="float">
            <text:p>19163175,0176144</text:p>
          </table:table-cell>
          <table:table-cell/>
          <table:table-cell table:style-name="ce1" table:formula="of:=[.C134] + 1" office:value-type="float" office:value="135" calcext:value-type="float">
            <text:p>135</text:p>
          </table:table-cell>
          <table:table-cell/>
          <table:table-cell table:formula="of:=[.A135]*0.04" office:value-type="float" office:value="766527.000704576" calcext:value-type="float">
            <text:p>766527,000704576</text:p>
          </table:table-cell>
          <table:table-cell table:number-columns-repeated="4"/>
        </table:table-row>
        <table:table-row table:style-name="ro1">
          <table:table-cell table:formula="of:=[.A135]*0.04 + [.A135]" office:value-type="float" office:value="19929702.018319" calcext:value-type="float">
            <text:p>19929702,018319</text:p>
          </table:table-cell>
          <table:table-cell/>
          <table:table-cell table:formula="of:=[.C135] + 1" office:value-type="float" office:value="136" calcext:value-type="float">
            <text:p>136</text:p>
          </table:table-cell>
          <table:table-cell/>
          <table:table-cell table:formula="of:=[.A136]*0.04" office:value-type="float" office:value="797188.080732759" calcext:value-type="float">
            <text:p>797188,080732759</text:p>
          </table:table-cell>
          <table:table-cell table:number-columns-repeated="4"/>
        </table:table-row>
        <table:table-row table:style-name="ro1">
          <table:table-cell table:formula="of:=[.A136]*0.04 + [.A136]" office:value-type="float" office:value="20726890.0990517" calcext:value-type="float">
            <text:p>20726890,0990517</text:p>
          </table:table-cell>
          <table:table-cell/>
          <table:table-cell table:style-name="ce1" table:formula="of:=[.C136] + 1" office:value-type="float" office:value="137" calcext:value-type="float">
            <text:p>137</text:p>
          </table:table-cell>
          <table:table-cell/>
          <table:table-cell table:formula="of:=[.A137]*0.04" office:value-type="float" office:value="829075.603962069" calcext:value-type="float">
            <text:p>829075,603962069</text:p>
          </table:table-cell>
          <table:table-cell table:number-columns-repeated="4"/>
        </table:table-row>
        <table:table-row table:style-name="ro1">
          <table:table-cell table:formula="of:=[.A137]*0.04 + [.A137]" office:value-type="float" office:value="21555965.7030138" calcext:value-type="float">
            <text:p>21555965,7030138</text:p>
          </table:table-cell>
          <table:table-cell/>
          <table:table-cell table:formula="of:=[.C137] + 1" office:value-type="float" office:value="138" calcext:value-type="float">
            <text:p>138</text:p>
          </table:table-cell>
          <table:table-cell/>
          <table:table-cell table:formula="of:=[.A138]*0.04" office:value-type="float" office:value="862238.628120552" calcext:value-type="float">
            <text:p>862238,628120552</text:p>
          </table:table-cell>
          <table:table-cell table:number-columns-repeated="4"/>
        </table:table-row>
        <table:table-row table:style-name="ro1">
          <table:table-cell table:formula="of:=[.A138]*0.04 + [.A138]" office:value-type="float" office:value="22418204.3311343" calcext:value-type="float">
            <text:p>22418204,3311343</text:p>
          </table:table-cell>
          <table:table-cell/>
          <table:table-cell table:style-name="ce1" table:formula="of:=[.C138] + 1" office:value-type="float" office:value="139" calcext:value-type="float">
            <text:p>139</text:p>
          </table:table-cell>
          <table:table-cell/>
          <table:table-cell table:formula="of:=[.A139]*0.04" office:value-type="float" office:value="896728.173245374" calcext:value-type="float">
            <text:p>896728,173245374</text:p>
          </table:table-cell>
          <table:table-cell table:number-columns-repeated="4"/>
        </table:table-row>
        <table:table-row table:style-name="ro1">
          <table:table-cell table:formula="of:=[.A139]*0.04 + [.A139]" office:value-type="float" office:value="23314932.5043797" calcext:value-type="float">
            <text:p>23314932,5043797</text:p>
          </table:table-cell>
          <table:table-cell/>
          <table:table-cell table:formula="of:=[.C139] + 1" office:value-type="float" office:value="140" calcext:value-type="float">
            <text:p>140</text:p>
          </table:table-cell>
          <table:table-cell/>
          <table:table-cell table:formula="of:=[.A140]*0.04" office:value-type="float" office:value="932597.300175189" calcext:value-type="float">
            <text:p>932597,300175189</text:p>
          </table:table-cell>
          <table:table-cell table:number-columns-repeated="4"/>
        </table:table-row>
        <table:table-row table:style-name="ro1">
          <table:table-cell table:formula="of:=[.A140]*0.04 + [.A140]" office:value-type="float" office:value="24247529.8045549" calcext:value-type="float">
            <text:p>24247529,8045549</text:p>
          </table:table-cell>
          <table:table-cell/>
          <table:table-cell table:style-name="ce1" table:formula="of:=[.C140] + 1" office:value-type="float" office:value="141" calcext:value-type="float">
            <text:p>141</text:p>
          </table:table-cell>
          <table:table-cell/>
          <table:table-cell table:formula="of:=[.A141]*0.04" office:value-type="float" office:value="969901.192182197" calcext:value-type="float">
            <text:p>969901,192182197</text:p>
          </table:table-cell>
          <table:table-cell table:number-columns-repeated="4"/>
        </table:table-row>
        <table:table-row table:style-name="ro1">
          <table:table-cell table:formula="of:=[.A141]*0.04 + [.A141]" office:value-type="float" office:value="25217430.9967371" calcext:value-type="float">
            <text:p>25217430,9967371</text:p>
          </table:table-cell>
          <table:table-cell/>
          <table:table-cell table:formula="of:=[.C141] + 1" office:value-type="float" office:value="142" calcext:value-type="float">
            <text:p>142</text:p>
          </table:table-cell>
          <table:table-cell/>
          <table:table-cell table:formula="of:=[.A142]*0.04" office:value-type="float" office:value="1008697.23986948" calcext:value-type="float">
            <text:p>1008697,23986948</text:p>
          </table:table-cell>
          <table:table-cell table:number-columns-repeated="4"/>
        </table:table-row>
        <table:table-row table:style-name="ro1">
          <table:table-cell table:formula="of:=[.A142]*0.04 + [.A142]" office:value-type="float" office:value="26226128.2366066" calcext:value-type="float">
            <text:p>26226128,2366066</text:p>
          </table:table-cell>
          <table:table-cell/>
          <table:table-cell table:style-name="ce1" table:formula="of:=[.C142] + 1" office:value-type="float" office:value="143" calcext:value-type="float">
            <text:p>143</text:p>
          </table:table-cell>
          <table:table-cell/>
          <table:table-cell table:formula="of:=[.A143]*0.04" office:value-type="float" office:value="1049045.12946426" calcext:value-type="float">
            <text:p>1049045,12946426</text:p>
          </table:table-cell>
          <table:table-cell table:number-columns-repeated="4"/>
        </table:table-row>
        <table:table-row table:style-name="ro1">
          <table:table-cell table:formula="of:=[.A143]*0.04 + [.A143]" office:value-type="float" office:value="27275173.3660709" calcext:value-type="float">
            <text:p>27275173,3660709</text:p>
          </table:table-cell>
          <table:table-cell/>
          <table:table-cell table:formula="of:=[.C143] + 1" office:value-type="float" office:value="144" calcext:value-type="float">
            <text:p>144</text:p>
          </table:table-cell>
          <table:table-cell/>
          <table:table-cell table:formula="of:=[.A144]*0.04" office:value-type="float" office:value="1091006.93464283" calcext:value-type="float">
            <text:p>1091006,93464283</text:p>
          </table:table-cell>
          <table:table-cell table:number-columns-repeated="4"/>
        </table:table-row>
        <table:table-row table:style-name="ro1">
          <table:table-cell table:formula="of:=[.A144]*0.04 + [.A144]" office:value-type="float" office:value="28366180.3007137" calcext:value-type="float">
            <text:p>28366180,3007137</text:p>
          </table:table-cell>
          <table:table-cell/>
          <table:table-cell table:style-name="ce1" table:formula="of:=[.C144] + 1" office:value-type="float" office:value="145" calcext:value-type="float">
            <text:p>145</text:p>
          </table:table-cell>
          <table:table-cell/>
          <table:table-cell table:formula="of:=[.A145]*0.04" office:value-type="float" office:value="1134647.21202855" calcext:value-type="float">
            <text:p>1134647,21202855</text:p>
          </table:table-cell>
          <table:table-cell table:number-columns-repeated="4"/>
        </table:table-row>
        <table:table-row table:style-name="ro1">
          <table:table-cell table:formula="of:=[.A145]*0.04 + [.A145]" office:value-type="float" office:value="29500827.5127422" calcext:value-type="float">
            <text:p>29500827,5127422</text:p>
          </table:table-cell>
          <table:table-cell/>
          <table:table-cell table:formula="of:=[.C145] + 1" office:value-type="float" office:value="146" calcext:value-type="float">
            <text:p>146</text:p>
          </table:table-cell>
          <table:table-cell/>
          <table:table-cell table:formula="of:=[.A146]*0.04" office:value-type="float" office:value="1180033.10050969" calcext:value-type="float">
            <text:p>1180033,10050969</text:p>
          </table:table-cell>
          <table:table-cell table:number-columns-repeated="4"/>
        </table:table-row>
        <table:table-row table:style-name="ro1">
          <table:table-cell table:formula="of:=[.A146]*0.04 + [.A146]" office:value-type="float" office:value="30680860.6132519" calcext:value-type="float">
            <text:p>30680860,6132519</text:p>
          </table:table-cell>
          <table:table-cell/>
          <table:table-cell table:style-name="ce1" table:formula="of:=[.C146] + 1" office:value-type="float" office:value="147" calcext:value-type="float">
            <text:p>147</text:p>
          </table:table-cell>
          <table:table-cell/>
          <table:table-cell table:formula="of:=[.A147]*0.04" office:value-type="float" office:value="1227234.42453008" calcext:value-type="float">
            <text:p>1227234,42453008</text:p>
          </table:table-cell>
          <table:table-cell table:number-columns-repeated="4"/>
        </table:table-row>
        <table:table-row table:style-name="ro1">
          <table:table-cell table:formula="of:=[.A147]*0.04 + [.A147]" office:value-type="float" office:value="31908095.037782" calcext:value-type="float">
            <text:p>31908095,037782</text:p>
          </table:table-cell>
          <table:table-cell/>
          <table:table-cell table:formula="of:=[.C147] + 1" office:value-type="float" office:value="148" calcext:value-type="float">
            <text:p>148</text:p>
          </table:table-cell>
          <table:table-cell/>
          <table:table-cell table:formula="of:=[.A148]*0.04" office:value-type="float" office:value="1276323.80151128" calcext:value-type="float">
            <text:p>1276323,80151128</text:p>
          </table:table-cell>
          <table:table-cell table:number-columns-repeated="4"/>
        </table:table-row>
        <table:table-row table:style-name="ro1">
          <table:table-cell table:formula="of:=[.A148]*0.04 + [.A148]" office:value-type="float" office:value="33184418.8392933" calcext:value-type="float">
            <text:p>33184418,8392933</text:p>
          </table:table-cell>
          <table:table-cell/>
          <table:table-cell table:style-name="ce1" table:formula="of:=[.C148] + 1" office:value-type="float" office:value="149" calcext:value-type="float">
            <text:p>149</text:p>
          </table:table-cell>
          <table:table-cell/>
          <table:table-cell table:formula="of:=[.A149]*0.04" office:value-type="float" office:value="1327376.75357173" calcext:value-type="float">
            <text:p>1327376,75357173</text:p>
          </table:table-cell>
          <table:table-cell table:number-columns-repeated="4"/>
        </table:table-row>
        <table:table-row table:style-name="ro1">
          <table:table-cell table:formula="of:=[.A149]*0.04 + [.A149]" office:value-type="float" office:value="34511795.592865" calcext:value-type="float">
            <text:p>34511795,592865</text:p>
          </table:table-cell>
          <table:table-cell/>
          <table:table-cell table:formula="of:=[.C149] + 1" office:value-type="float" office:value="150" calcext:value-type="float">
            <text:p>150</text:p>
          </table:table-cell>
          <table:table-cell/>
          <table:table-cell table:formula="of:=[.A150]*0.04" office:value-type="float" office:value="1380471.8237146" calcext:value-type="float">
            <text:p>1380471,8237146</text:p>
          </table:table-cell>
          <table:table-cell table:number-columns-repeated="4"/>
        </table:table-row>
        <table:table-row table:style-name="ro1">
          <table:table-cell table:formula="of:=[.A150]*0.04 + [.A150]" office:value-type="float" office:value="35892267.4165796" calcext:value-type="float">
            <text:p>35892267,4165796</text:p>
          </table:table-cell>
          <table:table-cell/>
          <table:table-cell table:style-name="ce1" table:formula="of:=[.C150] + 1" office:value-type="float" office:value="151" calcext:value-type="float">
            <text:p>151</text:p>
          </table:table-cell>
          <table:table-cell/>
          <table:table-cell table:formula="of:=[.A151]*0.04" office:value-type="float" office:value="1435690.69666318" calcext:value-type="float">
            <text:p>1435690,69666318</text:p>
          </table:table-cell>
          <table:table-cell table:number-columns-repeated="4"/>
        </table:table-row>
        <table:table-row table:style-name="ro1">
          <table:table-cell table:formula="of:=[.A151]*0.04 + [.A151]" office:value-type="float" office:value="37327958.1132428" calcext:value-type="float">
            <text:p>37327958,1132428</text:p>
          </table:table-cell>
          <table:table-cell/>
          <table:table-cell table:formula="of:=[.C151] + 1" office:value-type="float" office:value="152" calcext:value-type="float">
            <text:p>152</text:p>
          </table:table-cell>
          <table:table-cell/>
          <table:table-cell table:formula="of:=[.A152]*0.04" office:value-type="float" office:value="1493118.32452971" calcext:value-type="float">
            <text:p>1493118,32452971</text:p>
          </table:table-cell>
          <table:table-cell table:number-columns-repeated="4"/>
        </table:table-row>
        <table:table-row table:style-name="ro1">
          <table:table-cell table:formula="of:=[.A152]*0.04 + [.A152]" office:value-type="float" office:value="38821076.4377725" calcext:value-type="float">
            <text:p>38821076,4377725</text:p>
          </table:table-cell>
          <table:table-cell/>
          <table:table-cell table:style-name="ce1" table:formula="of:=[.C152] + 1" office:value-type="float" office:value="153" calcext:value-type="float">
            <text:p>153</text:p>
          </table:table-cell>
          <table:table-cell/>
          <table:table-cell table:formula="of:=[.A153]*0.04" office:value-type="float" office:value="1552843.0575109" calcext:value-type="float">
            <text:p>1552843,0575109</text:p>
          </table:table-cell>
          <table:table-cell table:number-columns-repeated="4"/>
        </table:table-row>
        <table:table-row table:style-name="ro1">
          <table:table-cell table:formula="of:=[.A153]*0.04 + [.A153]" office:value-type="float" office:value="40373919.4952834" calcext:value-type="float">
            <text:p>40373919,4952834</text:p>
          </table:table-cell>
          <table:table-cell/>
          <table:table-cell table:formula="of:=[.C153] + 1" office:value-type="float" office:value="154" calcext:value-type="float">
            <text:p>154</text:p>
          </table:table-cell>
          <table:table-cell/>
          <table:table-cell table:formula="of:=[.A154]*0.04" office:value-type="float" office:value="1614956.77981134" calcext:value-type="float">
            <text:p>1614956,77981134</text:p>
          </table:table-cell>
          <table:table-cell table:number-columns-repeated="4"/>
        </table:table-row>
        <table:table-row table:style-name="ro1">
          <table:table-cell table:formula="of:=[.A154]*0.04 + [.A154]" office:value-type="float" office:value="41988876.2750947" calcext:value-type="float">
            <text:p>41988876,2750947</text:p>
          </table:table-cell>
          <table:table-cell/>
          <table:table-cell table:style-name="ce1" table:formula="of:=[.C154] + 1" office:value-type="float" office:value="155" calcext:value-type="float">
            <text:p>155</text:p>
          </table:table-cell>
          <table:table-cell/>
          <table:table-cell table:formula="of:=[.A155]*0.04" office:value-type="float" office:value="1679555.05100379" calcext:value-type="float">
            <text:p>1679555,05100379</text:p>
          </table:table-cell>
          <table:table-cell table:number-columns-repeated="4"/>
        </table:table-row>
        <table:table-row table:style-name="ro1">
          <table:table-cell table:formula="of:=[.A155]*0.04 + [.A155]" office:value-type="float" office:value="43668431.3260985" calcext:value-type="float">
            <text:p>43668431,3260985</text:p>
          </table:table-cell>
          <table:table-cell/>
          <table:table-cell table:formula="of:=[.C155] + 1" office:value-type="float" office:value="156" calcext:value-type="float">
            <text:p>156</text:p>
          </table:table-cell>
          <table:table-cell/>
          <table:table-cell table:formula="of:=[.A156]*0.04" office:value-type="float" office:value="1746737.25304394" calcext:value-type="float">
            <text:p>1746737,25304394</text:p>
          </table:table-cell>
          <table:table-cell table:number-columns-repeated="4"/>
        </table:table-row>
        <table:table-row table:style-name="ro1">
          <table:table-cell table:formula="of:=[.A156]*0.04 + [.A156]" office:value-type="float" office:value="45415168.5791425" calcext:value-type="float">
            <text:p>45415168,5791425</text:p>
          </table:table-cell>
          <table:table-cell/>
          <table:table-cell table:style-name="ce1" table:formula="of:=[.C156] + 1" office:value-type="float" office:value="157" calcext:value-type="float">
            <text:p>157</text:p>
          </table:table-cell>
          <table:table-cell/>
          <table:table-cell table:formula="of:=[.A157]*0.04" office:value-type="float" office:value="1816606.7431657" calcext:value-type="float">
            <text:p>1816606,7431657</text:p>
          </table:table-cell>
          <table:table-cell table:number-columns-repeated="4"/>
        </table:table-row>
        <table:table-row table:style-name="ro1">
          <table:table-cell table:formula="of:=[.A157]*0.04 + [.A157]" office:value-type="float" office:value="47231775.3223082" calcext:value-type="float">
            <text:p>47231775,3223082</text:p>
          </table:table-cell>
          <table:table-cell/>
          <table:table-cell table:formula="of:=[.C157] + 1" office:value-type="float" office:value="158" calcext:value-type="float">
            <text:p>158</text:p>
          </table:table-cell>
          <table:table-cell/>
          <table:table-cell table:formula="of:=[.A158]*0.04" office:value-type="float" office:value="1889271.01289233" calcext:value-type="float">
            <text:p>1889271,01289233</text:p>
          </table:table-cell>
          <table:table-cell table:number-columns-repeated="4"/>
        </table:table-row>
        <table:table-row table:style-name="ro1">
          <table:table-cell table:formula="of:=[.A158]*0.04 + [.A158]" office:value-type="float" office:value="49121046.3352005" calcext:value-type="float">
            <text:p>49121046,3352005</text:p>
          </table:table-cell>
          <table:table-cell/>
          <table:table-cell table:style-name="ce1" table:formula="of:=[.C158] + 1" office:value-type="float" office:value="159" calcext:value-type="float">
            <text:p>159</text:p>
          </table:table-cell>
          <table:table-cell/>
          <table:table-cell table:formula="of:=[.A159]*0.04" office:value-type="float" office:value="1964841.85340802" calcext:value-type="float">
            <text:p>1964841,85340802</text:p>
          </table:table-cell>
          <table:table-cell table:number-columns-repeated="4"/>
        </table:table-row>
        <table:table-row table:style-name="ro1">
          <table:table-cell table:formula="of:=[.A159]*0.04 + [.A159]" office:value-type="float" office:value="51085888.1886085" calcext:value-type="float">
            <text:p>51085888,1886085</text:p>
          </table:table-cell>
          <table:table-cell/>
          <table:table-cell table:formula="of:=[.C159] + 1" office:value-type="float" office:value="160" calcext:value-type="float">
            <text:p>160</text:p>
          </table:table-cell>
          <table:table-cell/>
          <table:table-cell table:formula="of:=[.A160]*0.04" office:value-type="float" office:value="2043435.52754434" calcext:value-type="float">
            <text:p>2043435,52754434</text:p>
          </table:table-cell>
          <table:table-cell table:number-columns-repeated="4"/>
        </table:table-row>
        <table:table-row table:style-name="ro1">
          <table:table-cell table:formula="of:=[.A160]*0.04 + [.A160]" office:value-type="float" office:value="53129323.7161529" calcext:value-type="float">
            <text:p>53129323,7161529</text:p>
          </table:table-cell>
          <table:table-cell/>
          <table:table-cell table:style-name="ce1" table:formula="of:=[.C160] + 1" office:value-type="float" office:value="161" calcext:value-type="float">
            <text:p>161</text:p>
          </table:table-cell>
          <table:table-cell/>
          <table:table-cell table:formula="of:=[.A161]*0.04" office:value-type="float" office:value="2125172.94864611" calcext:value-type="float">
            <text:p>2125172,94864611</text:p>
          </table:table-cell>
          <table:table-cell table:number-columns-repeated="4"/>
        </table:table-row>
        <table:table-row table:style-name="ro1">
          <table:table-cell table:formula="of:=[.A161]*0.04 + [.A161]" office:value-type="float" office:value="55254496.664799" calcext:value-type="float">
            <text:p>55254496,664799</text:p>
          </table:table-cell>
          <table:table-cell/>
          <table:table-cell table:formula="of:=[.C161] + 1" office:value-type="float" office:value="162" calcext:value-type="float">
            <text:p>162</text:p>
          </table:table-cell>
          <table:table-cell/>
          <table:table-cell table:formula="of:=[.A162]*0.04" office:value-type="float" office:value="2210179.86659196" calcext:value-type="float">
            <text:p>2210179,86659196</text:p>
          </table:table-cell>
          <table:table-cell table:number-columns-repeated="4"/>
        </table:table-row>
        <table:table-row table:style-name="ro1">
          <table:table-cell table:formula="of:=[.A162]*0.04 + [.A162]" office:value-type="float" office:value="57464676.531391" calcext:value-type="float">
            <text:p>57464676,531391</text:p>
          </table:table-cell>
          <table:table-cell/>
          <table:table-cell table:style-name="ce1" table:formula="of:=[.C162] + 1" office:value-type="float" office:value="163" calcext:value-type="float">
            <text:p>163</text:p>
          </table:table-cell>
          <table:table-cell/>
          <table:table-cell table:formula="of:=[.A163]*0.04" office:value-type="float" office:value="2298587.06125564" calcext:value-type="float">
            <text:p>2298587,06125564</text:p>
          </table:table-cell>
          <table:table-cell table:number-columns-repeated="4"/>
        </table:table-row>
        <table:table-row table:style-name="ro1">
          <table:table-cell table:formula="of:=[.A163]*0.04 + [.A163]" office:value-type="float" office:value="59763263.5926466" calcext:value-type="float">
            <text:p>59763263,5926466</text:p>
          </table:table-cell>
          <table:table-cell/>
          <table:table-cell table:formula="of:=[.C163] + 1" office:value-type="float" office:value="164" calcext:value-type="float">
            <text:p>164</text:p>
          </table:table-cell>
          <table:table-cell/>
          <table:table-cell table:formula="of:=[.A164]*0.04" office:value-type="float" office:value="2390530.54370586" calcext:value-type="float">
            <text:p>2390530,54370586</text:p>
          </table:table-cell>
          <table:table-cell table:number-columns-repeated="4"/>
        </table:table-row>
        <table:table-row table:style-name="ro1">
          <table:table-cell table:formula="of:=[.A164]*0.04 + [.A164]" office:value-type="float" office:value="62153794.1363525" calcext:value-type="float">
            <text:p>62153794,1363525</text:p>
          </table:table-cell>
          <table:table-cell/>
          <table:table-cell table:style-name="ce1" table:formula="of:=[.C164] + 1" office:value-type="float" office:value="165" calcext:value-type="float">
            <text:p>165</text:p>
          </table:table-cell>
          <table:table-cell/>
          <table:table-cell table:formula="of:=[.A165]*0.04" office:value-type="float" office:value="2486151.7654541" calcext:value-type="float">
            <text:p>2486151,7654541</text:p>
          </table:table-cell>
          <table:table-cell table:number-columns-repeated="4"/>
        </table:table-row>
        <table:table-row table:style-name="ro1">
          <table:table-cell table:formula="of:=[.A165]*0.04 + [.A165]" office:value-type="float" office:value="64639945.9018066" calcext:value-type="float">
            <text:p>64639945,9018066</text:p>
          </table:table-cell>
          <table:table-cell/>
          <table:table-cell table:formula="of:=[.C165] + 1" office:value-type="float" office:value="166" calcext:value-type="float">
            <text:p>166</text:p>
          </table:table-cell>
          <table:table-cell/>
          <table:table-cell table:formula="of:=[.A166]*0.04" office:value-type="float" office:value="2585597.83607226" calcext:value-type="float">
            <text:p>2585597,83607226</text:p>
          </table:table-cell>
          <table:table-cell table:number-columns-repeated="4"/>
        </table:table-row>
        <table:table-row table:style-name="ro1">
          <table:table-cell table:formula="of:=[.A166]*0.04 + [.A166]" office:value-type="float" office:value="67225543.7378788" calcext:value-type="float">
            <text:p>67225543,7378788</text:p>
          </table:table-cell>
          <table:table-cell/>
          <table:table-cell table:style-name="ce1" table:formula="of:=[.C166] + 1" office:value-type="float" office:value="167" calcext:value-type="float">
            <text:p>167</text:p>
          </table:table-cell>
          <table:table-cell/>
          <table:table-cell table:formula="of:=[.A167]*0.04" office:value-type="float" office:value="2689021.74951515" calcext:value-type="float">
            <text:p>2689021,74951515</text:p>
          </table:table-cell>
          <table:table-cell table:number-columns-repeated="4"/>
        </table:table-row>
        <table:table-row table:style-name="ro1">
          <table:table-cell table:formula="of:=[.A167]*0.04 + [.A167]" office:value-type="float" office:value="69914565.487394" calcext:value-type="float">
            <text:p>69914565,487394</text:p>
          </table:table-cell>
          <table:table-cell/>
          <table:table-cell table:formula="of:=[.C167] + 1" office:value-type="float" office:value="168" calcext:value-type="float">
            <text:p>168</text:p>
          </table:table-cell>
          <table:table-cell/>
          <table:table-cell table:formula="of:=[.A168]*0.04" office:value-type="float" office:value="2796582.61949576" calcext:value-type="float">
            <text:p>2796582,61949576</text:p>
          </table:table-cell>
          <table:table-cell table:number-columns-repeated="4"/>
        </table:table-row>
        <table:table-row table:style-name="ro1">
          <table:table-cell table:formula="of:=[.A168]*0.04 + [.A168]" office:value-type="float" office:value="72711148.1068897" calcext:value-type="float">
            <text:p>72711148,1068897</text:p>
          </table:table-cell>
          <table:table-cell/>
          <table:table-cell table:style-name="ce1" table:formula="of:=[.C168] + 1" office:value-type="float" office:value="169" calcext:value-type="float">
            <text:p>169</text:p>
          </table:table-cell>
          <table:table-cell/>
          <table:table-cell table:formula="of:=[.A169]*0.04" office:value-type="float" office:value="2908445.92427559" calcext:value-type="float">
            <text:p>2908445,92427559</text:p>
          </table:table-cell>
          <table:table-cell table:number-columns-repeated="4"/>
        </table:table-row>
        <table:table-row table:style-name="ro1">
          <table:table-cell table:formula="of:=[.A169]*0.04 + [.A169]" office:value-type="float" office:value="75619594.0311653" calcext:value-type="float">
            <text:p>75619594,0311653</text:p>
          </table:table-cell>
          <table:table-cell/>
          <table:table-cell table:formula="of:=[.C169] + 1" office:value-type="float" office:value="170" calcext:value-type="float">
            <text:p>170</text:p>
          </table:table-cell>
          <table:table-cell/>
          <table:table-cell table:formula="of:=[.A170]*0.04" office:value-type="float" office:value="3024783.76124661" calcext:value-type="float">
            <text:p>3024783,76124661</text:p>
          </table:table-cell>
          <table:table-cell table:number-columns-repeated="4"/>
        </table:table-row>
        <table:table-row table:style-name="ro1">
          <table:table-cell table:formula="of:=[.A170]*0.04 + [.A170]" office:value-type="float" office:value="78644377.7924119" calcext:value-type="float">
            <text:p>78644377,7924119</text:p>
          </table:table-cell>
          <table:table-cell/>
          <table:table-cell table:style-name="ce1" table:formula="of:=[.C170] + 1" office:value-type="float" office:value="171" calcext:value-type="float">
            <text:p>171</text:p>
          </table:table-cell>
          <table:table-cell/>
          <table:table-cell table:formula="of:=[.A171]*0.04" office:value-type="float" office:value="3145775.11169648" calcext:value-type="float">
            <text:p>3145775,11169648</text:p>
          </table:table-cell>
          <table:table-cell table:number-columns-repeated="4"/>
        </table:table-row>
        <table:table-row table:style-name="ro1">
          <table:table-cell table:formula="of:=[.A171]*0.04 + [.A171]" office:value-type="float" office:value="81790152.9041084" calcext:value-type="float">
            <text:p>81790152,9041084</text:p>
          </table:table-cell>
          <table:table-cell/>
          <table:table-cell table:formula="of:=[.C171] + 1" office:value-type="float" office:value="172" calcext:value-type="float">
            <text:p>172</text:p>
          </table:table-cell>
          <table:table-cell/>
          <table:table-cell table:formula="of:=[.A172]*0.04" office:value-type="float" office:value="3271606.11616434" calcext:value-type="float">
            <text:p>3271606,11616434</text:p>
          </table:table-cell>
          <table:table-cell table:number-columns-repeated="4"/>
        </table:table-row>
        <table:table-row table:style-name="ro1">
          <table:table-cell table:formula="of:=[.A172]*0.04 + [.A172]" office:value-type="float" office:value="85061759.0202728" calcext:value-type="float">
            <text:p>85061759,0202728</text:p>
          </table:table-cell>
          <table:table-cell/>
          <table:table-cell table:style-name="ce1" table:formula="of:=[.C172] + 1" office:value-type="float" office:value="173" calcext:value-type="float">
            <text:p>173</text:p>
          </table:table-cell>
          <table:table-cell/>
          <table:table-cell table:formula="of:=[.A173]*0.04" office:value-type="float" office:value="3402470.36081091" calcext:value-type="float">
            <text:p>3402470,36081091</text:p>
          </table:table-cell>
          <table:table-cell table:number-columns-repeated="4"/>
        </table:table-row>
        <table:table-row table:style-name="ro1">
          <table:table-cell table:formula="of:=[.A173]*0.04 + [.A173]" office:value-type="float" office:value="88464229.3810837" calcext:value-type="float">
            <text:p>88464229,3810837</text:p>
          </table:table-cell>
          <table:table-cell/>
          <table:table-cell table:formula="of:=[.C173] + 1" office:value-type="float" office:value="174" calcext:value-type="float">
            <text:p>174</text:p>
          </table:table-cell>
          <table:table-cell/>
          <table:table-cell table:formula="of:=[.A174]*0.04" office:value-type="float" office:value="3538569.17524335" calcext:value-type="float">
            <text:p>3538569,17524335</text:p>
          </table:table-cell>
          <table:table-cell table:number-columns-repeated="4"/>
        </table:table-row>
        <table:table-row table:style-name="ro1">
          <table:table-cell table:formula="of:=[.A174]*0.04 + [.A174]" office:value-type="float" office:value="92002798.556327" calcext:value-type="float">
            <text:p>92002798,556327</text:p>
          </table:table-cell>
          <table:table-cell/>
          <table:table-cell table:style-name="ce1" table:formula="of:=[.C174] + 1" office:value-type="float" office:value="175" calcext:value-type="float">
            <text:p>175</text:p>
          </table:table-cell>
          <table:table-cell/>
          <table:table-cell table:formula="of:=[.A175]*0.04" office:value-type="float" office:value="3680111.94225308" calcext:value-type="float">
            <text:p>3680111,94225308</text:p>
          </table:table-cell>
          <table:table-cell table:number-columns-repeated="4"/>
        </table:table-row>
        <table:table-row table:style-name="ro1">
          <table:table-cell table:formula="of:=[.A175]*0.04 + [.A175]" office:value-type="float" office:value="95682910.4985801" calcext:value-type="float">
            <text:p>95682910,4985801</text:p>
          </table:table-cell>
          <table:table-cell/>
          <table:table-cell table:formula="of:=[.C175] + 1" office:value-type="float" office:value="176" calcext:value-type="float">
            <text:p>176</text:p>
          </table:table-cell>
          <table:table-cell/>
          <table:table-cell table:formula="of:=[.A176]*0.04" office:value-type="float" office:value="3827316.4199432" calcext:value-type="float">
            <text:p>3827316,4199432</text:p>
          </table:table-cell>
          <table:table-cell table:number-columns-repeated="4"/>
        </table:table-row>
        <table:table-row table:style-name="ro1">
          <table:table-cell table:formula="of:=[.A176]*0.04 + [.A176]" office:value-type="float" office:value="99510226.9185233" calcext:value-type="float">
            <text:p>99510226,9185233</text:p>
          </table:table-cell>
          <table:table-cell/>
          <table:table-cell table:style-name="ce1" table:formula="of:=[.C176] + 1" office:value-type="float" office:value="177" calcext:value-type="float">
            <text:p>177</text:p>
          </table:table-cell>
          <table:table-cell/>
          <table:table-cell table:formula="of:=[.A177]*0.04" office:value-type="float" office:value="3980409.07674093" calcext:value-type="float">
            <text:p>3980409,07674093</text:p>
          </table:table-cell>
          <table:table-cell table:number-columns-repeated="4"/>
        </table:table-row>
        <table:table-row table:style-name="ro1">
          <table:table-cell table:formula="of:=[.A177]*0.04 + [.A177]" office:value-type="float" office:value="103490635.995264" calcext:value-type="float">
            <text:p>103490635,995264</text:p>
          </table:table-cell>
          <table:table-cell/>
          <table:table-cell table:formula="of:=[.C177] + 1" office:value-type="float" office:value="178" calcext:value-type="float">
            <text:p>178</text:p>
          </table:table-cell>
          <table:table-cell/>
          <table:table-cell table:formula="of:=[.A178]*0.04" office:value-type="float" office:value="4139625.43981057" calcext:value-type="float">
            <text:p>4139625,43981057</text:p>
          </table:table-cell>
          <table:table-cell table:number-columns-repeated="4"/>
        </table:table-row>
        <table:table-row table:style-name="ro1">
          <table:table-cell table:formula="of:=[.A178]*0.04 + [.A178]" office:value-type="float" office:value="107630261.435075" calcext:value-type="float">
            <text:p>107630261,435075</text:p>
          </table:table-cell>
          <table:table-cell/>
          <table:table-cell table:style-name="ce1" table:formula="of:=[.C178] + 1" office:value-type="float" office:value="179" calcext:value-type="float">
            <text:p>179</text:p>
          </table:table-cell>
          <table:table-cell/>
          <table:table-cell table:formula="of:=[.A179]*0.04" office:value-type="float" office:value="4305210.45740299" calcext:value-type="float">
            <text:p>4305210,45740299</text:p>
          </table:table-cell>
          <table:table-cell table:number-columns-repeated="4"/>
        </table:table-row>
        <table:table-row table:style-name="ro1">
          <table:table-cell table:formula="of:=[.A179]*0.04 + [.A179]" office:value-type="float" office:value="111935471.892478" calcext:value-type="float">
            <text:p>111935471,892478</text:p>
          </table:table-cell>
          <table:table-cell/>
          <table:table-cell table:formula="of:=[.C179] + 1" office:value-type="float" office:value="180" calcext:value-type="float">
            <text:p>180</text:p>
          </table:table-cell>
          <table:table-cell/>
          <table:table-cell table:formula="of:=[.A180]*0.04" office:value-type="float" office:value="4477418.87569911" calcext:value-type="float">
            <text:p>4477418,87569911</text:p>
          </table:table-cell>
          <table:table-cell table:number-columns-repeated="4"/>
        </table:table-row>
        <table:table-row table:style-name="ro1">
          <table:table-cell table:formula="of:=[.A180]*0.04 + [.A180]" office:value-type="float" office:value="116412890.768177" calcext:value-type="float">
            <text:p>116412890,768177</text:p>
          </table:table-cell>
          <table:table-cell/>
          <table:table-cell table:style-name="ce1" table:formula="of:=[.C180] + 1" office:value-type="float" office:value="181" calcext:value-type="float">
            <text:p>181</text:p>
          </table:table-cell>
          <table:table-cell/>
          <table:table-cell table:formula="of:=[.A181]*0.04" office:value-type="float" office:value="4656515.63072708" calcext:value-type="float">
            <text:p>4656515,63072708</text:p>
          </table:table-cell>
          <table:table-cell table:number-columns-repeated="4"/>
        </table:table-row>
        <table:table-row table:style-name="ro1">
          <table:table-cell table:formula="of:=[.A181]*0.04 + [.A181]" office:value-type="float" office:value="121069406.398904" calcext:value-type="float">
            <text:p>121069406,398904</text:p>
          </table:table-cell>
          <table:table-cell/>
          <table:table-cell table:formula="of:=[.C181] + 1" office:value-type="float" office:value="182" calcext:value-type="float">
            <text:p>182</text:p>
          </table:table-cell>
          <table:table-cell/>
          <table:table-cell table:formula="of:=[.A182]*0.04" office:value-type="float" office:value="4842776.25595616" calcext:value-type="float">
            <text:p>4842776,25595616</text:p>
          </table:table-cell>
          <table:table-cell table:number-columns-repeated="4"/>
        </table:table-row>
        <table:table-row table:style-name="ro1">
          <table:table-cell table:formula="of:=[.A182]*0.04 + [.A182]" office:value-type="float" office:value="125912182.65486" calcext:value-type="float">
            <text:p>125912182,65486</text:p>
          </table:table-cell>
          <table:table-cell/>
          <table:table-cell table:style-name="ce1" table:formula="of:=[.C182] + 1" office:value-type="float" office:value="183" calcext:value-type="float">
            <text:p>183</text:p>
          </table:table-cell>
          <table:table-cell/>
          <table:table-cell table:formula="of:=[.A183]*0.04" office:value-type="float" office:value="5036487.30619441" calcext:value-type="float">
            <text:p>5036487,30619441</text:p>
          </table:table-cell>
          <table:table-cell table:number-columns-repeated="4"/>
        </table:table-row>
        <table:table-row table:style-name="ro1">
          <table:table-cell table:formula="of:=[.A183]*0.04 + [.A183]" office:value-type="float" office:value="130948669.961055" calcext:value-type="float">
            <text:p>130948669,961055</text:p>
          </table:table-cell>
          <table:table-cell/>
          <table:table-cell table:formula="of:=[.C183] + 1" office:value-type="float" office:value="184" calcext:value-type="float">
            <text:p>184</text:p>
          </table:table-cell>
          <table:table-cell/>
          <table:table-cell table:formula="of:=[.A184]*0.04" office:value-type="float" office:value="5237946.79844218" calcext:value-type="float">
            <text:p>5237946,79844218</text:p>
          </table:table-cell>
          <table:table-cell table:number-columns-repeated="4"/>
        </table:table-row>
        <table:table-row table:style-name="ro1">
          <table:table-cell table:formula="of:=[.A184]*0.04 + [.A184]" office:value-type="float" office:value="136186616.759497" calcext:value-type="float">
            <text:p>136186616,759497</text:p>
          </table:table-cell>
          <table:table-cell/>
          <table:table-cell table:style-name="ce1" table:formula="of:=[.C184] + 1" office:value-type="float" office:value="185" calcext:value-type="float">
            <text:p>185</text:p>
          </table:table-cell>
          <table:table-cell/>
          <table:table-cell table:formula="of:=[.A185]*0.04" office:value-type="float" office:value="5447464.67037987" calcext:value-type="float">
            <text:p>5447464,67037987</text:p>
          </table:table-cell>
          <table:table-cell table:number-columns-repeated="4"/>
        </table:table-row>
        <table:table-row table:style-name="ro1">
          <table:table-cell table:formula="of:=[.A185]*0.04 + [.A185]" office:value-type="float" office:value="141634081.429877" calcext:value-type="float">
            <text:p>141634081,429877</text:p>
          </table:table-cell>
          <table:table-cell/>
          <table:table-cell table:formula="of:=[.C185] + 1" office:value-type="float" office:value="186" calcext:value-type="float">
            <text:p>186</text:p>
          </table:table-cell>
          <table:table-cell/>
          <table:table-cell table:formula="of:=[.A186]*0.04" office:value-type="float" office:value="5665363.25719506" calcext:value-type="float">
            <text:p>5665363,25719506</text:p>
          </table:table-cell>
          <table:table-cell table:number-columns-repeated="4"/>
        </table:table-row>
        <table:table-row table:style-name="ro1">
          <table:table-cell table:formula="of:=[.A186]*0.04 + [.A186]" office:value-type="float" office:value="147299444.687072" calcext:value-type="float">
            <text:p>147299444,687072</text:p>
          </table:table-cell>
          <table:table-cell/>
          <table:table-cell table:style-name="ce1" table:formula="of:=[.C186] + 1" office:value-type="float" office:value="187" calcext:value-type="float">
            <text:p>187</text:p>
          </table:table-cell>
          <table:table-cell/>
          <table:table-cell table:formula="of:=[.A187]*0.04" office:value-type="float" office:value="5891977.78748287" calcext:value-type="float">
            <text:p>5891977,78748287</text:p>
          </table:table-cell>
          <table:table-cell table:number-columns-repeated="4"/>
        </table:table-row>
        <table:table-row table:style-name="ro1">
          <table:table-cell table:formula="of:=[.A187]*0.04 + [.A187]" office:value-type="float" office:value="153191422.474555" calcext:value-type="float">
            <text:p>153191422,474555</text:p>
          </table:table-cell>
          <table:table-cell/>
          <table:table-cell table:formula="of:=[.C187] + 1" office:value-type="float" office:value="188" calcext:value-type="float">
            <text:p>188</text:p>
          </table:table-cell>
          <table:table-cell/>
          <table:table-cell table:formula="of:=[.A188]*0.04" office:value-type="float" office:value="6127656.89898218" calcext:value-type="float">
            <text:p>6127656,89898218</text:p>
          </table:table-cell>
          <table:table-cell table:number-columns-repeated="4"/>
        </table:table-row>
        <table:table-row table:style-name="ro1">
          <table:table-cell table:formula="of:=[.A188]*0.04 + [.A188]" office:value-type="float" office:value="159319079.373537" calcext:value-type="float">
            <text:p>159319079,373537</text:p>
          </table:table-cell>
          <table:table-cell/>
          <table:table-cell table:style-name="ce1" table:formula="of:=[.C188] + 1" office:value-type="float" office:value="189" calcext:value-type="float">
            <text:p>189</text:p>
          </table:table-cell>
          <table:table-cell/>
          <table:table-cell table:formula="of:=[.A189]*0.04" office:value-type="float" office:value="6372763.17494147" calcext:value-type="float">
            <text:p>6372763,17494147</text:p>
          </table:table-cell>
          <table:table-cell table:number-columns-repeated="4"/>
        </table:table-row>
        <table:table-row table:style-name="ro1">
          <table:table-cell table:formula="of:=[.A189]*0.04 + [.A189]" office:value-type="float" office:value="165691842.548478" calcext:value-type="float">
            <text:p>165691842,548478</text:p>
          </table:table-cell>
          <table:table-cell/>
          <table:table-cell table:formula="of:=[.C189] + 1" office:value-type="float" office:value="190" calcext:value-type="float">
            <text:p>190</text:p>
          </table:table-cell>
          <table:table-cell/>
          <table:table-cell table:formula="of:=[.A190]*0.04" office:value-type="float" office:value="6627673.70193913" calcext:value-type="float">
            <text:p>6627673,70193913</text:p>
          </table:table-cell>
          <table:table-cell table:number-columns-repeated="4"/>
        </table:table-row>
        <table:table-row table:style-name="ro1">
          <table:table-cell table:formula="of:=[.A190]*0.04 + [.A190]" office:value-type="float" office:value="172319516.250417" calcext:value-type="float">
            <text:p>172319516,250417</text:p>
          </table:table-cell>
          <table:table-cell/>
          <table:table-cell table:style-name="ce1" table:formula="of:=[.C190] + 1" office:value-type="float" office:value="191" calcext:value-type="float">
            <text:p>191</text:p>
          </table:table-cell>
          <table:table-cell/>
          <table:table-cell table:formula="of:=[.A191]*0.04" office:value-type="float" office:value="6892780.65001669" calcext:value-type="float">
            <text:p>6892780,65001669</text:p>
          </table:table-cell>
          <table:table-cell table:number-columns-repeated="4"/>
        </table:table-row>
        <table:table-row table:style-name="ro1">
          <table:table-cell table:formula="of:=[.A191]*0.04 + [.A191]" office:value-type="float" office:value="179212296.900434" calcext:value-type="float">
            <text:p>179212296,900434</text:p>
          </table:table-cell>
          <table:table-cell/>
          <table:table-cell table:formula="of:=[.C191] + 1" office:value-type="float" office:value="192" calcext:value-type="float">
            <text:p>192</text:p>
          </table:table-cell>
          <table:table-cell/>
          <table:table-cell table:formula="of:=[.A192]*0.04" office:value-type="float" office:value="7168491.87601736" calcext:value-type="float">
            <text:p>7168491,87601736</text:p>
          </table:table-cell>
          <table:table-cell table:number-columns-repeated="4"/>
        </table:table-row>
        <table:table-row table:style-name="ro1">
          <table:table-cell table:formula="of:=[.A192]*0.04 + [.A192]" office:value-type="float" office:value="186380788.776451" calcext:value-type="float">
            <text:p>186380788,776451</text:p>
          </table:table-cell>
          <table:table-cell/>
          <table:table-cell table:style-name="ce1" table:formula="of:=[.C192] + 1" office:value-type="float" office:value="193" calcext:value-type="float">
            <text:p>193</text:p>
          </table:table-cell>
          <table:table-cell/>
          <table:table-cell table:formula="of:=[.A193]*0.04" office:value-type="float" office:value="7455231.55105805" calcext:value-type="float">
            <text:p>7455231,55105805</text:p>
          </table:table-cell>
          <table:table-cell table:number-columns-repeated="4"/>
        </table:table-row>
        <table:table-row table:style-name="ro1">
          <table:table-cell table:formula="of:=[.A193]*0.04 + [.A193]" office:value-type="float" office:value="193836020.327509" calcext:value-type="float">
            <text:p>193836020,327509</text:p>
          </table:table-cell>
          <table:table-cell/>
          <table:table-cell table:formula="of:=[.C193] + 1" office:value-type="float" office:value="194" calcext:value-type="float">
            <text:p>194</text:p>
          </table:table-cell>
          <table:table-cell/>
          <table:table-cell table:formula="of:=[.A194]*0.04" office:value-type="float" office:value="7753440.81310038" calcext:value-type="float">
            <text:p>7753440,81310038</text:p>
          </table:table-cell>
          <table:table-cell table:number-columns-repeated="4"/>
        </table:table-row>
        <table:table-row table:style-name="ro1">
          <table:table-cell table:formula="of:=[.A194]*0.04 + [.A194]" office:value-type="float" office:value="201589461.14061" calcext:value-type="float">
            <text:p>201589461,14061</text:p>
          </table:table-cell>
          <table:table-cell/>
          <table:table-cell table:style-name="ce1" table:formula="of:=[.C194] + 1" office:value-type="float" office:value="195" calcext:value-type="float">
            <text:p>195</text:p>
          </table:table-cell>
          <table:table-cell/>
          <table:table-cell table:formula="of:=[.A195]*0.04" office:value-type="float" office:value="8063578.44562439" calcext:value-type="float">
            <text:p>8063578,44562439</text:p>
          </table:table-cell>
          <table:table-cell table:number-columns-repeated="4"/>
        </table:table-row>
        <table:table-row table:style-name="ro1">
          <table:table-cell table:formula="of:=[.A195]*0.04 + [.A195]" office:value-type="float" office:value="209653039.586234" calcext:value-type="float">
            <text:p>209653039,586234</text:p>
          </table:table-cell>
          <table:table-cell/>
          <table:table-cell table:formula="of:=[.C195] + 1" office:value-type="float" office:value="196" calcext:value-type="float">
            <text:p>196</text:p>
          </table:table-cell>
          <table:table-cell/>
          <table:table-cell table:formula="of:=[.A196]*0.04" office:value-type="float" office:value="8386121.58344937" calcext:value-type="float">
            <text:p>8386121,58344937</text:p>
          </table:table-cell>
          <table:table-cell table:number-columns-repeated="4"/>
        </table:table-row>
        <table:table-row table:style-name="ro1">
          <table:table-cell table:formula="of:=[.A196]*0.04 + [.A196]" office:value-type="float" office:value="218039161.169684" calcext:value-type="float">
            <text:p>218039161,169684</text:p>
          </table:table-cell>
          <table:table-cell/>
          <table:table-cell table:style-name="ce1" table:formula="of:=[.C196] + 1" office:value-type="float" office:value="197" calcext:value-type="float">
            <text:p>197</text:p>
          </table:table-cell>
          <table:table-cell/>
          <table:table-cell table:formula="of:=[.A197]*0.04" office:value-type="float" office:value="8721566.44678734" calcext:value-type="float">
            <text:p>8721566,44678734</text:p>
          </table:table-cell>
          <table:table-cell table:number-columns-repeated="4"/>
        </table:table-row>
        <table:table-row table:style-name="ro1">
          <table:table-cell table:formula="of:=[.A197]*0.04 + [.A197]" office:value-type="float" office:value="226760727.616471" calcext:value-type="float">
            <text:p>226760727,616471</text:p>
          </table:table-cell>
          <table:table-cell/>
          <table:table-cell table:formula="of:=[.C197] + 1" office:value-type="float" office:value="198" calcext:value-type="float">
            <text:p>198</text:p>
          </table:table-cell>
          <table:table-cell/>
          <table:table-cell table:formula="of:=[.A198]*0.04" office:value-type="float" office:value="9070429.10465884" calcext:value-type="float">
            <text:p>9070429,10465884</text:p>
          </table:table-cell>
          <table:table-cell table:number-columns-repeated="4"/>
        </table:table-row>
        <table:table-row table:style-name="ro1">
          <table:table-cell table:formula="of:=[.A198]*0.04 + [.A198]" office:value-type="float" office:value="235831156.72113" calcext:value-type="float">
            <text:p>235831156,72113</text:p>
          </table:table-cell>
          <table:table-cell/>
          <table:table-cell table:style-name="ce1" table:formula="of:=[.C198] + 1" office:value-type="float" office:value="199" calcext:value-type="float">
            <text:p>199</text:p>
          </table:table-cell>
          <table:table-cell/>
          <table:table-cell table:formula="of:=[.A199]*0.04" office:value-type="float" office:value="9433246.26884519" calcext:value-type="float">
            <text:p>9433246,26884519</text:p>
          </table:table-cell>
          <table:table-cell table:number-columns-repeated="4"/>
        </table:table-row>
        <table:table-row table:style-name="ro1">
          <table:table-cell table:formula="of:=[.A199]*0.04 + [.A199]" office:value-type="float" office:value="245264402.989975" calcext:value-type="float">
            <text:p>245264402,989975</text:p>
          </table:table-cell>
          <table:table-cell/>
          <table:table-cell table:formula="of:=[.C199] + 1" office:value-type="float" office:value="200" calcext:value-type="float">
            <text:p>200</text:p>
          </table:table-cell>
          <table:table-cell/>
          <table:table-cell table:formula="of:=[.A200]*0.04" office:value-type="float" office:value="9810576.119599" calcext:value-type="float">
            <text:p>9810576,119599</text:p>
          </table:table-cell>
          <table:table-cell table:number-columns-repeated="4"/>
        </table:table-row>
        <table:table-row table:style-name="ro1">
          <table:table-cell table:formula="of:=[.A200]*0.04 + [.A200]" office:value-type="float" office:value="255074979.109574" calcext:value-type="float">
            <text:p>255074979,109574</text:p>
          </table:table-cell>
          <table:table-cell/>
          <table:table-cell table:style-name="ce1" table:formula="of:=[.C200] + 1" office:value-type="float" office:value="201" calcext:value-type="float">
            <text:p>201</text:p>
          </table:table-cell>
          <table:table-cell/>
          <table:table-cell table:formula="of:=[.A201]*0.04" office:value-type="float" office:value="10202999.164383" calcext:value-type="float">
            <text:p>10202999,164383</text:p>
          </table:table-cell>
          <table:table-cell table:number-columns-repeated="4"/>
        </table:table-row>
        <table:table-row table:style-name="ro1">
          <table:table-cell table:formula="of:=[.A201]*0.04 + [.A201]" office:value-type="float" office:value="265277978.273957" calcext:value-type="float">
            <text:p>265277978,273957</text:p>
          </table:table-cell>
          <table:table-cell/>
          <table:table-cell table:formula="of:=[.C201] + 1" office:value-type="float" office:value="202" calcext:value-type="float">
            <text:p>202</text:p>
          </table:table-cell>
          <table:table-cell/>
          <table:table-cell table:formula="of:=[.A202]*0.04" office:value-type="float" office:value="10611119.1309583" calcext:value-type="float">
            <text:p>10611119,1309583</text:p>
          </table:table-cell>
          <table:table-cell table:number-columns-repeated="4"/>
        </table:table-row>
        <table:table-row table:style-name="ro1">
          <table:table-cell table:formula="of:=[.A202]*0.04 + [.A202]" office:value-type="float" office:value="275889097.404915" calcext:value-type="float">
            <text:p>275889097,404915</text:p>
          </table:table-cell>
          <table:table-cell/>
          <table:table-cell table:style-name="ce1" table:formula="of:=[.C202] + 1" office:value-type="float" office:value="203" calcext:value-type="float">
            <text:p>203</text:p>
          </table:table-cell>
          <table:table-cell/>
          <table:table-cell table:formula="of:=[.A203]*0.04" office:value-type="float" office:value="11035563.8961966" calcext:value-type="float">
            <text:p>11035563,8961966</text:p>
          </table:table-cell>
          <table:table-cell table:number-columns-repeated="4"/>
        </table:table-row>
        <table:table-row table:style-name="ro1">
          <table:table-cell table:formula="of:=[.A203]*0.04 + [.A203]" office:value-type="float" office:value="286924661.301112" calcext:value-type="float">
            <text:p>286924661,301112</text:p>
          </table:table-cell>
          <table:table-cell/>
          <table:table-cell table:formula="of:=[.C203] + 1" office:value-type="float" office:value="204" calcext:value-type="float">
            <text:p>204</text:p>
          </table:table-cell>
          <table:table-cell/>
          <table:table-cell table:formula="of:=[.A204]*0.04" office:value-type="float" office:value="11476986.4520445" calcext:value-type="float">
            <text:p>11476986,4520445</text:p>
          </table:table-cell>
          <table:table-cell table:number-columns-repeated="4"/>
        </table:table-row>
        <table:table-row table:style-name="ro1">
          <table:table-cell table:formula="of:=[.A204]*0.04 + [.A204]" office:value-type="float" office:value="298401647.753156" calcext:value-type="float">
            <text:p>298401647,753156</text:p>
          </table:table-cell>
          <table:table-cell/>
          <table:table-cell table:style-name="ce1" table:formula="of:=[.C204] + 1" office:value-type="float" office:value="205" calcext:value-type="float">
            <text:p>205</text:p>
          </table:table-cell>
          <table:table-cell/>
          <table:table-cell table:formula="of:=[.A205]*0.04" office:value-type="float" office:value="11936065.9101262" calcext:value-type="float">
            <text:p>11936065,9101262</text:p>
          </table:table-cell>
          <table:table-cell table:number-columns-repeated="4"/>
        </table:table-row>
        <table:table-row table:style-name="ro1">
          <table:table-cell table:formula="of:=[.A205]*0.04 + [.A205]" office:value-type="float" office:value="310337713.663282" calcext:value-type="float">
            <text:p>310337713,663282</text:p>
          </table:table-cell>
          <table:table-cell/>
          <table:table-cell table:formula="of:=[.C205] + 1" office:value-type="float" office:value="206" calcext:value-type="float">
            <text:p>206</text:p>
          </table:table-cell>
          <table:table-cell/>
          <table:table-cell table:formula="of:=[.A206]*0.04" office:value-type="float" office:value="12413508.5465313" calcext:value-type="float">
            <text:p>12413508,5465313</text:p>
          </table:table-cell>
          <table:table-cell table:number-columns-repeated="4"/>
        </table:table-row>
        <table:table-row table:style-name="ro1">
          <table:table-cell table:formula="of:=[.A206]*0.04 + [.A206]" office:value-type="float" office:value="322751222.209814" calcext:value-type="float">
            <text:p>322751222,209814</text:p>
          </table:table-cell>
          <table:table-cell/>
          <table:table-cell table:style-name="ce1" table:formula="of:=[.C206] + 1" office:value-type="float" office:value="207" calcext:value-type="float">
            <text:p>207</text:p>
          </table:table-cell>
          <table:table-cell/>
          <table:table-cell table:formula="of:=[.A207]*0.04" office:value-type="float" office:value="12910048.8883926" calcext:value-type="float">
            <text:p>12910048,8883926</text:p>
          </table:table-cell>
          <table:table-cell table:number-columns-repeated="4"/>
        </table:table-row>
        <table:table-row table:style-name="ro1">
          <table:table-cell table:formula="of:=[.A207]*0.04 + [.A207]" office:value-type="float" office:value="335661271.098206" calcext:value-type="float">
            <text:p>335661271,098206</text:p>
          </table:table-cell>
          <table:table-cell/>
          <table:table-cell table:formula="of:=[.C207] + 1" office:value-type="float" office:value="208" calcext:value-type="float">
            <text:p>208</text:p>
          </table:table-cell>
          <table:table-cell/>
          <table:table-cell table:formula="of:=[.A208]*0.04" office:value-type="float" office:value="13426450.8439283" calcext:value-type="float">
            <text:p>13426450,8439283</text:p>
          </table:table-cell>
          <table:table-cell table:number-columns-repeated="4"/>
        </table:table-row>
        <table:table-row table:style-name="ro1">
          <table:table-cell table:formula="of:=[.A208]*0.04 + [.A208]" office:value-type="float" office:value="349087721.942135" calcext:value-type="float">
            <text:p>349087721,942135</text:p>
          </table:table-cell>
          <table:table-cell/>
          <table:table-cell table:style-name="ce1" table:formula="of:=[.C208] + 1" office:value-type="float" office:value="209" calcext:value-type="float">
            <text:p>209</text:p>
          </table:table-cell>
          <table:table-cell/>
          <table:table-cell table:formula="of:=[.A209]*0.04" office:value-type="float" office:value="13963508.8776854" calcext:value-type="float">
            <text:p>13963508,8776854</text:p>
          </table:table-cell>
          <table:table-cell table:number-columns-repeated="4"/>
        </table:table-row>
        <table:table-row table:style-name="ro1">
          <table:table-cell table:formula="of:=[.A209]*0.04 + [.A209]" office:value-type="float" office:value="363051230.81982" calcext:value-type="float">
            <text:p>363051230,81982</text:p>
          </table:table-cell>
          <table:table-cell/>
          <table:table-cell table:formula="of:=[.C209] + 1" office:value-type="float" office:value="210" calcext:value-type="float">
            <text:p>210</text:p>
          </table:table-cell>
          <table:table-cell/>
          <table:table-cell table:formula="of:=[.A210]*0.04" office:value-type="float" office:value="14522049.2327928" calcext:value-type="float">
            <text:p>14522049,2327928</text:p>
          </table:table-cell>
          <table:table-cell table:number-columns-repeated="4"/>
        </table:table-row>
        <table:table-row table:style-name="ro1">
          <table:table-cell table:formula="of:=[.A210]*0.04 + [.A210]" office:value-type="float" office:value="377573280.052613" calcext:value-type="float">
            <text:p>377573280,052613</text:p>
          </table:table-cell>
          <table:table-cell/>
          <table:table-cell table:style-name="ce1" table:formula="of:=[.C210] + 1" office:value-type="float" office:value="211" calcext:value-type="float">
            <text:p>211</text:p>
          </table:table-cell>
          <table:table-cell/>
          <table:table-cell table:formula="of:=[.A211]*0.04" office:value-type="float" office:value="15102931.2021045" calcext:value-type="float">
            <text:p>15102931,2021045</text:p>
          </table:table-cell>
          <table:table-cell table:number-columns-repeated="4"/>
        </table:table-row>
        <table:table-row table:style-name="ro1">
          <table:table-cell table:formula="of:=[.A211]*0.04 + [.A211]" office:value-type="float" office:value="392676211.254717" calcext:value-type="float">
            <text:p>392676211,254717</text:p>
          </table:table-cell>
          <table:table-cell/>
          <table:table-cell table:formula="of:=[.C211] + 1" office:value-type="float" office:value="212" calcext:value-type="float">
            <text:p>212</text:p>
          </table:table-cell>
          <table:table-cell/>
          <table:table-cell table:formula="of:=[.A212]*0.04" office:value-type="float" office:value="15707048.4501887" calcext:value-type="float">
            <text:p>15707048,4501887</text:p>
          </table:table-cell>
          <table:table-cell table:number-columns-repeated="4"/>
        </table:table-row>
        <table:table-row table:style-name="ro1">
          <table:table-cell table:formula="of:=[.A212]*0.04 + [.A212]" office:value-type="float" office:value="408383259.704906" calcext:value-type="float">
            <text:p>408383259,704906</text:p>
          </table:table-cell>
          <table:table-cell/>
          <table:table-cell table:style-name="ce1" table:formula="of:=[.C212] + 1" office:value-type="float" office:value="213" calcext:value-type="float">
            <text:p>213</text:p>
          </table:table-cell>
          <table:table-cell/>
          <table:table-cell table:formula="of:=[.A213]*0.04" office:value-type="float" office:value="16335330.3881962" calcext:value-type="float">
            <text:p>16335330,3881962</text:p>
          </table:table-cell>
          <table:table-cell table:number-columns-repeated="4"/>
        </table:table-row>
        <table:table-row table:style-name="ro1">
          <table:table-cell table:formula="of:=[.A213]*0.04 + [.A213]" office:value-type="float" office:value="424718590.093102" calcext:value-type="float">
            <text:p>424718590,093102</text:p>
          </table:table-cell>
          <table:table-cell/>
          <table:table-cell table:formula="of:=[.C213] + 1" office:value-type="float" office:value="214" calcext:value-type="float">
            <text:p>214</text:p>
          </table:table-cell>
          <table:table-cell/>
          <table:table-cell table:formula="of:=[.A214]*0.04" office:value-type="float" office:value="16988743.6037241" calcext:value-type="float">
            <text:p>16988743,6037241</text:p>
          </table:table-cell>
          <table:table-cell table:number-columns-repeated="4"/>
        </table:table-row>
        <table:table-row table:style-name="ro1">
          <table:table-cell table:formula="of:=[.A214]*0.04 + [.A214]" office:value-type="float" office:value="441707333.696826" calcext:value-type="float">
            <text:p>441707333,696826</text:p>
          </table:table-cell>
          <table:table-cell/>
          <table:table-cell table:style-name="ce1" table:formula="of:=[.C214] + 1" office:value-type="float" office:value="215" calcext:value-type="float">
            <text:p>215</text:p>
          </table:table-cell>
          <table:table-cell/>
          <table:table-cell table:formula="of:=[.A215]*0.04" office:value-type="float" office:value="17668293.3478731" calcext:value-type="float">
            <text:p>17668293,3478731</text:p>
          </table:table-cell>
          <table:table-cell table:number-columns-repeated="4"/>
        </table:table-row>
        <table:table-row table:style-name="ro1">
          <table:table-cell table:formula="of:=[.A215]*0.04 + [.A215]" office:value-type="float" office:value="459375627.044699" calcext:value-type="float">
            <text:p>459375627,044699</text:p>
          </table:table-cell>
          <table:table-cell/>
          <table:table-cell table:formula="of:=[.C215] + 1" office:value-type="float" office:value="216" calcext:value-type="float">
            <text:p>216</text:p>
          </table:table-cell>
          <table:table-cell/>
          <table:table-cell table:formula="of:=[.A216]*0.04" office:value-type="float" office:value="18375025.081788" calcext:value-type="float">
            <text:p>18375025,081788</text:p>
          </table:table-cell>
          <table:table-cell table:number-columns-repeated="4"/>
        </table:table-row>
        <table:table-row table:style-name="ro1">
          <table:table-cell table:formula="of:=[.A216]*0.04 + [.A216]" office:value-type="float" office:value="477750652.126487" calcext:value-type="float">
            <text:p>477750652,126487</text:p>
          </table:table-cell>
          <table:table-cell/>
          <table:table-cell table:style-name="ce1" table:formula="of:=[.C216] + 1" office:value-type="float" office:value="217" calcext:value-type="float">
            <text:p>217</text:p>
          </table:table-cell>
          <table:table-cell/>
          <table:table-cell table:formula="of:=[.A217]*0.04" office:value-type="float" office:value="19110026.0850595" calcext:value-type="float">
            <text:p>19110026,0850595</text:p>
          </table:table-cell>
          <table:table-cell table:number-columns-repeated="4"/>
        </table:table-row>
        <table:table-row table:style-name="ro1">
          <table:table-cell table:formula="of:=[.A217]*0.04 + [.A217]" office:value-type="float" office:value="496860678.211547" calcext:value-type="float">
            <text:p>496860678,211547</text:p>
          </table:table-cell>
          <table:table-cell/>
          <table:table-cell table:formula="of:=[.C217] + 1" office:value-type="float" office:value="218" calcext:value-type="float">
            <text:p>218</text:p>
          </table:table-cell>
          <table:table-cell/>
          <table:table-cell table:formula="of:=[.A218]*0.04" office:value-type="float" office:value="19874427.1284619" calcext:value-type="float">
            <text:p>19874427,1284619</text:p>
          </table:table-cell>
          <table:table-cell table:number-columns-repeated="4"/>
        </table:table-row>
        <table:table-row table:style-name="ro1">
          <table:table-cell table:formula="of:=[.A218]*0.04 + [.A218]" office:value-type="float" office:value="516735105.340009" calcext:value-type="float">
            <text:p>516735105,340009</text:p>
          </table:table-cell>
          <table:table-cell/>
          <table:table-cell table:style-name="ce1" table:formula="of:=[.C218] + 1" office:value-type="float" office:value="219" calcext:value-type="float">
            <text:p>219</text:p>
          </table:table-cell>
          <table:table-cell/>
          <table:table-cell table:formula="of:=[.A219]*0.04" office:value-type="float" office:value="20669404.2136003" calcext:value-type="float">
            <text:p>20669404,2136003</text:p>
          </table:table-cell>
          <table:table-cell table:number-columns-repeated="4"/>
        </table:table-row>
        <table:table-row table:style-name="ro1">
          <table:table-cell table:formula="of:=[.A219]*0.04 + [.A219]" office:value-type="float" office:value="537404509.553609" calcext:value-type="float">
            <text:p>537404509,553609</text:p>
          </table:table-cell>
          <table:table-cell/>
          <table:table-cell table:formula="of:=[.C219] + 1" office:value-type="float" office:value="220" calcext:value-type="float">
            <text:p>220</text:p>
          </table:table-cell>
          <table:table-cell/>
          <table:table-cell table:formula="of:=[.A220]*0.04" office:value-type="float" office:value="21496180.3821444" calcext:value-type="float">
            <text:p>21496180,3821444</text:p>
          </table:table-cell>
          <table:table-cell table:number-columns-repeated="4"/>
        </table:table-row>
        <table:table-row table:style-name="ro1">
          <table:table-cell table:formula="of:=[.A220]*0.04 + [.A220]" office:value-type="float" office:value="558900689.935753" calcext:value-type="float">
            <text:p>558900689,935753</text:p>
          </table:table-cell>
          <table:table-cell/>
          <table:table-cell table:style-name="ce1" table:formula="of:=[.C220] + 1" office:value-type="float" office:value="221" calcext:value-type="float">
            <text:p>221</text:p>
          </table:table-cell>
          <table:table-cell/>
          <table:table-cell table:formula="of:=[.A221]*0.04" office:value-type="float" office:value="22356027.5974301" calcext:value-type="float">
            <text:p>22356027,5974301</text:p>
          </table:table-cell>
          <table:table-cell table:number-columns-repeated="4"/>
        </table:table-row>
        <table:table-row table:style-name="ro1">
          <table:table-cell table:formula="of:=[.A221]*0.04 + [.A221]" office:value-type="float" office:value="581256717.533184" calcext:value-type="float">
            <text:p>581256717,533184</text:p>
          </table:table-cell>
          <table:table-cell/>
          <table:table-cell table:formula="of:=[.C221] + 1" office:value-type="float" office:value="222" calcext:value-type="float">
            <text:p>222</text:p>
          </table:table-cell>
          <table:table-cell/>
          <table:table-cell table:formula="of:=[.A222]*0.04" office:value-type="float" office:value="23250268.7013273" calcext:value-type="float">
            <text:p>23250268,7013273</text:p>
          </table:table-cell>
          <table:table-cell table:number-columns-repeated="4"/>
        </table:table-row>
        <table:table-row table:style-name="ro1">
          <table:table-cell table:formula="of:=[.A222]*0.04 + [.A222]" office:value-type="float" office:value="604506986.234511" calcext:value-type="float">
            <text:p>604506986,234511</text:p>
          </table:table-cell>
          <table:table-cell/>
          <table:table-cell table:style-name="ce1" table:formula="of:=[.C222] + 1" office:value-type="float" office:value="223" calcext:value-type="float">
            <text:p>223</text:p>
          </table:table-cell>
          <table:table-cell/>
          <table:table-cell table:formula="of:=[.A223]*0.04" office:value-type="float" office:value="24180279.4493804" calcext:value-type="float">
            <text:p>24180279,4493804</text:p>
          </table:table-cell>
          <table:table-cell table:number-columns-repeated="4"/>
        </table:table-row>
        <table:table-row table:style-name="ro1">
          <table:table-cell table:formula="of:=[.A223]*0.04 + [.A223]" office:value-type="float" office:value="628687265.683891" calcext:value-type="float">
            <text:p>628687265,683891</text:p>
          </table:table-cell>
          <table:table-cell/>
          <table:table-cell table:formula="of:=[.C223] + 1" office:value-type="float" office:value="224" calcext:value-type="float">
            <text:p>224</text:p>
          </table:table-cell>
          <table:table-cell/>
          <table:table-cell table:formula="of:=[.A224]*0.04" office:value-type="float" office:value="25147490.6273556" calcext:value-type="float">
            <text:p>25147490,6273556</text:p>
          </table:table-cell>
          <table:table-cell table:number-columns-repeated="4"/>
        </table:table-row>
        <table:table-row table:style-name="ro1">
          <table:table-cell table:formula="of:=[.A224]*0.04 + [.A224]" office:value-type="float" office:value="653834756.311247" calcext:value-type="float">
            <text:p>653834756,311247</text:p>
          </table:table-cell>
          <table:table-cell/>
          <table:table-cell table:style-name="ce1" table:formula="of:=[.C224] + 1" office:value-type="float" office:value="225" calcext:value-type="float">
            <text:p>225</text:p>
          </table:table-cell>
          <table:table-cell/>
          <table:table-cell table:formula="of:=[.A225]*0.04" office:value-type="float" office:value="26153390.2524499" calcext:value-type="float">
            <text:p>26153390,2524499</text:p>
          </table:table-cell>
          <table:table-cell table:number-columns-repeated="4"/>
        </table:table-row>
        <table:table-row table:style-name="ro1">
          <table:table-cell table:formula="of:=[.A225]*0.04 + [.A225]" office:value-type="float" office:value="679988146.563697" calcext:value-type="float">
            <text:p>679988146,563697</text:p>
          </table:table-cell>
          <table:table-cell/>
          <table:table-cell table:formula="of:=[.C225] + 1" office:value-type="float" office:value="226" calcext:value-type="float">
            <text:p>226</text:p>
          </table:table-cell>
          <table:table-cell/>
          <table:table-cell table:formula="of:=[.A226]*0.04" office:value-type="float" office:value="27199525.8625479" calcext:value-type="float">
            <text:p>27199525,8625479</text:p>
          </table:table-cell>
          <table:table-cell table:number-columns-repeated="4"/>
        </table:table-row>
        <table:table-row table:style-name="ro1">
          <table:table-cell table:formula="of:=[.A226]*0.04 + [.A226]" office:value-type="float" office:value="707187672.426245" calcext:value-type="float">
            <text:p>707187672,426245</text:p>
          </table:table-cell>
          <table:table-cell/>
          <table:table-cell table:style-name="ce1" table:formula="of:=[.C226] + 1" office:value-type="float" office:value="227" calcext:value-type="float">
            <text:p>227</text:p>
          </table:table-cell>
          <table:table-cell/>
          <table:table-cell table:formula="of:=[.A227]*0.04" office:value-type="float" office:value="28287506.8970498" calcext:value-type="float">
            <text:p>28287506,8970498</text:p>
          </table:table-cell>
          <table:table-cell table:number-columns-repeated="4"/>
        </table:table-row>
        <table:table-row table:style-name="ro1">
          <table:table-cell table:formula="of:=[.A227]*0.04 + [.A227]" office:value-type="float" office:value="735475179.323294" calcext:value-type="float">
            <text:p>735475179,323294</text:p>
          </table:table-cell>
          <table:table-cell/>
          <table:table-cell table:formula="of:=[.C227] + 1" office:value-type="float" office:value="228" calcext:value-type="float">
            <text:p>228</text:p>
          </table:table-cell>
          <table:table-cell/>
          <table:table-cell table:formula="of:=[.A228]*0.04" office:value-type="float" office:value="29419007.1729318" calcext:value-type="float">
            <text:p>29419007,1729318</text:p>
          </table:table-cell>
          <table:table-cell table:number-columns-repeated="4"/>
        </table:table-row>
        <table:table-row table:style-name="ro1">
          <table:table-cell table:formula="of:=[.A228]*0.04 + [.A228]" office:value-type="float" office:value="764894186.496226" calcext:value-type="float">
            <text:p>764894186,496226</text:p>
          </table:table-cell>
          <table:table-cell/>
          <table:table-cell table:style-name="ce1" table:formula="of:=[.C228] + 1" office:value-type="float" office:value="229" calcext:value-type="float">
            <text:p>229</text:p>
          </table:table-cell>
          <table:table-cell/>
          <table:table-cell table:formula="of:=[.A229]*0.04" office:value-type="float" office:value="30595767.459849" calcext:value-type="float">
            <text:p>30595767,459849</text:p>
          </table:table-cell>
          <table:table-cell table:number-columns-repeated="4"/>
        </table:table-row>
        <table:table-row table:style-name="ro1">
          <table:table-cell table:formula="of:=[.A229]*0.04 + [.A229]" office:value-type="float" office:value="795489953.956075" calcext:value-type="float">
            <text:p>795489953,956075</text:p>
          </table:table-cell>
          <table:table-cell/>
          <table:table-cell table:formula="of:=[.C229] + 1" office:value-type="float" office:value="230" calcext:value-type="float">
            <text:p>230</text:p>
          </table:table-cell>
          <table:table-cell/>
          <table:table-cell table:formula="of:=[.A230]*0.04" office:value-type="float" office:value="31819598.158243" calcext:value-type="float">
            <text:p>31819598,158243</text:p>
          </table:table-cell>
          <table:table-cell table:number-columns-repeated="4"/>
        </table:table-row>
        <table:table-row table:style-name="ro1">
          <table:table-cell table:formula="of:=[.A230]*0.04 + [.A230]" office:value-type="float" office:value="827309552.114318" calcext:value-type="float">
            <text:p>827309552,114318</text:p>
          </table:table-cell>
          <table:table-cell/>
          <table:table-cell table:style-name="ce1" table:formula="of:=[.C230] + 1" office:value-type="float" office:value="231" calcext:value-type="float">
            <text:p>231</text:p>
          </table:table-cell>
          <table:table-cell/>
          <table:table-cell table:formula="of:=[.A231]*0.04" office:value-type="float" office:value="33092382.0845727" calcext:value-type="float">
            <text:p>33092382,0845727</text:p>
          </table:table-cell>
          <table:table-cell table:number-columns-repeated="4"/>
        </table:table-row>
        <table:table-row table:style-name="ro1">
          <table:table-cell table:formula="of:=[.A231]*0.04 + [.A231]" office:value-type="float" office:value="860401934.198891" calcext:value-type="float">
            <text:p>860401934,198891</text:p>
          </table:table-cell>
          <table:table-cell/>
          <table:table-cell table:formula="of:=[.C231] + 1" office:value-type="float" office:value="232" calcext:value-type="float">
            <text:p>232</text:p>
          </table:table-cell>
          <table:table-cell/>
          <table:table-cell table:formula="of:=[.A232]*0.04" office:value-type="float" office:value="34416077.3679556" calcext:value-type="float">
            <text:p>34416077,3679556</text:p>
          </table:table-cell>
          <table:table-cell table:number-columns-repeated="4"/>
        </table:table-row>
        <table:table-row table:style-name="ro1">
          <table:table-cell table:formula="of:=[.A232]*0.04 + [.A232]" office:value-type="float" office:value="894818011.566847" calcext:value-type="float">
            <text:p>894818011,566847</text:p>
          </table:table-cell>
          <table:table-cell/>
          <table:table-cell table:style-name="ce1" table:formula="of:=[.C232] + 1" office:value-type="float" office:value="233" calcext:value-type="float">
            <text:p>233</text:p>
          </table:table-cell>
          <table:table-cell/>
          <table:table-cell table:formula="of:=[.A233]*0.04" office:value-type="float" office:value="35792720.4626739" calcext:value-type="float">
            <text:p>35792720,4626739</text:p>
          </table:table-cell>
          <table:table-cell table:number-columns-repeated="4"/>
        </table:table-row>
        <table:table-row table:style-name="ro1">
          <table:table-cell table:formula="of:=[.A233]*0.04 + [.A233]" office:value-type="float" office:value="930610732.02952" calcext:value-type="float">
            <text:p>930610732,02952</text:p>
          </table:table-cell>
          <table:table-cell/>
          <table:table-cell table:formula="of:=[.C233] + 1" office:value-type="float" office:value="234" calcext:value-type="float">
            <text:p>234</text:p>
          </table:table-cell>
          <table:table-cell/>
          <table:table-cell table:formula="of:=[.A234]*0.04" office:value-type="float" office:value="37224429.2811808" calcext:value-type="float">
            <text:p>37224429,2811808</text:p>
          </table:table-cell>
          <table:table-cell table:number-columns-repeated="4"/>
        </table:table-row>
        <table:table-row table:style-name="ro1">
          <table:table-cell table:formula="of:=[.A234]*0.04 + [.A234]" office:value-type="float" office:value="967835161.310701" calcext:value-type="float">
            <text:p>967835161,310701</text:p>
          </table:table-cell>
          <table:table-cell/>
          <table:table-cell table:style-name="ce1" table:formula="of:=[.C234] + 1" office:value-type="float" office:value="235" calcext:value-type="float">
            <text:p>235</text:p>
          </table:table-cell>
          <table:table-cell/>
          <table:table-cell table:formula="of:=[.A235]*0.04" office:value-type="float" office:value="38713406.4524281" calcext:value-type="float">
            <text:p>38713406,4524281</text:p>
          </table:table-cell>
          <table:table-cell table:number-columns-repeated="4"/>
        </table:table-row>
        <table:table-row table:style-name="ro1">
          <table:table-cell table:formula="of:=[.A235]*0.04 + [.A235]" office:value-type="float" office:value="1006548567.76313" calcext:value-type="float">
            <text:p>1006548567,76313</text:p>
          </table:table-cell>
          <table:table-cell/>
          <table:table-cell table:formula="of:=[.C235] + 1" office:value-type="float" office:value="236" calcext:value-type="float">
            <text:p>236</text:p>
          </table:table-cell>
          <table:table-cell/>
          <table:table-cell table:formula="of:=[.A236]*0.04" office:value-type="float" office:value="40261942.7105252" calcext:value-type="float">
            <text:p>40261942,7105252</text:p>
          </table:table-cell>
          <table:table-cell table:number-columns-repeated="4"/>
        </table:table-row>
        <table:table-row table:style-name="ro1">
          <table:table-cell table:formula="of:=[.A236]*0.04 + [.A236]" office:value-type="float" office:value="1046810510.47365" calcext:value-type="float">
            <text:p>1046810510,47365</text:p>
          </table:table-cell>
          <table:table-cell/>
          <table:table-cell table:style-name="ce1" table:formula="of:=[.C236] + 1" office:value-type="float" office:value="237" calcext:value-type="float">
            <text:p>237</text:p>
          </table:table-cell>
          <table:table-cell/>
          <table:table-cell table:formula="of:=[.A237]*0.04" office:value-type="float" office:value="41872420.4189462" calcext:value-type="float">
            <text:p>41872420,4189462</text:p>
          </table:table-cell>
          <table:table-cell table:number-columns-repeated="4"/>
        </table:table-row>
        <table:table-row table:style-name="ro1">
          <table:table-cell table:formula="of:=[.A237]*0.04 + [.A237]" office:value-type="float" office:value="1088682930.8926" calcext:value-type="float">
            <text:p>1088682930,8926</text:p>
          </table:table-cell>
          <table:table-cell/>
          <table:table-cell table:formula="of:=[.C237] + 1" office:value-type="float" office:value="238" calcext:value-type="float">
            <text:p>238</text:p>
          </table:table-cell>
          <table:table-cell/>
          <table:table-cell table:formula="of:=[.A238]*0.04" office:value-type="float" office:value="43547317.235704" calcext:value-type="float">
            <text:p>43547317,235704</text:p>
          </table:table-cell>
          <table:table-cell table:number-columns-repeated="4"/>
        </table:table-row>
        <table:table-row table:style-name="ro1">
          <table:table-cell table:formula="of:=[.A238]*0.04 + [.A238]" office:value-type="float" office:value="1132230248.1283" calcext:value-type="float">
            <text:p>1132230248,1283</text:p>
          </table:table-cell>
          <table:table-cell/>
          <table:table-cell table:style-name="ce1" table:formula="of:=[.C238] + 1" office:value-type="float" office:value="239" calcext:value-type="float">
            <text:p>239</text:p>
          </table:table-cell>
          <table:table-cell/>
          <table:table-cell table:formula="of:=[.A239]*0.04" office:value-type="float" office:value="45289209.9251322" calcext:value-type="float">
            <text:p>45289209,9251322</text:p>
          </table:table-cell>
          <table:table-cell table:number-columns-repeated="4"/>
        </table:table-row>
        <table:table-row table:style-name="ro1">
          <table:table-cell table:formula="of:=[.A239]*0.04 + [.A239]" office:value-type="float" office:value="1177519458.05344" calcext:value-type="float">
            <text:p>1177519458,05344</text:p>
          </table:table-cell>
          <table:table-cell/>
          <table:table-cell table:formula="of:=[.C239] + 1" office:value-type="float" office:value="240" calcext:value-type="float">
            <text:p>240</text:p>
          </table:table-cell>
          <table:table-cell/>
          <table:table-cell table:formula="of:=[.A240]*0.04" office:value-type="float" office:value="47100778.3221375" calcext:value-type="float">
            <text:p>47100778,3221375</text:p>
          </table:table-cell>
          <table:table-cell table:number-columns-repeated="4"/>
        </table:table-row>
        <table:table-row table:style-name="ro1">
          <table:table-cell table:formula="of:=[.A240]*0.04 + [.A240]" office:value-type="float" office:value="1224620236.37557" calcext:value-type="float">
            <text:p>1224620236,37557</text:p>
          </table:table-cell>
          <table:table-cell/>
          <table:table-cell table:style-name="ce1" table:formula="of:=[.C240] + 1" office:value-type="float" office:value="241" calcext:value-type="float">
            <text:p>241</text:p>
          </table:table-cell>
          <table:table-cell/>
          <table:table-cell table:formula="of:=[.A241]*0.04" office:value-type="float" office:value="48984809.455023" calcext:value-type="float">
            <text:p>48984809,455023</text:p>
          </table:table-cell>
          <table:table-cell table:number-columns-repeated="4"/>
        </table:table-row>
        <table:table-row table:style-name="ro1">
          <table:table-cell table:formula="of:=[.A241]*0.04 + [.A241]" office:value-type="float" office:value="1273605045.8306" calcext:value-type="float">
            <text:p>1273605045,8306</text:p>
          </table:table-cell>
          <table:table-cell/>
          <table:table-cell table:formula="of:=[.C241] + 1" office:value-type="float" office:value="242" calcext:value-type="float">
            <text:p>242</text:p>
          </table:table-cell>
          <table:table-cell/>
          <table:table-cell table:formula="of:=[.A242]*0.04" office:value-type="float" office:value="50944201.8332239" calcext:value-type="float">
            <text:p>50944201,8332239</text:p>
          </table:table-cell>
          <table:table-cell table:number-columns-repeated="4"/>
        </table:table-row>
        <table:table-row table:style-name="ro1">
          <table:table-cell table:formula="of:=[.A242]*0.04 + [.A242]" office:value-type="float" office:value="1324549247.66382" calcext:value-type="float">
            <text:p>1324549247,66382</text:p>
          </table:table-cell>
          <table:table-cell/>
          <table:table-cell table:style-name="ce1" table:formula="of:=[.C242] + 1" office:value-type="float" office:value="243" calcext:value-type="float">
            <text:p>243</text:p>
          </table:table-cell>
          <table:table-cell/>
          <table:table-cell table:formula="of:=[.A243]*0.04" office:value-type="float" office:value="52981969.9065529" calcext:value-type="float">
            <text:p>52981969,9065529</text:p>
          </table:table-cell>
          <table:table-cell table:number-columns-repeated="4"/>
        </table:table-row>
        <table:table-row table:style-name="ro1">
          <table:table-cell table:formula="of:=[.A243]*0.04 + [.A243]" office:value-type="float" office:value="1377531217.57037" calcext:value-type="float">
            <text:p>1377531217,57037</text:p>
          </table:table-cell>
          <table:table-cell/>
          <table:table-cell table:formula="of:=[.C243] + 1" office:value-type="float" office:value="244" calcext:value-type="float">
            <text:p>244</text:p>
          </table:table-cell>
          <table:table-cell/>
          <table:table-cell table:formula="of:=[.A244]*0.04" office:value-type="float" office:value="55101248.702815" calcext:value-type="float">
            <text:p>55101248,702815</text:p>
          </table:table-cell>
          <table:table-cell table:number-columns-repeated="4"/>
        </table:table-row>
        <table:table-row table:style-name="ro1">
          <table:table-cell table:formula="of:=[.A244]*0.04 + [.A244]" office:value-type="float" office:value="1432632466.27319" calcext:value-type="float">
            <text:p>1432632466,27319</text:p>
          </table:table-cell>
          <table:table-cell/>
          <table:table-cell table:style-name="ce1" table:formula="of:=[.C244] + 1" office:value-type="float" office:value="245" calcext:value-type="float">
            <text:p>245</text:p>
          </table:table-cell>
          <table:table-cell/>
          <table:table-cell table:formula="of:=[.A245]*0.04" office:value-type="float" office:value="57305298.6509276" calcext:value-type="float">
            <text:p>57305298,6509276</text:p>
          </table:table-cell>
          <table:table-cell table:number-columns-repeated="4"/>
        </table:table-row>
        <table:table-row table:style-name="ro1">
          <table:table-cell table:formula="of:=[.A245]*0.04 + [.A245]" office:value-type="float" office:value="1489937764.92412" calcext:value-type="float">
            <text:p>1489937764,92412</text:p>
          </table:table-cell>
          <table:table-cell/>
          <table:table-cell table:formula="of:=[.C245] + 1" office:value-type="float" office:value="246" calcext:value-type="float">
            <text:p>246</text:p>
          </table:table-cell>
          <table:table-cell/>
          <table:table-cell table:formula="of:=[.A246]*0.04" office:value-type="float" office:value="59597510.5969647" calcext:value-type="float">
            <text:p>59597510,5969647</text:p>
          </table:table-cell>
          <table:table-cell table:number-columns-repeated="4"/>
        </table:table-row>
        <table:table-row table:style-name="ro1">
          <table:table-cell table:formula="of:=[.A246]*0.04 + [.A246]" office:value-type="float" office:value="1549535275.52108" calcext:value-type="float">
            <text:p>1549535275,52108</text:p>
          </table:table-cell>
          <table:table-cell/>
          <table:table-cell table:style-name="ce1" table:formula="of:=[.C246] + 1" office:value-type="float" office:value="247" calcext:value-type="float">
            <text:p>247</text:p>
          </table:table-cell>
          <table:table-cell/>
          <table:table-cell table:formula="of:=[.A247]*0.04" office:value-type="float" office:value="61981411.0208433" calcext:value-type="float">
            <text:p>61981411,0208433</text:p>
          </table:table-cell>
          <table:table-cell table:number-columns-repeated="4"/>
        </table:table-row>
        <table:table-row table:style-name="ro1">
          <table:table-cell table:formula="of:=[.A247]*0.04 + [.A247]" office:value-type="float" office:value="1611516686.54192" calcext:value-type="float">
            <text:p>1611516686,54192</text:p>
          </table:table-cell>
          <table:table-cell/>
          <table:table-cell table:formula="of:=[.C247] + 1" office:value-type="float" office:value="248" calcext:value-type="float">
            <text:p>248</text:p>
          </table:table-cell>
          <table:table-cell/>
          <table:table-cell table:formula="of:=[.A248]*0.04" office:value-type="float" office:value="64460667.461677" calcext:value-type="float">
            <text:p>64460667,461677</text:p>
          </table:table-cell>
          <table:table-cell table:number-columns-repeated="4"/>
        </table:table-row>
        <table:table-row table:style-name="ro1">
          <table:table-cell table:formula="of:=[.A248]*0.04 + [.A248]" office:value-type="float" office:value="1675977354.0036" calcext:value-type="float">
            <text:p>1675977354,0036</text:p>
          </table:table-cell>
          <table:table-cell/>
          <table:table-cell table:style-name="ce1" table:formula="of:=[.C248] + 1" office:value-type="float" office:value="249" calcext:value-type="float">
            <text:p>249</text:p>
          </table:table-cell>
          <table:table-cell/>
          <table:table-cell table:formula="of:=[.A249]*0.04" office:value-type="float" office:value="67039094.1601441" calcext:value-type="float">
            <text:p>67039094,1601441</text:p>
          </table:table-cell>
          <table:table-cell table:number-columns-repeated="4"/>
        </table:table-row>
        <table:table-row table:style-name="ro1">
          <table:table-cell table:formula="of:=[.A249]*0.04 + [.A249]" office:value-type="float" office:value="1743016448.16375" calcext:value-type="float">
            <text:p>1743016448,16375</text:p>
          </table:table-cell>
          <table:table-cell/>
          <table:table-cell table:formula="of:=[.C249] + 1" office:value-type="float" office:value="250" calcext:value-type="float">
            <text:p>250</text:p>
          </table:table-cell>
          <table:table-cell/>
          <table:table-cell table:formula="of:=[.A250]*0.04" office:value-type="float" office:value="69720657.9265498" calcext:value-type="float">
            <text:p>69720657,9265498</text:p>
          </table:table-cell>
          <table:table-cell table:number-columns-repeated="4"/>
        </table:table-row>
        <table:table-row table:style-name="ro1">
          <table:table-cell table:formula="of:=[.A250]*0.04 + [.A250]" office:value-type="float" office:value="1812737106.0903" calcext:value-type="float">
            <text:p>1812737106,0903</text:p>
          </table:table-cell>
          <table:table-cell/>
          <table:table-cell table:style-name="ce1" table:formula="of:=[.C250] + 1" office:value-type="float" office:value="251" calcext:value-type="float">
            <text:p>251</text:p>
          </table:table-cell>
          <table:table-cell/>
          <table:table-cell table:formula="of:=[.A251]*0.04" office:value-type="float" office:value="72509484.2436118" calcext:value-type="float">
            <text:p>72509484,2436118</text:p>
          </table:table-cell>
          <table:table-cell table:number-columns-repeated="4"/>
        </table:table-row>
        <table:table-row table:style-name="ro1">
          <table:table-cell table:formula="of:=[.A251]*0.04 + [.A251]" office:value-type="float" office:value="1885246590.33391" calcext:value-type="float">
            <text:p>1885246590,33391</text:p>
          </table:table-cell>
          <table:table-cell/>
          <table:table-cell table:formula="of:=[.C251] + 1" office:value-type="float" office:value="252" calcext:value-type="float">
            <text:p>252</text:p>
          </table:table-cell>
          <table:table-cell/>
          <table:table-cell table:formula="of:=[.A252]*0.04" office:value-type="float" office:value="75409863.6133563" calcext:value-type="float">
            <text:p>75409863,6133563</text:p>
          </table:table-cell>
          <table:table-cell table:number-columns-repeated="4"/>
        </table:table-row>
        <table:table-row table:style-name="ro1">
          <table:table-cell table:formula="of:=[.A252]*0.04 + [.A252]" office:value-type="float" office:value="1960656453.94726" calcext:value-type="float">
            <text:p>1960656453,94726</text:p>
          </table:table-cell>
          <table:table-cell/>
          <table:table-cell table:style-name="ce1" table:formula="of:=[.C252] + 1" office:value-type="float" office:value="253" calcext:value-type="float">
            <text:p>253</text:p>
          </table:table-cell>
          <table:table-cell/>
          <table:table-cell table:formula="of:=[.A253]*0.04" office:value-type="float" office:value="78426258.1578906" calcext:value-type="float">
            <text:p>78426258,1578906</text:p>
          </table:table-cell>
          <table:table-cell table:number-columns-repeated="4"/>
        </table:table-row>
        <table:table-row table:style-name="ro1">
          <table:table-cell table:formula="of:=[.A253]*0.04 + [.A253]" office:value-type="float" office:value="2039082712.10515" calcext:value-type="float">
            <text:p>2039082712,10515</text:p>
          </table:table-cell>
          <table:table-cell/>
          <table:table-cell table:formula="of:=[.C253] + 1" office:value-type="float" office:value="254" calcext:value-type="float">
            <text:p>254</text:p>
          </table:table-cell>
          <table:table-cell/>
          <table:table-cell table:formula="of:=[.A254]*0.04" office:value-type="float" office:value="81563308.4842062" calcext:value-type="float">
            <text:p>81563308,4842062</text:p>
          </table:table-cell>
          <table:table-cell table:number-columns-repeated="4"/>
        </table:table-row>
        <table:table-row table:style-name="ro1">
          <table:table-cell table:formula="of:=[.A254]*0.04 + [.A254]" office:value-type="float" office:value="2120646020.58936" calcext:value-type="float">
            <text:p>2120646020,58936</text:p>
          </table:table-cell>
          <table:table-cell/>
          <table:table-cell table:style-name="ce1" table:formula="of:=[.C254] + 1" office:value-type="float" office:value="255" calcext:value-type="float">
            <text:p>255</text:p>
          </table:table-cell>
          <table:table-cell/>
          <table:table-cell table:formula="of:=[.A255]*0.04" office:value-type="float" office:value="84825840.8235744" calcext:value-type="float">
            <text:p>84825840,8235744</text:p>
          </table:table-cell>
          <table:table-cell table:number-columns-repeated="4"/>
        </table:table-row>
        <table:table-row table:style-name="ro1">
          <table:table-cell table:formula="of:=[.A255]*0.04 + [.A255]" office:value-type="float" office:value="2205471861.41294" calcext:value-type="float">
            <text:p>2205471861,41294</text:p>
          </table:table-cell>
          <table:table-cell/>
          <table:table-cell table:formula="of:=[.C255] + 1" office:value-type="float" office:value="256" calcext:value-type="float">
            <text:p>256</text:p>
          </table:table-cell>
          <table:table-cell/>
          <table:table-cell table:formula="of:=[.A256]*0.04" office:value-type="float" office:value="88218874.4565174" calcext:value-type="float">
            <text:p>88218874,4565174</text:p>
          </table:table-cell>
          <table:table-cell table:number-columns-repeated="4"/>
        </table:table-row>
        <table:table-row table:style-name="ro1">
          <table:table-cell table:formula="of:=[.A256]*0.04 + [.A256]" office:value-type="float" office:value="2293690735.86945" calcext:value-type="float">
            <text:p>2293690735,86945</text:p>
          </table:table-cell>
          <table:table-cell/>
          <table:table-cell table:style-name="ce1" table:formula="of:=[.C256] + 1" office:value-type="float" office:value="257" calcext:value-type="float">
            <text:p>257</text:p>
          </table:table-cell>
          <table:table-cell/>
          <table:table-cell table:formula="of:=[.A257]*0.04" office:value-type="float" office:value="91747629.4347781" calcext:value-type="float">
            <text:p>91747629,4347781</text:p>
          </table:table-cell>
          <table:table-cell table:number-columns-repeated="4"/>
        </table:table-row>
        <table:table-row table:style-name="ro1">
          <table:table-cell table:formula="of:=[.A257]*0.04 + [.A257]" office:value-type="float" office:value="2385438365.30423" calcext:value-type="float">
            <text:p>2385438365,30423</text:p>
          </table:table-cell>
          <table:table-cell/>
          <table:table-cell table:formula="of:=[.C257] + 1" office:value-type="float" office:value="258" calcext:value-type="float">
            <text:p>258</text:p>
          </table:table-cell>
          <table:table-cell/>
          <table:table-cell table:formula="of:=[.A258]*0.04" office:value-type="float" office:value="95417534.6121692" calcext:value-type="float">
            <text:p>95417534,6121692</text:p>
          </table:table-cell>
          <table:table-cell table:number-columns-repeated="4"/>
        </table:table-row>
        <table:table-row table:style-name="ro1">
          <table:table-cell table:formula="of:=[.A258]*0.04 + [.A258]" office:value-type="float" office:value="2480855899.9164" calcext:value-type="float">
            <text:p>2480855899,9164</text:p>
          </table:table-cell>
          <table:table-cell/>
          <table:table-cell table:style-name="ce1" table:formula="of:=[.C258] + 1" office:value-type="float" office:value="259" calcext:value-type="float">
            <text:p>259</text:p>
          </table:table-cell>
          <table:table-cell/>
          <table:table-cell table:formula="of:=[.A259]*0.04" office:value-type="float" office:value="99234235.996656" calcext:value-type="float">
            <text:p>99234235,996656</text:p>
          </table:table-cell>
          <table:table-cell table:number-columns-repeated="4"/>
        </table:table-row>
        <table:table-row table:style-name="ro1">
          <table:table-cell table:formula="of:=[.A259]*0.04 + [.A259]" office:value-type="float" office:value="2580090135.91306" calcext:value-type="float">
            <text:p>2580090135,91306</text:p>
          </table:table-cell>
          <table:table-cell/>
          <table:table-cell table:formula="of:=[.C259] + 1" office:value-type="float" office:value="260" calcext:value-type="float">
            <text:p>260</text:p>
          </table:table-cell>
          <table:table-cell/>
          <table:table-cell table:formula="of:=[.A260]*0.04" office:value-type="float" office:value="103203605.436522" calcext:value-type="float">
            <text:p>103203605,436522</text:p>
          </table:table-cell>
          <table:table-cell table:number-columns-repeated="4"/>
        </table:table-row>
        <table:table-row table:style-name="ro1">
          <table:table-cell table:formula="of:=[.A260]*0.04 + [.A260]" office:value-type="float" office:value="2683293741.34958" calcext:value-type="float">
            <text:p>2683293741,34958</text:p>
          </table:table-cell>
          <table:table-cell/>
          <table:table-cell table:style-name="ce1" table:formula="of:=[.C260] + 1" office:value-type="float" office:value="261" calcext:value-type="float">
            <text:p>261</text:p>
          </table:table-cell>
          <table:table-cell/>
          <table:table-cell table:formula="of:=[.A261]*0.04" office:value-type="float" office:value="107331749.653983" calcext:value-type="float">
            <text:p>107331749,653983</text:p>
          </table:table-cell>
          <table:table-cell table:number-columns-repeated="4"/>
        </table:table-row>
        <table:table-row table:style-name="ro1">
          <table:table-cell table:formula="of:=[.A261]*0.04 + [.A261]" office:value-type="float" office:value="2790625491.00356" calcext:value-type="float">
            <text:p>2790625491,00356</text:p>
          </table:table-cell>
          <table:table-cell/>
          <table:table-cell table:formula="of:=[.C261] + 1" office:value-type="float" office:value="262" calcext:value-type="float">
            <text:p>262</text:p>
          </table:table-cell>
          <table:table-cell/>
          <table:table-cell table:formula="of:=[.A262]*0.04" office:value-type="float" office:value="111625019.640142" calcext:value-type="float">
            <text:p>111625019,640142</text:p>
          </table:table-cell>
          <table:table-cell table:number-columns-repeated="4"/>
        </table:table-row>
        <table:table-row table:style-name="ro1">
          <table:table-cell table:formula="of:=[.A262]*0.04 + [.A262]" office:value-type="float" office:value="2902250510.6437" calcext:value-type="float">
            <text:p>2902250510,6437</text:p>
          </table:table-cell>
          <table:table-cell/>
          <table:table-cell table:style-name="ce1" table:formula="of:=[.C262] + 1" office:value-type="float" office:value="263" calcext:value-type="float">
            <text:p>263</text:p>
          </table:table-cell>
          <table:table-cell/>
          <table:table-cell table:formula="of:=[.A263]*0.04" office:value-type="float" office:value="116090020.425748" calcext:value-type="float">
            <text:p>116090020,425748</text:p>
          </table:table-cell>
          <table:table-cell table:number-columns-repeated="4"/>
        </table:table-row>
        <table:table-row table:style-name="ro1">
          <table:table-cell table:formula="of:=[.A263]*0.04 + [.A263]" office:value-type="float" office:value="3018340531.06945" calcext:value-type="float">
            <text:p>3018340531,06945</text:p>
          </table:table-cell>
          <table:table-cell/>
          <table:table-cell table:formula="of:=[.C263] + 1" office:value-type="float" office:value="264" calcext:value-type="float">
            <text:p>264</text:p>
          </table:table-cell>
          <table:table-cell/>
          <table:table-cell table:formula="of:=[.A264]*0.04" office:value-type="float" office:value="120733621.242778" calcext:value-type="float">
            <text:p>120733621,242778</text:p>
          </table:table-cell>
          <table:table-cell table:number-columns-repeated="4"/>
        </table:table-row>
        <table:table-row table:style-name="ro1">
          <table:table-cell table:formula="of:=[.A264]*0.04 + [.A264]" office:value-type="float" office:value="3139074152.31223" calcext:value-type="float">
            <text:p>3139074152,31223</text:p>
          </table:table-cell>
          <table:table-cell/>
          <table:table-cell table:style-name="ce1" table:formula="of:=[.C264] + 1" office:value-type="float" office:value="265" calcext:value-type="float">
            <text:p>265</text:p>
          </table:table-cell>
          <table:table-cell/>
          <table:table-cell table:formula="of:=[.A265]*0.04" office:value-type="float" office:value="125562966.092489" calcext:value-type="float">
            <text:p>125562966,092489</text:p>
          </table:table-cell>
          <table:table-cell table:number-columns-repeated="4"/>
        </table:table-row>
        <table:table-row table:style-name="ro1">
          <table:table-cell table:formula="of:=[.A265]*0.04 + [.A265]" office:value-type="float" office:value="3264637118.40472" calcext:value-type="float">
            <text:p>3264637118,40472</text:p>
          </table:table-cell>
          <table:table-cell/>
          <table:table-cell table:formula="of:=[.C265] + 1" office:value-type="float" office:value="266" calcext:value-type="float">
            <text:p>266</text:p>
          </table:table-cell>
          <table:table-cell/>
          <table:table-cell table:formula="of:=[.A266]*0.04" office:value-type="float" office:value="130585484.736189" calcext:value-type="float">
            <text:p>130585484,736189</text:p>
          </table:table-cell>
          <table:table-cell table:number-columns-repeated="4"/>
        </table:table-row>
        <table:table-row table:style-name="ro1">
          <table:table-cell table:formula="of:=[.A266]*0.04 + [.A266]" office:value-type="float" office:value="3395222603.14091" calcext:value-type="float">
            <text:p>3395222603,14091</text:p>
          </table:table-cell>
          <table:table-cell/>
          <table:table-cell table:style-name="ce1" table:formula="of:=[.C266] + 1" office:value-type="float" office:value="267" calcext:value-type="float">
            <text:p>267</text:p>
          </table:table-cell>
          <table:table-cell/>
          <table:table-cell table:formula="of:=[.A267]*0.04" office:value-type="float" office:value="135808904.125636" calcext:value-type="float">
            <text:p>135808904,125636</text:p>
          </table:table-cell>
          <table:table-cell table:number-columns-repeated="4"/>
        </table:table-row>
        <table:table-row table:style-name="ro1">
          <table:table-cell table:formula="of:=[.A267]*0.04 + [.A267]" office:value-type="float" office:value="3531031507.26654" calcext:value-type="float">
            <text:p>3531031507,26654</text:p>
          </table:table-cell>
          <table:table-cell/>
          <table:table-cell table:formula="of:=[.C267] + 1" office:value-type="float" office:value="268" calcext:value-type="float">
            <text:p>268</text:p>
          </table:table-cell>
          <table:table-cell/>
          <table:table-cell table:formula="of:=[.A268]*0.04" office:value-type="float" office:value="141241260.290662" calcext:value-type="float">
            <text:p>141241260,290662</text:p>
          </table:table-cell>
          <table:table-cell table:number-columns-repeated="4"/>
        </table:table-row>
        <table:table-row table:style-name="ro1">
          <table:table-cell table:formula="of:=[.A268]*0.04 + [.A268]" office:value-type="float" office:value="3672272767.55721" calcext:value-type="float">
            <text:p>3672272767,55721</text:p>
          </table:table-cell>
          <table:table-cell/>
          <table:table-cell table:style-name="ce1" table:formula="of:=[.C268] + 1" office:value-type="float" office:value="269" calcext:value-type="float">
            <text:p>269</text:p>
          </table:table-cell>
          <table:table-cell/>
          <table:table-cell table:formula="of:=[.A269]*0.04" office:value-type="float" office:value="146890910.702288" calcext:value-type="float">
            <text:p>146890910,702288</text:p>
          </table:table-cell>
          <table:table-cell table:number-columns-repeated="4"/>
        </table:table-row>
        <table:table-row table:style-name="ro1">
          <table:table-cell table:formula="of:=[.A269]*0.04 + [.A269]" office:value-type="float" office:value="3819163678.25949" calcext:value-type="float">
            <text:p>3819163678,25949</text:p>
          </table:table-cell>
          <table:table-cell/>
          <table:table-cell table:formula="of:=[.C269] + 1" office:value-type="float" office:value="270" calcext:value-type="float">
            <text:p>270</text:p>
          </table:table-cell>
          <table:table-cell/>
          <table:table-cell table:formula="of:=[.A270]*0.04" office:value-type="float" office:value="152766547.13038" calcext:value-type="float">
            <text:p>152766547,13038</text:p>
          </table:table-cell>
          <table:table-cell table:number-columns-repeated="4"/>
        </table:table-row>
        <table:table-row table:style-name="ro1">
          <table:table-cell table:formula="of:=[.A270]*0.04 + [.A270]" office:value-type="float" office:value="3971930225.38987" calcext:value-type="float">
            <text:p>3971930225,38987</text:p>
          </table:table-cell>
          <table:table-cell/>
          <table:table-cell table:style-name="ce1" table:formula="of:=[.C270] + 1" office:value-type="float" office:value="271" calcext:value-type="float">
            <text:p>271</text:p>
          </table:table-cell>
          <table:table-cell/>
          <table:table-cell table:formula="of:=[.A271]*0.04" office:value-type="float" office:value="158877209.015595" calcext:value-type="float">
            <text:p>158877209,015595</text:p>
          </table:table-cell>
          <table:table-cell table:number-columns-repeated="4"/>
        </table:table-row>
        <table:table-row table:style-name="ro1">
          <table:table-cell table:formula="of:=[.A271]*0.04 + [.A271]" office:value-type="float" office:value="4130807434.40547" calcext:value-type="float">
            <text:p>4130807434,40547</text:p>
          </table:table-cell>
          <table:table-cell/>
          <table:table-cell table:formula="of:=[.C271] + 1" office:value-type="float" office:value="272" calcext:value-type="float">
            <text:p>272</text:p>
          </table:table-cell>
          <table:table-cell/>
          <table:table-cell table:formula="of:=[.A272]*0.04" office:value-type="float" office:value="165232297.376219" calcext:value-type="float">
            <text:p>165232297,376219</text:p>
          </table:table-cell>
          <table:table-cell table:number-columns-repeated="4"/>
        </table:table-row>
        <table:table-row table:style-name="ro1">
          <table:table-cell table:formula="of:=[.A272]*0.04 + [.A272]" office:value-type="float" office:value="4296039731.78169" calcext:value-type="float">
            <text:p>4296039731,78169</text:p>
          </table:table-cell>
          <table:table-cell/>
          <table:table-cell table:style-name="ce1" table:formula="of:=[.C272] + 1" office:value-type="float" office:value="273" calcext:value-type="float">
            <text:p>273</text:p>
          </table:table-cell>
          <table:table-cell/>
          <table:table-cell table:formula="of:=[.A273]*0.04" office:value-type="float" office:value="171841589.271268" calcext:value-type="float">
            <text:p>171841589,271268</text:p>
          </table:table-cell>
          <table:table-cell table:number-columns-repeated="4"/>
        </table:table-row>
        <table:table-row table:style-name="ro1">
          <table:table-cell table:formula="of:=[.A273]*0.04 + [.A273]" office:value-type="float" office:value="4467881321.05296" calcext:value-type="float">
            <text:p>4467881321,05296</text:p>
          </table:table-cell>
          <table:table-cell/>
          <table:table-cell table:formula="of:=[.C273] + 1" office:value-type="float" office:value="274" calcext:value-type="float">
            <text:p>274</text:p>
          </table:table-cell>
          <table:table-cell/>
          <table:table-cell table:formula="of:=[.A274]*0.04" office:value-type="float" office:value="178715252.842118" calcext:value-type="float">
            <text:p>178715252,842118</text:p>
          </table:table-cell>
          <table:table-cell table:number-columns-repeated="4"/>
        </table:table-row>
        <table:table-row table:style-name="ro1">
          <table:table-cell table:formula="of:=[.A274]*0.04 + [.A274]" office:value-type="float" office:value="4646596573.89507" calcext:value-type="float">
            <text:p>4646596573,89507</text:p>
          </table:table-cell>
          <table:table-cell/>
          <table:table-cell table:style-name="ce1" table:formula="of:=[.C274] + 1" office:value-type="float" office:value="275" calcext:value-type="float">
            <text:p>275</text:p>
          </table:table-cell>
          <table:table-cell/>
          <table:table-cell table:formula="of:=[.A275]*0.04" office:value-type="float" office:value="185863862.955803" calcext:value-type="float">
            <text:p>185863862,955803</text:p>
          </table:table-cell>
          <table:table-cell table:number-columns-repeated="4"/>
        </table:table-row>
        <table:table-row table:style-name="ro1">
          <table:table-cell table:formula="of:=[.A275]*0.04 + [.A275]" office:value-type="float" office:value="4832460436.85088" calcext:value-type="float">
            <text:p>4832460436,85088</text:p>
          </table:table-cell>
          <table:table-cell/>
          <table:table-cell table:formula="of:=[.C275] + 1" office:value-type="float" office:value="276" calcext:value-type="float">
            <text:p>276</text:p>
          </table:table-cell>
          <table:table-cell/>
          <table:table-cell table:formula="of:=[.A276]*0.04" office:value-type="float" office:value="193298417.474035" calcext:value-type="float">
            <text:p>193298417,474035</text:p>
          </table:table-cell>
          <table:table-cell table:number-columns-repeated="4"/>
        </table:table-row>
        <table:table-row table:style-name="ro1">
          <table:table-cell table:formula="of:=[.A276]*0.04 + [.A276]" office:value-type="float" office:value="5025758854.32491" calcext:value-type="float">
            <text:p>5025758854,32491</text:p>
          </table:table-cell>
          <table:table-cell/>
          <table:table-cell table:style-name="ce1" table:formula="of:=[.C276] + 1" office:value-type="float" office:value="277" calcext:value-type="float">
            <text:p>277</text:p>
          </table:table-cell>
          <table:table-cell/>
          <table:table-cell table:formula="of:=[.A277]*0.04" office:value-type="float" office:value="201030354.172996" calcext:value-type="float">
            <text:p>201030354,172996</text:p>
          </table:table-cell>
          <table:table-cell table:number-columns-repeated="4"/>
        </table:table-row>
        <table:table-row table:style-name="ro1">
          <table:table-cell table:formula="of:=[.A277]*0.04 + [.A277]" office:value-type="float" office:value="5226789208.49791" calcext:value-type="float">
            <text:p>5226789208,49791</text:p>
          </table:table-cell>
          <table:table-cell/>
          <table:table-cell table:formula="of:=[.C277] + 1" office:value-type="float" office:value="278" calcext:value-type="float">
            <text:p>278</text:p>
          </table:table-cell>
          <table:table-cell/>
          <table:table-cell table:formula="of:=[.A278]*0.04" office:value-type="float" office:value="209071568.339916" calcext:value-type="float">
            <text:p>209071568,339916</text:p>
          </table:table-cell>
          <table:table-cell table:number-columns-repeated="4"/>
        </table:table-row>
        <table:table-row table:style-name="ro1">
          <table:table-cell table:formula="of:=[.A278]*0.04 + [.A278]" office:value-type="float" office:value="5435860776.83783" calcext:value-type="float">
            <text:p>5435860776,83783</text:p>
          </table:table-cell>
          <table:table-cell/>
          <table:table-cell table:style-name="ce1" table:formula="of:=[.C278] + 1" office:value-type="float" office:value="279" calcext:value-type="float">
            <text:p>279</text:p>
          </table:table-cell>
          <table:table-cell/>
          <table:table-cell table:formula="of:=[.A279]*0.04" office:value-type="float" office:value="217434431.073513" calcext:value-type="float">
            <text:p>217434431,073513</text:p>
          </table:table-cell>
          <table:table-cell table:number-columns-repeated="4"/>
        </table:table-row>
        <table:table-row table:style-name="ro1">
          <table:table-cell table:formula="of:=[.A279]*0.04 + [.A279]" office:value-type="float" office:value="5653295207.91134" calcext:value-type="float">
            <text:p>5653295207,91134</text:p>
          </table:table-cell>
          <table:table-cell/>
          <table:table-cell table:formula="of:=[.C279] + 1" office:value-type="float" office:value="280" calcext:value-type="float">
            <text:p>280</text:p>
          </table:table-cell>
          <table:table-cell/>
          <table:table-cell table:formula="of:=[.A280]*0.04" office:value-type="float" office:value="226131808.316453" calcext:value-type="float">
            <text:p>226131808,316453</text:p>
          </table:table-cell>
          <table:table-cell table:number-columns-repeated="4"/>
        </table:table-row>
        <table:table-row table:style-name="ro1">
          <table:table-cell table:formula="of:=[.A280]*0.04 + [.A280]" office:value-type="float" office:value="5879427016.22779" calcext:value-type="float">
            <text:p>5879427016,22779</text:p>
          </table:table-cell>
          <table:table-cell/>
          <table:table-cell table:style-name="ce1" table:formula="of:=[.C280] + 1" office:value-type="float" office:value="281" calcext:value-type="float">
            <text:p>281</text:p>
          </table:table-cell>
          <table:table-cell/>
          <table:table-cell table:formula="of:=[.A281]*0.04" office:value-type="float" office:value="235177080.649112" calcext:value-type="float">
            <text:p>235177080,649112</text:p>
          </table:table-cell>
          <table:table-cell table:number-columns-repeated="4"/>
        </table:table-row>
        <table:table-row table:style-name="ro1">
          <table:table-cell table:formula="of:=[.A281]*0.04 + [.A281]" office:value-type="float" office:value="6114604096.8769" calcext:value-type="float">
            <text:p>6114604096,8769</text:p>
          </table:table-cell>
          <table:table-cell/>
          <table:table-cell table:formula="of:=[.C281] + 1" office:value-type="float" office:value="282" calcext:value-type="float">
            <text:p>282</text:p>
          </table:table-cell>
          <table:table-cell/>
          <table:table-cell table:formula="of:=[.A282]*0.04" office:value-type="float" office:value="244584163.875076" calcext:value-type="float">
            <text:p>244584163,875076</text:p>
          </table:table-cell>
          <table:table-cell table:number-columns-repeated="4"/>
        </table:table-row>
        <table:table-row table:style-name="ro1">
          <table:table-cell table:formula="of:=[.A282]*0.04 + [.A282]" office:value-type="float" office:value="6359188260.75198" calcext:value-type="float">
            <text:p>6359188260,75198</text:p>
          </table:table-cell>
          <table:table-cell/>
          <table:table-cell table:style-name="ce1" table:formula="of:=[.C282] + 1" office:value-type="float" office:value="283" calcext:value-type="float">
            <text:p>283</text:p>
          </table:table-cell>
          <table:table-cell/>
          <table:table-cell table:formula="of:=[.A283]*0.04" office:value-type="float" office:value="254367530.430079" calcext:value-type="float">
            <text:p>254367530,430079</text:p>
          </table:table-cell>
          <table:table-cell table:number-columns-repeated="4"/>
        </table:table-row>
        <table:table-row table:style-name="ro1">
          <table:table-cell table:formula="of:=[.A283]*0.04 + [.A283]" office:value-type="float" office:value="6613555791.18206" calcext:value-type="float">
            <text:p>6613555791,18206</text:p>
          </table:table-cell>
          <table:table-cell/>
          <table:table-cell table:formula="of:=[.C283] + 1" office:value-type="float" office:value="284" calcext:value-type="float">
            <text:p>284</text:p>
          </table:table-cell>
          <table:table-cell/>
          <table:table-cell table:formula="of:=[.A284]*0.04" office:value-type="float" office:value="264542231.647282" calcext:value-type="float">
            <text:p>264542231,647282</text:p>
          </table:table-cell>
          <table:table-cell table:number-columns-repeated="4"/>
        </table:table-row>
        <table:table-row table:style-name="ro1">
          <table:table-cell table:formula="of:=[.A284]*0.04 + [.A284]" office:value-type="float" office:value="6878098022.82934" calcext:value-type="float">
            <text:p>6878098022,82934</text:p>
          </table:table-cell>
          <table:table-cell/>
          <table:table-cell table:style-name="ce1" table:formula="of:=[.C284] + 1" office:value-type="float" office:value="285" calcext:value-type="float">
            <text:p>285</text:p>
          </table:table-cell>
          <table:table-cell/>
          <table:table-cell table:formula="of:=[.A285]*0.04" office:value-type="float" office:value="275123920.913174" calcext:value-type="float">
            <text:p>275123920,913174</text:p>
          </table:table-cell>
          <table:table-cell table:number-columns-repeated="4"/>
        </table:table-row>
        <table:table-row table:style-name="ro1">
          <table:table-cell table:formula="of:=[.A285]*0.04 + [.A285]" office:value-type="float" office:value="7153221943.74252" calcext:value-type="float">
            <text:p>7153221943,74252</text:p>
          </table:table-cell>
          <table:table-cell/>
          <table:table-cell table:formula="of:=[.C285] + 1" office:value-type="float" office:value="286" calcext:value-type="float">
            <text:p>286</text:p>
          </table:table-cell>
          <table:table-cell/>
          <table:table-cell table:formula="of:=[.A286]*0.04" office:value-type="float" office:value="286128877.749701" calcext:value-type="float">
            <text:p>286128877,749701</text:p>
          </table:table-cell>
          <table:table-cell table:number-columns-repeated="4"/>
        </table:table-row>
        <table:table-row table:style-name="ro1">
          <table:table-cell table:formula="of:=[.A286]*0.04 + [.A286]" office:value-type="float" office:value="7439350821.49222" calcext:value-type="float">
            <text:p>7439350821,49222</text:p>
          </table:table-cell>
          <table:table-cell/>
          <table:table-cell table:style-name="ce1" table:formula="of:=[.C286] + 1" office:value-type="float" office:value="287" calcext:value-type="float">
            <text:p>287</text:p>
          </table:table-cell>
          <table:table-cell/>
          <table:table-cell table:formula="of:=[.A287]*0.04" office:value-type="float" office:value="297574032.859689" calcext:value-type="float">
            <text:p>297574032,859689</text:p>
          </table:table-cell>
          <table:table-cell table:number-columns-repeated="4"/>
        </table:table-row>
        <table:table-row table:style-name="ro1">
          <table:table-cell table:formula="of:=[.A287]*0.04 + [.A287]" office:value-type="float" office:value="7736924854.35191" calcext:value-type="float">
            <text:p>7736924854,35191</text:p>
          </table:table-cell>
          <table:table-cell/>
          <table:table-cell table:formula="of:=[.C287] + 1" office:value-type="float" office:value="288" calcext:value-type="float">
            <text:p>288</text:p>
          </table:table-cell>
          <table:table-cell/>
          <table:table-cell table:formula="of:=[.A288]*0.04" office:value-type="float" office:value="309476994.174076" calcext:value-type="float">
            <text:p>309476994,174076</text:p>
          </table:table-cell>
          <table:table-cell table:number-columns-repeated="4"/>
        </table:table-row>
        <table:table-row table:style-name="ro1">
          <table:table-cell table:formula="of:=[.A288]*0.04 + [.A288]" office:value-type="float" office:value="8046401848.52598" calcext:value-type="float">
            <text:p>8046401848,52598</text:p>
          </table:table-cell>
          <table:table-cell/>
          <table:table-cell table:style-name="ce1" table:formula="of:=[.C288] + 1" office:value-type="float" office:value="289" calcext:value-type="float">
            <text:p>289</text:p>
          </table:table-cell>
          <table:table-cell/>
          <table:table-cell table:formula="of:=[.A289]*0.04" office:value-type="float" office:value="321856073.941039" calcext:value-type="float">
            <text:p>321856073,941039</text:p>
          </table:table-cell>
          <table:table-cell table:number-columns-repeated="4"/>
        </table:table-row>
        <table:table-row table:style-name="ro1">
          <table:table-cell table:formula="of:=[.A289]*0.04 + [.A289]" office:value-type="float" office:value="8368257922.46702" calcext:value-type="float">
            <text:p>8368257922,46702</text:p>
          </table:table-cell>
          <table:table-cell/>
          <table:table-cell table:formula="of:=[.C289] + 1" office:value-type="float" office:value="290" calcext:value-type="float">
            <text:p>290</text:p>
          </table:table-cell>
          <table:table-cell/>
          <table:table-cell table:formula="of:=[.A290]*0.04" office:value-type="float" office:value="334730316.898681" calcext:value-type="float">
            <text:p>334730316,898681</text:p>
          </table:table-cell>
          <table:table-cell table:number-columns-repeated="4"/>
        </table:table-row>
        <table:table-row table:style-name="ro1">
          <table:table-cell table:formula="of:=[.A290]*0.04 + [.A290]" office:value-type="float" office:value="8702988239.3657" calcext:value-type="float">
            <text:p>8702988239,3657</text:p>
          </table:table-cell>
          <table:table-cell/>
          <table:table-cell table:style-name="ce1" table:formula="of:=[.C290] + 1" office:value-type="float" office:value="291" calcext:value-type="float">
            <text:p>291</text:p>
          </table:table-cell>
          <table:table-cell/>
          <table:table-cell table:formula="of:=[.A291]*0.04" office:value-type="float" office:value="348119529.574628" calcext:value-type="float">
            <text:p>348119529,574628</text:p>
          </table:table-cell>
          <table:table-cell table:number-columns-repeated="4"/>
        </table:table-row>
        <table:table-row table:style-name="ro1">
          <table:table-cell table:formula="of:=[.A291]*0.04 + [.A291]" office:value-type="float" office:value="9051107768.94033" calcext:value-type="float">
            <text:p>9051107768,94033</text:p>
          </table:table-cell>
          <table:table-cell/>
          <table:table-cell table:formula="of:=[.C291] + 1" office:value-type="float" office:value="292" calcext:value-type="float">
            <text:p>292</text:p>
          </table:table-cell>
          <table:table-cell/>
          <table:table-cell table:formula="of:=[.A292]*0.04" office:value-type="float" office:value="362044310.757613" calcext:value-type="float">
            <text:p>362044310,757613</text:p>
          </table:table-cell>
          <table:table-cell table:number-columns-repeated="4"/>
        </table:table-row>
        <table:table-row table:style-name="ro1">
          <table:table-cell table:formula="of:=[.A292]*0.04 + [.A292]" office:value-type="float" office:value="9413152079.69794" calcext:value-type="float">
            <text:p>9413152079,69794</text:p>
          </table:table-cell>
          <table:table-cell/>
          <table:table-cell table:style-name="ce1" table:formula="of:=[.C292] + 1" office:value-type="float" office:value="293" calcext:value-type="float">
            <text:p>293</text:p>
          </table:table-cell>
          <table:table-cell/>
          <table:table-cell table:formula="of:=[.A293]*0.04" office:value-type="float" office:value="376526083.187918" calcext:value-type="float">
            <text:p>376526083,187918</text:p>
          </table:table-cell>
          <table:table-cell table:number-columns-repeated="4"/>
        </table:table-row>
        <table:table-row table:style-name="ro1">
          <table:table-cell table:formula="of:=[.A293]*0.04 + [.A293]" office:value-type="float" office:value="9789678162.88586" calcext:value-type="float">
            <text:p>9789678162,88586</text:p>
          </table:table-cell>
          <table:table-cell/>
          <table:table-cell table:formula="of:=[.C293] + 1" office:value-type="float" office:value="294" calcext:value-type="float">
            <text:p>294</text:p>
          </table:table-cell>
          <table:table-cell/>
          <table:table-cell table:formula="of:=[.A294]*0.04" office:value-type="float" office:value="391587126.515435" calcext:value-type="float">
            <text:p>391587126,515435</text:p>
          </table:table-cell>
          <table:table-cell table:number-columns-repeated="4"/>
        </table:table-row>
        <table:table-row table:style-name="ro1">
          <table:table-cell table:formula="of:=[.A294]*0.04 + [.A294]" office:value-type="float" office:value="10181265289.4013" calcext:value-type="float">
            <text:p>10181265289,4013</text:p>
          </table:table-cell>
          <table:table-cell/>
          <table:table-cell table:style-name="ce1" table:formula="of:=[.C294] + 1" office:value-type="float" office:value="295" calcext:value-type="float">
            <text:p>295</text:p>
          </table:table-cell>
          <table:table-cell/>
          <table:table-cell table:formula="of:=[.A295]*0.04" office:value-type="float" office:value="407250611.576052" calcext:value-type="float">
            <text:p>407250611,576052</text:p>
          </table:table-cell>
          <table:table-cell table:number-columns-repeated="4"/>
        </table:table-row>
        <table:table-row table:style-name="ro1">
          <table:table-cell table:formula="of:=[.A295]*0.04 + [.A295]" office:value-type="float" office:value="10588515900.9773" calcext:value-type="float">
            <text:p>10588515900,9773</text:p>
          </table:table-cell>
          <table:table-cell/>
          <table:table-cell table:formula="of:=[.C295] + 1" office:value-type="float" office:value="296" calcext:value-type="float">
            <text:p>296</text:p>
          </table:table-cell>
          <table:table-cell/>
          <table:table-cell table:formula="of:=[.A296]*0.04" office:value-type="float" office:value="423540636.039094" calcext:value-type="float">
            <text:p>423540636,039094</text:p>
          </table:table-cell>
          <table:table-cell table:number-columns-repeated="4"/>
        </table:table-row>
        <table:table-row table:style-name="ro1">
          <table:table-cell table:formula="of:=[.A296]*0.04 + [.A296]" office:value-type="float" office:value="11012056537.0164" calcext:value-type="float">
            <text:p>11012056537,0164</text:p>
          </table:table-cell>
          <table:table-cell/>
          <table:table-cell table:style-name="ce1" table:formula="of:=[.C296] + 1" office:value-type="float" office:value="297" calcext:value-type="float">
            <text:p>297</text:p>
          </table:table-cell>
          <table:table-cell/>
          <table:table-cell table:formula="of:=[.A297]*0.04" office:value-type="float" office:value="440482261.480658" calcext:value-type="float">
            <text:p>440482261,480658</text:p>
          </table:table-cell>
          <table:table-cell table:number-columns-repeated="4"/>
        </table:table-row>
        <table:table-row table:style-name="ro1">
          <table:table-cell table:formula="of:=[.A297]*0.04 + [.A297]" office:value-type="float" office:value="11452538798.4971" calcext:value-type="float">
            <text:p>11452538798,4971</text:p>
          </table:table-cell>
          <table:table-cell/>
          <table:table-cell table:formula="of:=[.C297] + 1" office:value-type="float" office:value="298" calcext:value-type="float">
            <text:p>298</text:p>
          </table:table-cell>
          <table:table-cell/>
          <table:table-cell table:formula="of:=[.A298]*0.04" office:value-type="float" office:value="458101551.939884" calcext:value-type="float">
            <text:p>458101551,939884</text:p>
          </table:table-cell>
          <table:table-cell table:number-columns-repeated="4"/>
        </table:table-row>
        <table:table-row table:style-name="ro1">
          <table:table-cell table:formula="of:=[.A298]*0.04 + [.A298]" office:value-type="float" office:value="11910640350.437" calcext:value-type="float">
            <text:p>11910640350,437</text:p>
          </table:table-cell>
          <table:table-cell/>
          <table:table-cell table:style-name="ce1" table:formula="of:=[.C298] + 1" office:value-type="float" office:value="299" calcext:value-type="float">
            <text:p>299</text:p>
          </table:table-cell>
          <table:table-cell/>
          <table:table-cell table:formula="of:=[.A299]*0.04" office:value-type="float" office:value="476425614.017479" calcext:value-type="float">
            <text:p>476425614,017479</text:p>
          </table:table-cell>
          <table:table-cell table:number-columns-repeated="4"/>
        </table:table-row>
        <table:table-row table:style-name="ro1">
          <table:table-cell table:formula="of:=[.A299]*0.04 + [.A299]" office:value-type="float" office:value="12387065964.4545" calcext:value-type="float">
            <text:p>12387065964,4545</text:p>
          </table:table-cell>
          <table:table-cell/>
          <table:table-cell table:formula="of:=[.C299] + 1" office:value-type="float" office:value="300" calcext:value-type="float">
            <text:p>300</text:p>
          </table:table-cell>
          <table:table-cell/>
          <table:table-cell table:formula="of:=[.A300]*0.04" office:value-type="float" office:value="495482638.578179" calcext:value-type="float">
            <text:p>495482638,578179</text:p>
          </table:table-cell>
          <table:table-cell table:number-columns-repeated="4"/>
        </table:table-row>
        <table:table-row table:style-name="ro1">
          <table:table-cell table:formula="of:=[.A300]*0.04 + [.A300]" office:value-type="float" office:value="12882548603.0326" calcext:value-type="float">
            <text:p>12882548603,0326</text:p>
          </table:table-cell>
          <table:table-cell/>
          <table:table-cell table:style-name="ce1" table:formula="of:=[.C300] + 1" office:value-type="float" office:value="301" calcext:value-type="float">
            <text:p>301</text:p>
          </table:table-cell>
          <table:table-cell/>
          <table:table-cell table:formula="of:=[.A301]*0.04" office:value-type="float" office:value="515301944.121306" calcext:value-type="float">
            <text:p>515301944,121306</text:p>
          </table:table-cell>
          <table:table-cell table:number-columns-repeated="4"/>
        </table:table-row>
        <table:table-row table:style-name="ro1">
          <table:table-cell table:formula="of:=[.A301]*0.04 + [.A301]" office:value-type="float" office:value="13397850547.1539" calcext:value-type="float">
            <text:p>13397850547,1539</text:p>
          </table:table-cell>
          <table:table-cell/>
          <table:table-cell table:formula="of:=[.C301] + 1" office:value-type="float" office:value="302" calcext:value-type="float">
            <text:p>302</text:p>
          </table:table-cell>
          <table:table-cell/>
          <table:table-cell table:formula="of:=[.A302]*0.04" office:value-type="float" office:value="535914021.886158" calcext:value-type="float">
            <text:p>535914021,886158</text:p>
          </table:table-cell>
          <table:table-cell table:number-columns-repeated="4"/>
        </table:table-row>
        <table:table-row table:style-name="ro1">
          <table:table-cell table:formula="of:=[.A302]*0.04 + [.A302]" office:value-type="float" office:value="13933764569.0401" calcext:value-type="float">
            <text:p>13933764569,0401</text:p>
          </table:table-cell>
          <table:table-cell/>
          <table:table-cell table:style-name="ce1" table:formula="of:=[.C302] + 1" office:value-type="float" office:value="303" calcext:value-type="float">
            <text:p>303</text:p>
          </table:table-cell>
          <table:table-cell/>
          <table:table-cell table:formula="of:=[.A303]*0.04" office:value-type="float" office:value="557350582.761604" calcext:value-type="float">
            <text:p>557350582,761604</text:p>
          </table:table-cell>
          <table:table-cell table:number-columns-repeated="4"/>
        </table:table-row>
        <table:table-row table:style-name="ro1">
          <table:table-cell table:formula="of:=[.A303]*0.04 + [.A303]" office:value-type="float" office:value="14491115151.8017" calcext:value-type="float">
            <text:p>14491115151,8017</text:p>
          </table:table-cell>
          <table:table-cell/>
          <table:table-cell table:formula="of:=[.C303] + 1" office:value-type="float" office:value="304" calcext:value-type="float">
            <text:p>304</text:p>
          </table:table-cell>
          <table:table-cell/>
          <table:table-cell table:formula="of:=[.A304]*0.04" office:value-type="float" office:value="579644606.072068" calcext:value-type="float">
            <text:p>579644606,072068</text:p>
          </table:table-cell>
          <table:table-cell table:number-columns-repeated="4"/>
        </table:table-row>
        <table:table-row table:style-name="ro1">
          <table:table-cell table:formula="of:=[.A304]*0.04 + [.A304]" office:value-type="float" office:value="15070759757.8738" calcext:value-type="float">
            <text:p>15070759757,8738</text:p>
          </table:table-cell>
          <table:table-cell/>
          <table:table-cell table:style-name="ce1" table:formula="of:=[.C304] + 1" office:value-type="float" office:value="305" calcext:value-type="float">
            <text:p>305</text:p>
          </table:table-cell>
          <table:table-cell/>
          <table:table-cell table:formula="of:=[.A305]*0.04" office:value-type="float" office:value="602830390.314951" calcext:value-type="float">
            <text:p>602830390,314951</text:p>
          </table:table-cell>
          <table:table-cell table:number-columns-repeated="4"/>
        </table:table-row>
        <table:table-row table:style-name="ro1">
          <table:table-cell table:formula="of:=[.A305]*0.04 + [.A305]" office:value-type="float" office:value="15673590148.1887" calcext:value-type="float">
            <text:p>15673590148,1887</text:p>
          </table:table-cell>
          <table:table-cell/>
          <table:table-cell table:formula="of:=[.C305] + 1" office:value-type="float" office:value="306" calcext:value-type="float">
            <text:p>306</text:p>
          </table:table-cell>
          <table:table-cell/>
          <table:table-cell table:formula="of:=[.A306]*0.04" office:value-type="float" office:value="626943605.927549" calcext:value-type="float">
            <text:p>626943605,927549</text:p>
          </table:table-cell>
          <table:table-cell table:number-columns-repeated="4"/>
        </table:table-row>
        <table:table-row table:style-name="ro1">
          <table:table-cell table:formula="of:=[.A306]*0.04 + [.A306]" office:value-type="float" office:value="16300533754.1163" calcext:value-type="float">
            <text:p>16300533754,1163</text:p>
          </table:table-cell>
          <table:table-cell/>
          <table:table-cell table:style-name="ce1" table:formula="of:=[.C306] + 1" office:value-type="float" office:value="307" calcext:value-type="float">
            <text:p>307</text:p>
          </table:table-cell>
          <table:table-cell/>
          <table:table-cell table:formula="of:=[.A307]*0.04" office:value-type="float" office:value="652021350.164651" calcext:value-type="float">
            <text:p>652021350,164651</text:p>
          </table:table-cell>
          <table:table-cell table:number-columns-repeated="4"/>
        </table:table-row>
        <table:table-row table:style-name="ro1">
          <table:table-cell table:formula="of:=[.A307]*0.04 + [.A307]" office:value-type="float" office:value="16952555104.2809" calcext:value-type="float">
            <text:p>16952555104,2809</text:p>
          </table:table-cell>
          <table:table-cell/>
          <table:table-cell table:formula="of:=[.C307] + 1" office:value-type="float" office:value="308" calcext:value-type="float">
            <text:p>308</text:p>
          </table:table-cell>
          <table:table-cell/>
          <table:table-cell table:formula="of:=[.A308]*0.04" office:value-type="float" office:value="678102204.171237" calcext:value-type="float">
            <text:p>678102204,171237</text:p>
          </table:table-cell>
          <table:table-cell table:number-columns-repeated="4"/>
        </table:table-row>
        <table:table-row table:style-name="ro1">
          <table:table-cell table:formula="of:=[.A308]*0.04 + [.A308]" office:value-type="float" office:value="17630657308.4522" calcext:value-type="float">
            <text:p>17630657308,4522</text:p>
          </table:table-cell>
          <table:table-cell/>
          <table:table-cell table:style-name="ce1" table:formula="of:=[.C308] + 1" office:value-type="float" office:value="309" calcext:value-type="float">
            <text:p>309</text:p>
          </table:table-cell>
          <table:table-cell/>
          <table:table-cell table:formula="of:=[.A309]*0.04" office:value-type="float" office:value="705226292.338087" calcext:value-type="float">
            <text:p>705226292,338087</text:p>
          </table:table-cell>
          <table:table-cell table:number-columns-repeated="4"/>
        </table:table-row>
        <table:table-row table:style-name="ro1">
          <table:table-cell table:formula="of:=[.A309]*0.04 + [.A309]" office:value-type="float" office:value="18335883600.7903" calcext:value-type="float">
            <text:p>18335883600,7903</text:p>
          </table:table-cell>
          <table:table-cell/>
          <table:table-cell table:formula="of:=[.C309] + 1" office:value-type="float" office:value="310" calcext:value-type="float">
            <text:p>310</text:p>
          </table:table-cell>
          <table:table-cell/>
          <table:table-cell table:formula="of:=[.A310]*0.04" office:value-type="float" office:value="733435344.03161" calcext:value-type="float">
            <text:p>733435344,03161</text:p>
          </table:table-cell>
          <table:table-cell table:number-columns-repeated="4"/>
        </table:table-row>
        <table:table-row table:style-name="ro1">
          <table:table-cell table:formula="of:=[.A310]*0.04 + [.A310]" office:value-type="float" office:value="19069318944.8219" calcext:value-type="float">
            <text:p>19069318944,8219</text:p>
          </table:table-cell>
          <table:table-cell/>
          <table:table-cell table:style-name="ce1" table:formula="of:=[.C310] + 1" office:value-type="float" office:value="311" calcext:value-type="float">
            <text:p>311</text:p>
          </table:table-cell>
          <table:table-cell/>
          <table:table-cell table:formula="of:=[.A311]*0.04" office:value-type="float" office:value="762772757.792874" calcext:value-type="float">
            <text:p>762772757,792874</text:p>
          </table:table-cell>
          <table:table-cell table:number-columns-repeated="4"/>
        </table:table-row>
        <table:table-row table:style-name="ro1">
          <table:table-cell table:formula="of:=[.A311]*0.04 + [.A311]" office:value-type="float" office:value="19832091702.6147" calcext:value-type="float">
            <text:p>19832091702,6147</text:p>
          </table:table-cell>
          <table:table-cell/>
          <table:table-cell table:formula="of:=[.C311] + 1" office:value-type="float" office:value="312" calcext:value-type="float">
            <text:p>312</text:p>
          </table:table-cell>
          <table:table-cell/>
          <table:table-cell table:formula="of:=[.A312]*0.04" office:value-type="float" office:value="793283668.104589" calcext:value-type="float">
            <text:p>793283668,104589</text:p>
          </table:table-cell>
          <table:table-cell table:number-columns-repeated="4"/>
        </table:table-row>
        <table:table-row table:style-name="ro1">
          <table:table-cell table:formula="of:=[.A312]*0.04 + [.A312]" office:value-type="float" office:value="20625375370.7193" calcext:value-type="float">
            <text:p>20625375370,7193</text:p>
          </table:table-cell>
          <table:table-cell/>
          <table:table-cell table:style-name="ce1" table:formula="of:=[.C312] + 1" office:value-type="float" office:value="313" calcext:value-type="float">
            <text:p>313</text:p>
          </table:table-cell>
          <table:table-cell/>
          <table:table-cell table:formula="of:=[.A313]*0.04" office:value-type="float" office:value="825015014.828773" calcext:value-type="float">
            <text:p>825015014,828773</text:p>
          </table:table-cell>
          <table:table-cell table:number-columns-repeated="4"/>
        </table:table-row>
        <table:table-row table:style-name="ro1">
          <table:table-cell table:formula="of:=[.A313]*0.04 + [.A313]" office:value-type="float" office:value="21450390385.5481" calcext:value-type="float">
            <text:p>21450390385,5481</text:p>
          </table:table-cell>
          <table:table-cell/>
          <table:table-cell table:formula="of:=[.C313] + 1" office:value-type="float" office:value="314" calcext:value-type="float">
            <text:p>314</text:p>
          </table:table-cell>
          <table:table-cell/>
          <table:table-cell table:formula="of:=[.A314]*0.04" office:value-type="float" office:value="858015615.421924" calcext:value-type="float">
            <text:p>858015615,421924</text:p>
          </table:table-cell>
          <table:table-cell table:number-columns-repeated="4"/>
        </table:table-row>
        <table:table-row table:style-name="ro1">
          <table:table-cell table:formula="of:=[.A314]*0.04 + [.A314]" office:value-type="float" office:value="22308406000.97" calcext:value-type="float">
            <text:p>22308406000,97</text:p>
          </table:table-cell>
          <table:table-cell/>
          <table:table-cell table:style-name="ce1" table:formula="of:=[.C314] + 1" office:value-type="float" office:value="315" calcext:value-type="float">
            <text:p>315</text:p>
          </table:table-cell>
          <table:table-cell/>
          <table:table-cell table:formula="of:=[.A315]*0.04" office:value-type="float" office:value="892336240.038801" calcext:value-type="float">
            <text:p>892336240,038801</text:p>
          </table:table-cell>
          <table:table-cell table:number-columns-repeated="4"/>
        </table:table-row>
        <table:table-row table:style-name="ro1">
          <table:table-cell table:formula="of:=[.A315]*0.04 + [.A315]" office:value-type="float" office:value="23200742241.0088" calcext:value-type="float">
            <text:p>23200742241,0088</text:p>
          </table:table-cell>
          <table:table-cell/>
          <table:table-cell table:formula="of:=[.C315] + 1" office:value-type="float" office:value="316" calcext:value-type="float">
            <text:p>316</text:p>
          </table:table-cell>
          <table:table-cell/>
          <table:table-cell table:formula="of:=[.A316]*0.04" office:value-type="float" office:value="928029689.640353" calcext:value-type="float">
            <text:p>928029689,640353</text:p>
          </table:table-cell>
          <table:table-cell table:number-columns-repeated="4"/>
        </table:table-row>
        <table:table-row table:style-name="ro1">
          <table:table-cell table:formula="of:=[.A316]*0.04 + [.A316]" office:value-type="float" office:value="24128771930.6492" calcext:value-type="float">
            <text:p>24128771930,6492</text:p>
          </table:table-cell>
          <table:table-cell/>
          <table:table-cell table:style-name="ce1" table:formula="of:=[.C316] + 1" office:value-type="float" office:value="317" calcext:value-type="float">
            <text:p>317</text:p>
          </table:table-cell>
          <table:table-cell/>
          <table:table-cell table:formula="of:=[.A317]*0.04" office:value-type="float" office:value="965150877.225967" calcext:value-type="float">
            <text:p>965150877,225967</text:p>
          </table:table-cell>
          <table:table-cell table:number-columns-repeated="4"/>
        </table:table-row>
        <table:table-row table:style-name="ro1">
          <table:table-cell table:formula="of:=[.A317]*0.04 + [.A317]" office:value-type="float" office:value="25093922807.8751" calcext:value-type="float">
            <text:p>25093922807,8751</text:p>
          </table:table-cell>
          <table:table-cell/>
          <table:table-cell table:formula="of:=[.C317] + 1" office:value-type="float" office:value="318" calcext:value-type="float">
            <text:p>318</text:p>
          </table:table-cell>
          <table:table-cell/>
          <table:table-cell table:formula="of:=[.A318]*0.04" office:value-type="float" office:value="1003756912.31501" calcext:value-type="float">
            <text:p>1003756912,31501</text:p>
          </table:table-cell>
          <table:table-cell table:number-columns-repeated="4"/>
        </table:table-row>
        <table:table-row table:style-name="ro1">
          <table:table-cell table:formula="of:=[.A318]*0.04 + [.A318]" office:value-type="float" office:value="26097679720.1901" calcext:value-type="float">
            <text:p>26097679720,1901</text:p>
          </table:table-cell>
          <table:table-cell/>
          <table:table-cell table:style-name="ce1" table:formula="of:=[.C318] + 1" office:value-type="float" office:value="319" calcext:value-type="float">
            <text:p>319</text:p>
          </table:table-cell>
          <table:table-cell/>
          <table:table-cell table:formula="of:=[.A319]*0.04" office:value-type="float" office:value="1043907188.80761" calcext:value-type="float">
            <text:p>1043907188,80761</text:p>
          </table:table-cell>
          <table:table-cell table:number-columns-repeated="4"/>
        </table:table-row>
        <table:table-row table:style-name="ro1">
          <table:table-cell table:formula="of:=[.A319]*0.04 + [.A319]" office:value-type="float" office:value="27141586908.9978" calcext:value-type="float">
            <text:p>27141586908,9978</text:p>
          </table:table-cell>
          <table:table-cell/>
          <table:table-cell table:formula="of:=[.C319] + 1" office:value-type="float" office:value="320" calcext:value-type="float">
            <text:p>320</text:p>
          </table:table-cell>
          <table:table-cell/>
          <table:table-cell table:formula="of:=[.A320]*0.04" office:value-type="float" office:value="1085663476.35991" calcext:value-type="float">
            <text:p>1085663476,35991</text:p>
          </table:table-cell>
          <table:table-cell table:number-columns-repeated="4"/>
        </table:table-row>
        <table:table-row table:style-name="ro1">
          <table:table-cell table:formula="of:=[.A320]*0.04 + [.A320]" office:value-type="float" office:value="28227250385.3577" calcext:value-type="float">
            <text:p>28227250385,3577</text:p>
          </table:table-cell>
          <table:table-cell/>
          <table:table-cell table:style-name="ce1" table:formula="of:=[.C320] + 1" office:value-type="float" office:value="321" calcext:value-type="float">
            <text:p>321</text:p>
          </table:table-cell>
          <table:table-cell/>
          <table:table-cell table:formula="of:=[.A321]*0.04" office:value-type="float" office:value="1129090015.41431" calcext:value-type="float">
            <text:p>1129090015,41431</text:p>
          </table:table-cell>
          <table:table-cell table:number-columns-repeated="4"/>
        </table:table-row>
        <table:table-row table:style-name="ro1">
          <table:table-cell table:formula="of:=[.A321]*0.04 + [.A321]" office:value-type="float" office:value="29356340400.772" calcext:value-type="float">
            <text:p>29356340400,772</text:p>
          </table:table-cell>
          <table:table-cell/>
          <table:table-cell table:formula="of:=[.C321] + 1" office:value-type="float" office:value="322" calcext:value-type="float">
            <text:p>322</text:p>
          </table:table-cell>
          <table:table-cell/>
          <table:table-cell table:formula="of:=[.A322]*0.04" office:value-type="float" office:value="1174253616.03088" calcext:value-type="float">
            <text:p>1174253616,03088</text:p>
          </table:table-cell>
          <table:table-cell table:number-columns-repeated="4"/>
        </table:table-row>
        <table:table-row table:style-name="ro1">
          <table:table-cell table:formula="of:=[.A322]*0.04 + [.A322]" office:value-type="float" office:value="30530594016.8028" calcext:value-type="float">
            <text:p>30530594016,8028</text:p>
          </table:table-cell>
          <table:table-cell/>
          <table:table-cell table:style-name="ce1" table:formula="of:=[.C322] + 1" office:value-type="float" office:value="323" calcext:value-type="float">
            <text:p>323</text:p>
          </table:table-cell>
          <table:table-cell/>
          <table:table-cell table:formula="of:=[.A323]*0.04" office:value-type="float" office:value="1221223760.67211" calcext:value-type="float">
            <text:p>1221223760,67211</text:p>
          </table:table-cell>
          <table:table-cell table:number-columns-repeated="4"/>
        </table:table-row>
        <table:table-row table:style-name="ro1">
          <table:table-cell table:formula="of:=[.A323]*0.04 + [.A323]" office:value-type="float" office:value="31751817777.475" calcext:value-type="float">
            <text:p>31751817777,475</text:p>
          </table:table-cell>
          <table:table-cell/>
          <table:table-cell table:formula="of:=[.C323] + 1" office:value-type="float" office:value="324" calcext:value-type="float">
            <text:p>324</text:p>
          </table:table-cell>
          <table:table-cell/>
          <table:table-cell table:formula="of:=[.A324]*0.04" office:value-type="float" office:value="1270072711.099" calcext:value-type="float">
            <text:p>1270072711,099</text:p>
          </table:table-cell>
          <table:table-cell table:number-columns-repeated="4"/>
        </table:table-row>
        <table:table-row table:style-name="ro1">
          <table:table-cell table:formula="of:=[.A324]*0.04 + [.A324]" office:value-type="float" office:value="33021890488.574" calcext:value-type="float">
            <text:p>33021890488,574</text:p>
          </table:table-cell>
          <table:table-cell/>
          <table:table-cell table:style-name="ce1" table:formula="of:=[.C324] + 1" office:value-type="float" office:value="325" calcext:value-type="float">
            <text:p>325</text:p>
          </table:table-cell>
          <table:table-cell/>
          <table:table-cell table:formula="of:=[.A325]*0.04" office:value-type="float" office:value="1320875619.54296" calcext:value-type="float">
            <text:p>1320875619,54296</text:p>
          </table:table-cell>
          <table:table-cell table:number-columns-repeated="4"/>
        </table:table-row>
        <table:table-row table:style-name="ro1">
          <table:table-cell table:formula="of:=[.A325]*0.04 + [.A325]" office:value-type="float" office:value="34342766108.1169" calcext:value-type="float">
            <text:p>34342766108,1169</text:p>
          </table:table-cell>
          <table:table-cell/>
          <table:table-cell table:formula="of:=[.C325] + 1" office:value-type="float" office:value="326" calcext:value-type="float">
            <text:p>326</text:p>
          </table:table-cell>
          <table:table-cell/>
          <table:table-cell table:formula="of:=[.A326]*0.04" office:value-type="float" office:value="1373710644.32468" calcext:value-type="float">
            <text:p>1373710644,32468</text:p>
          </table:table-cell>
          <table:table-cell table:number-columns-repeated="4"/>
        </table:table-row>
        <table:table-row table:style-name="ro1">
          <table:table-cell table:formula="of:=[.A326]*0.04 + [.A326]" office:value-type="float" office:value="35716476752.4416" calcext:value-type="float">
            <text:p>35716476752,4416</text:p>
          </table:table-cell>
          <table:table-cell/>
          <table:table-cell table:style-name="ce1" table:formula="of:=[.C326] + 1" office:value-type="float" office:value="327" calcext:value-type="float">
            <text:p>327</text:p>
          </table:table-cell>
          <table:table-cell/>
          <table:table-cell table:formula="of:=[.A327]*0.04" office:value-type="float" office:value="1428659070.09766" calcext:value-type="float">
            <text:p>1428659070,09766</text:p>
          </table:table-cell>
          <table:table-cell table:number-columns-repeated="4"/>
        </table:table-row>
        <table:table-row table:style-name="ro1">
          <table:table-cell table:formula="of:=[.A327]*0.04 + [.A327]" office:value-type="float" office:value="37145135822.5393" calcext:value-type="float">
            <text:p>37145135822,5393</text:p>
          </table:table-cell>
          <table:table-cell/>
          <table:table-cell table:formula="of:=[.C327] + 1" office:value-type="float" office:value="328" calcext:value-type="float">
            <text:p>328</text:p>
          </table:table-cell>
          <table:table-cell/>
          <table:table-cell table:formula="of:=[.A328]*0.04" office:value-type="float" office:value="1485805432.90157" calcext:value-type="float">
            <text:p>1485805432,90157</text:p>
          </table:table-cell>
          <table:table-cell table:number-columns-repeated="4"/>
        </table:table-row>
        <table:table-row table:style-name="ro1">
          <table:table-cell table:formula="of:=[.A328]*0.04 + [.A328]" office:value-type="float" office:value="38630941255.4408" calcext:value-type="float">
            <text:p>38630941255,4408</text:p>
          </table:table-cell>
          <table:table-cell/>
          <table:table-cell table:style-name="ce1" table:formula="of:=[.C328] + 1" office:value-type="float" office:value="329" calcext:value-type="float">
            <text:p>329</text:p>
          </table:table-cell>
          <table:table-cell/>
          <table:table-cell table:formula="of:=[.A329]*0.04" office:value-type="float" office:value="1545237650.21763" calcext:value-type="float">
            <text:p>1545237650,21763</text:p>
          </table:table-cell>
          <table:table-cell table:number-columns-repeated="4"/>
        </table:table-row>
        <table:table-row table:style-name="ro1">
          <table:table-cell table:formula="of:=[.A329]*0.04 + [.A329]" office:value-type="float" office:value="40176178905.6585" calcext:value-type="float">
            <text:p>40176178905,6585</text:p>
          </table:table-cell>
          <table:table-cell/>
          <table:table-cell table:formula="of:=[.C329] + 1" office:value-type="float" office:value="330" calcext:value-type="float">
            <text:p>330</text:p>
          </table:table-cell>
          <table:table-cell/>
          <table:table-cell table:formula="of:=[.A330]*0.04" office:value-type="float" office:value="1607047156.22634" calcext:value-type="float">
            <text:p>1607047156,22634</text:p>
          </table:table-cell>
          <table:table-cell table:number-columns-repeated="4"/>
        </table:table-row>
        <table:table-row table:style-name="ro1">
          <table:table-cell table:formula="of:=[.A330]*0.04 + [.A330]" office:value-type="float" office:value="41783226061.8848" calcext:value-type="float">
            <text:p>41783226061,8848</text:p>
          </table:table-cell>
          <table:table-cell/>
          <table:table-cell table:style-name="ce1" table:formula="of:=[.C330] + 1" office:value-type="float" office:value="331" calcext:value-type="float">
            <text:p>331</text:p>
          </table:table-cell>
          <table:table-cell/>
          <table:table-cell table:formula="of:=[.A331]*0.04" office:value-type="float" office:value="1671329042.47539" calcext:value-type="float">
            <text:p>1671329042,47539</text:p>
          </table:table-cell>
          <table:table-cell table:number-columns-repeated="4"/>
        </table:table-row>
        <table:table-row table:style-name="ro1">
          <table:table-cell table:formula="of:=[.A331]*0.04 + [.A331]" office:value-type="float" office:value="43454555104.3602" calcext:value-type="float">
            <text:p>43454555104,3602</text:p>
          </table:table-cell>
          <table:table-cell/>
          <table:table-cell table:formula="of:=[.C331] + 1" office:value-type="float" office:value="332" calcext:value-type="float">
            <text:p>332</text:p>
          </table:table-cell>
          <table:table-cell/>
          <table:table-cell table:formula="of:=[.A332]*0.04" office:value-type="float" office:value="1738182204.17441" calcext:value-type="float">
            <text:p>1738182204,17441</text:p>
          </table:table-cell>
          <table:table-cell table:number-columns-repeated="4"/>
        </table:table-row>
        <table:table-row table:style-name="ro1">
          <table:table-cell table:formula="of:=[.A332]*0.04 + [.A332]" office:value-type="float" office:value="45192737308.5346" calcext:value-type="float">
            <text:p>45192737308,5346</text:p>
          </table:table-cell>
          <table:table-cell/>
          <table:table-cell table:style-name="ce1" table:formula="of:=[.C332] + 1" office:value-type="float" office:value="333" calcext:value-type="float">
            <text:p>333</text:p>
          </table:table-cell>
          <table:table-cell/>
          <table:table-cell table:formula="of:=[.A333]*0.04" office:value-type="float" office:value="1807709492.34138" calcext:value-type="float">
            <text:p>1807709492,34138</text:p>
          </table:table-cell>
          <table:table-cell table:number-columns-repeated="4"/>
        </table:table-row>
        <table:table-row table:style-name="ro1">
          <table:table-cell table:formula="of:=[.A333]*0.04 + [.A333]" office:value-type="float" office:value="47000446800.876" calcext:value-type="float">
            <text:p>47000446800,876</text:p>
          </table:table-cell>
          <table:table-cell/>
          <table:table-cell table:formula="of:=[.C333] + 1" office:value-type="float" office:value="334" calcext:value-type="float">
            <text:p>334</text:p>
          </table:table-cell>
          <table:table-cell/>
          <table:table-cell table:formula="of:=[.A334]*0.04" office:value-type="float" office:value="1880017872.03504" calcext:value-type="float">
            <text:p>1880017872,03504</text:p>
          </table:table-cell>
          <table:table-cell table:number-columns-repeated="4"/>
        </table:table-row>
        <table:table-row table:style-name="ro1">
          <table:table-cell table:formula="of:=[.A334]*0.04 + [.A334]" office:value-type="float" office:value="48880464672.911" calcext:value-type="float">
            <text:p>48880464672,911</text:p>
          </table:table-cell>
          <table:table-cell/>
          <table:table-cell table:style-name="ce1" table:formula="of:=[.C334] + 1" office:value-type="float" office:value="335" calcext:value-type="float">
            <text:p>335</text:p>
          </table:table-cell>
          <table:table-cell/>
          <table:table-cell table:formula="of:=[.A335]*0.04" office:value-type="float" office:value="1955218586.91644" calcext:value-type="float">
            <text:p>1955218586,91644</text:p>
          </table:table-cell>
          <table:table-cell table:number-columns-repeated="4"/>
        </table:table-row>
        <table:table-row table:style-name="ro1">
          <table:table-cell table:formula="of:=[.A335]*0.04 + [.A335]" office:value-type="float" office:value="50835683259.8275" calcext:value-type="float">
            <text:p>50835683259,8275</text:p>
          </table:table-cell>
          <table:table-cell/>
          <table:table-cell table:formula="of:=[.C335] + 1" office:value-type="float" office:value="336" calcext:value-type="float">
            <text:p>336</text:p>
          </table:table-cell>
          <table:table-cell/>
          <table:table-cell table:formula="of:=[.A336]*0.04" office:value-type="float" office:value="2033427330.3931" calcext:value-type="float">
            <text:p>2033427330,3931</text:p>
          </table:table-cell>
          <table:table-cell table:number-columns-repeated="4"/>
        </table:table-row>
        <table:table-row table:style-name="ro1">
          <table:table-cell table:formula="of:=[.A336]*0.04 + [.A336]" office:value-type="float" office:value="52869110590.2206" calcext:value-type="float">
            <text:p>52869110590,2206</text:p>
          </table:table-cell>
          <table:table-cell/>
          <table:table-cell table:style-name="ce1" table:formula="of:=[.C336] + 1" office:value-type="float" office:value="337" calcext:value-type="float">
            <text:p>337</text:p>
          </table:table-cell>
          <table:table-cell/>
          <table:table-cell table:formula="of:=[.A337]*0.04" office:value-type="float" office:value="2114764423.60882" calcext:value-type="float">
            <text:p>2114764423,60882</text:p>
          </table:table-cell>
          <table:table-cell table:number-columns-repeated="4"/>
        </table:table-row>
        <table:table-row table:style-name="ro1">
          <table:table-cell table:formula="of:=[.A337]*0.04 + [.A337]" office:value-type="float" office:value="54983875013.8294" calcext:value-type="float">
            <text:p>54983875013,8294</text:p>
          </table:table-cell>
          <table:table-cell/>
          <table:table-cell table:formula="of:=[.C337] + 1" office:value-type="float" office:value="338" calcext:value-type="float">
            <text:p>338</text:p>
          </table:table-cell>
          <table:table-cell/>
          <table:table-cell table:formula="of:=[.A338]*0.04" office:value-type="float" office:value="2199355000.55318" calcext:value-type="float">
            <text:p>2199355000,55318</text:p>
          </table:table-cell>
          <table:table-cell table:number-columns-repeated="4"/>
        </table:table-row>
        <table:table-row table:style-name="ro1">
          <table:table-cell table:formula="of:=[.A338]*0.04 + [.A338]" office:value-type="float" office:value="57183230014.3826" calcext:value-type="float">
            <text:p>57183230014,3826</text:p>
          </table:table-cell>
          <table:table-cell/>
          <table:table-cell table:style-name="ce1" table:formula="of:=[.C338] + 1" office:value-type="float" office:value="339" calcext:value-type="float">
            <text:p>339</text:p>
          </table:table-cell>
          <table:table-cell/>
          <table:table-cell table:formula="of:=[.A339]*0.04" office:value-type="float" office:value="2287329200.5753" calcext:value-type="float">
            <text:p>2287329200,5753</text:p>
          </table:table-cell>
          <table:table-cell table:number-columns-repeated="4"/>
        </table:table-row>
        <table:table-row table:style-name="ro1">
          <table:table-cell table:formula="of:=[.A339]*0.04 + [.A339]" office:value-type="float" office:value="59470559214.9579" calcext:value-type="float">
            <text:p>59470559214,9579</text:p>
          </table:table-cell>
          <table:table-cell/>
          <table:table-cell table:formula="of:=[.C339] + 1" office:value-type="float" office:value="340" calcext:value-type="float">
            <text:p>340</text:p>
          </table:table-cell>
          <table:table-cell/>
          <table:table-cell table:formula="of:=[.A340]*0.04" office:value-type="float" office:value="2378822368.59832" calcext:value-type="float">
            <text:p>2378822368,59832</text:p>
          </table:table-cell>
          <table:table-cell table:number-columns-repeated="4"/>
        </table:table-row>
        <table:table-row table:style-name="ro1">
          <table:table-cell table:formula="of:=[.A340]*0.04 + [.A340]" office:value-type="float" office:value="61849381583.5562" calcext:value-type="float">
            <text:p>61849381583,5562</text:p>
          </table:table-cell>
          <table:table-cell/>
          <table:table-cell table:style-name="ce1" table:formula="of:=[.C340] + 1" office:value-type="float" office:value="341" calcext:value-type="float">
            <text:p>341</text:p>
          </table:table-cell>
          <table:table-cell/>
          <table:table-cell table:formula="of:=[.A341]*0.04" office:value-type="float" office:value="2473975263.34225" calcext:value-type="float">
            <text:p>2473975263,34225</text:p>
          </table:table-cell>
          <table:table-cell table:number-columns-repeated="4"/>
        </table:table-row>
        <table:table-row table:style-name="ro1">
          <table:table-cell table:formula="of:=[.A341]*0.04 + [.A341]" office:value-type="float" office:value="64323356846.8984" calcext:value-type="float">
            <text:p>64323356846,8984</text:p>
          </table:table-cell>
          <table:table-cell/>
          <table:table-cell table:formula="of:=[.C341] + 1" office:value-type="float" office:value="342" calcext:value-type="float">
            <text:p>342</text:p>
          </table:table-cell>
          <table:table-cell/>
          <table:table-cell table:formula="of:=[.A342]*0.04" office:value-type="float" office:value="2572934273.87594" calcext:value-type="float">
            <text:p>2572934273,87594</text:p>
          </table:table-cell>
          <table:table-cell table:number-columns-repeated="4"/>
        </table:table-row>
        <table:table-row table:style-name="ro1">
          <table:table-cell table:formula="of:=[.A342]*0.04 + [.A342]" office:value-type="float" office:value="66896291120.7744" calcext:value-type="float">
            <text:p>66896291120,7744</text:p>
          </table:table-cell>
          <table:table-cell/>
          <table:table-cell table:style-name="ce1" table:formula="of:=[.C342] + 1" office:value-type="float" office:value="343" calcext:value-type="float">
            <text:p>343</text:p>
          </table:table-cell>
          <table:table-cell/>
          <table:table-cell table:formula="of:=[.A343]*0.04" office:value-type="float" office:value="2675851644.83098" calcext:value-type="float">
            <text:p>2675851644,83098</text:p>
          </table:table-cell>
          <table:table-cell table:number-columns-repeated="4"/>
        </table:table-row>
        <table:table-row table:style-name="ro1">
          <table:table-cell table:formula="of:=[.A343]*0.04 + [.A343]" office:value-type="float" office:value="69572142765.6054" calcext:value-type="float">
            <text:p>69572142765,6054</text:p>
          </table:table-cell>
          <table:table-cell/>
          <table:table-cell table:formula="of:=[.C343] + 1" office:value-type="float" office:value="344" calcext:value-type="float">
            <text:p>344</text:p>
          </table:table-cell>
          <table:table-cell/>
          <table:table-cell table:formula="of:=[.A344]*0.04" office:value-type="float" office:value="2782885710.62421" calcext:value-type="float">
            <text:p>2782885710,62421</text:p>
          </table:table-cell>
          <table:table-cell table:number-columns-repeated="4"/>
        </table:table-row>
        <table:table-row table:style-name="ro1">
          <table:table-cell table:formula="of:=[.A344]*0.04 + [.A344]" office:value-type="float" office:value="72355028476.2296" calcext:value-type="float">
            <text:p>72355028476,2296</text:p>
          </table:table-cell>
          <table:table-cell/>
          <table:table-cell table:style-name="ce1" table:formula="of:=[.C344] + 1" office:value-type="float" office:value="345" calcext:value-type="float">
            <text:p>345</text:p>
          </table:table-cell>
          <table:table-cell/>
          <table:table-cell table:formula="of:=[.A345]*0.04" office:value-type="float" office:value="2894201139.04918" calcext:value-type="float">
            <text:p>2894201139,04918</text:p>
          </table:table-cell>
          <table:table-cell table:number-columns-repeated="4"/>
        </table:table-row>
        <table:table-row table:style-name="ro1">
          <table:table-cell table:formula="of:=[.A345]*0.04 + [.A345]" office:value-type="float" office:value="75249229615.2788" calcext:value-type="float">
            <text:p>75249229615,2788</text:p>
          </table:table-cell>
          <table:table-cell/>
          <table:table-cell table:formula="of:=[.C345] + 1" office:value-type="float" office:value="346" calcext:value-type="float">
            <text:p>346</text:p>
          </table:table-cell>
          <table:table-cell/>
          <table:table-cell table:formula="of:=[.A346]*0.04" office:value-type="float" office:value="3009969184.61115" calcext:value-type="float">
            <text:p>3009969184,61115</text:p>
          </table:table-cell>
          <table:table-cell table:number-columns-repeated="4"/>
        </table:table-row>
        <table:table-row table:style-name="ro1">
          <table:table-cell table:formula="of:=[.A346]*0.04 + [.A346]" office:value-type="float" office:value="78259198799.8899" calcext:value-type="float">
            <text:p>78259198799,8899</text:p>
          </table:table-cell>
          <table:table-cell/>
          <table:table-cell table:style-name="ce1" table:formula="of:=[.C346] + 1" office:value-type="float" office:value="347" calcext:value-type="float">
            <text:p>347</text:p>
          </table:table-cell>
          <table:table-cell/>
          <table:table-cell table:formula="of:=[.A347]*0.04" office:value-type="float" office:value="3130367951.9956" calcext:value-type="float">
            <text:p>3130367951,9956</text:p>
          </table:table-cell>
          <table:table-cell table:number-columns-repeated="4"/>
        </table:table-row>
        <table:table-row table:style-name="ro1">
          <table:table-cell table:formula="of:=[.A347]*0.04 + [.A347]" office:value-type="float" office:value="81389566751.8855" calcext:value-type="float">
            <text:p>81389566751,8855</text:p>
          </table:table-cell>
          <table:table-cell/>
          <table:table-cell table:formula="of:=[.C347] + 1" office:value-type="float" office:value="348" calcext:value-type="float">
            <text:p>348</text:p>
          </table:table-cell>
          <table:table-cell/>
          <table:table-cell table:formula="of:=[.A348]*0.04" office:value-type="float" office:value="3255582670.07542" calcext:value-type="float">
            <text:p>3255582670,07542</text:p>
          </table:table-cell>
          <table:table-cell table:number-columns-repeated="4"/>
        </table:table-row>
        <table:table-row table:style-name="ro1">
          <table:table-cell table:formula="of:=[.A348]*0.04 + [.A348]" office:value-type="float" office:value="84645149421.9609" calcext:value-type="float">
            <text:p>84645149421,9609</text:p>
          </table:table-cell>
          <table:table-cell/>
          <table:table-cell table:style-name="ce1" table:formula="of:=[.C348] + 1" office:value-type="float" office:value="349" calcext:value-type="float">
            <text:p>349</text:p>
          </table:table-cell>
          <table:table-cell/>
          <table:table-cell table:formula="of:=[.A349]*0.04" office:value-type="float" office:value="3385805976.87844" calcext:value-type="float">
            <text:p>3385805976,87844</text:p>
          </table:table-cell>
          <table:table-cell table:number-columns-repeated="4"/>
        </table:table-row>
        <table:table-row table:style-name="ro1">
          <table:table-cell table:formula="of:=[.A349]*0.04 + [.A349]" office:value-type="float" office:value="88030955398.8394" calcext:value-type="float">
            <text:p>88030955398,8394</text:p>
          </table:table-cell>
          <table:table-cell/>
          <table:table-cell table:formula="of:=[.C349] + 1" office:value-type="float" office:value="350" calcext:value-type="float">
            <text:p>350</text:p>
          </table:table-cell>
          <table:table-cell/>
          <table:table-cell table:formula="of:=[.A350]*0.04" office:value-type="float" office:value="3521238215.95357" calcext:value-type="float">
            <text:p>3521238215,95357</text:p>
          </table:table-cell>
          <table:table-cell table:number-columns-repeated="4"/>
        </table:table-row>
        <table:table-row table:style-name="ro1">
          <table:table-cell table:formula="of:=[.A350]*0.04 + [.A350]" office:value-type="float" office:value="91552193614.7929" calcext:value-type="float">
            <text:p>91552193614,7929</text:p>
          </table:table-cell>
          <table:table-cell/>
          <table:table-cell table:style-name="ce1" table:formula="of:=[.C350] + 1" office:value-type="float" office:value="351" calcext:value-type="float">
            <text:p>351</text:p>
          </table:table-cell>
          <table:table-cell/>
          <table:table-cell table:formula="of:=[.A351]*0.04" office:value-type="float" office:value="3662087744.59172" calcext:value-type="float">
            <text:p>3662087744,59172</text:p>
          </table:table-cell>
          <table:table-cell table:number-columns-repeated="4"/>
        </table:table-row>
        <table:table-row table:style-name="ro1">
          <table:table-cell table:formula="of:=[.A351]*0.04 + [.A351]" office:value-type="float" office:value="95214281359.3846" calcext:value-type="float">
            <text:p>95214281359,3846</text:p>
          </table:table-cell>
          <table:table-cell/>
          <table:table-cell table:formula="of:=[.C351] + 1" office:value-type="float" office:value="352" calcext:value-type="float">
            <text:p>352</text:p>
          </table:table-cell>
          <table:table-cell/>
          <table:table-cell table:formula="of:=[.A352]*0.04" office:value-type="float" office:value="3808571254.37539" calcext:value-type="float">
            <text:p>3808571254,37539</text:p>
          </table:table-cell>
          <table:table-cell table:number-columns-repeated="4"/>
        </table:table-row>
        <table:table-row table:style-name="ro1">
          <table:table-cell table:formula="of:=[.A352]*0.04 + [.A352]" office:value-type="float" office:value="99022852613.76" calcext:value-type="float">
            <text:p>99022852613,76</text:p>
          </table:table-cell>
          <table:table-cell/>
          <table:table-cell table:style-name="ce1" table:formula="of:=[.C352] + 1" office:value-type="float" office:value="353" calcext:value-type="float">
            <text:p>353</text:p>
          </table:table-cell>
          <table:table-cell/>
          <table:table-cell table:formula="of:=[.A353]*0.04" office:value-type="float" office:value="3960914104.5504" calcext:value-type="float">
            <text:p>3960914104,5504</text:p>
          </table:table-cell>
          <table:table-cell table:number-columns-repeated="4"/>
        </table:table-row>
        <table:table-row table:style-name="ro1">
          <table:table-cell table:formula="of:=[.A353]*0.04 + [.A353]" office:value-type="float" office:value="102983766718.31" calcext:value-type="float">
            <text:p>102983766718,31</text:p>
          </table:table-cell>
          <table:table-cell/>
          <table:table-cell table:formula="of:=[.C353] + 1" office:value-type="float" office:value="354" calcext:value-type="float">
            <text:p>354</text:p>
          </table:table-cell>
          <table:table-cell/>
          <table:table-cell table:formula="of:=[.A354]*0.04" office:value-type="float" office:value="4119350668.73242" calcext:value-type="float">
            <text:p>4119350668,73242</text:p>
          </table:table-cell>
          <table:table-cell table:number-columns-repeated="4"/>
        </table:table-row>
        <table:table-row table:style-name="ro1">
          <table:table-cell table:formula="of:=[.A354]*0.04 + [.A354]" office:value-type="float" office:value="107103117387.043" calcext:value-type="float">
            <text:p>107103117387,043</text:p>
          </table:table-cell>
          <table:table-cell/>
          <table:table-cell table:style-name="ce1" table:formula="of:=[.C354] + 1" office:value-type="float" office:value="355" calcext:value-type="float">
            <text:p>355</text:p>
          </table:table-cell>
          <table:table-cell/>
          <table:table-cell table:formula="of:=[.A355]*0.04" office:value-type="float" office:value="4284124695.48171" calcext:value-type="float">
            <text:p>4284124695,48171</text:p>
          </table:table-cell>
          <table:table-cell table:number-columns-repeated="4"/>
        </table:table-row>
        <table:table-row table:style-name="ro1">
          <table:table-cell table:formula="of:=[.A355]*0.04 + [.A355]" office:value-type="float" office:value="111387242082.525" calcext:value-type="float">
            <text:p>111387242082,525</text:p>
          </table:table-cell>
          <table:table-cell/>
          <table:table-cell table:formula="of:=[.C355] + 1" office:value-type="float" office:value="356" calcext:value-type="float">
            <text:p>356</text:p>
          </table:table-cell>
          <table:table-cell/>
          <table:table-cell table:formula="of:=[.A356]*0.04" office:value-type="float" office:value="4455489683.30098" calcext:value-type="float">
            <text:p>4455489683,30098</text:p>
          </table:table-cell>
          <table:table-cell table:number-columns-repeated="4"/>
        </table:table-row>
        <table:table-row table:style-name="ro1">
          <table:table-cell table:formula="of:=[.A356]*0.04 + [.A356]" office:value-type="float" office:value="115842731765.826" calcext:value-type="float">
            <text:p>115842731765,826</text:p>
          </table:table-cell>
          <table:table-cell/>
          <table:table-cell table:style-name="ce1" table:formula="of:=[.C356] + 1" office:value-type="float" office:value="357" calcext:value-type="float">
            <text:p>357</text:p>
          </table:table-cell>
          <table:table-cell/>
          <table:table-cell table:formula="of:=[.A357]*0.04" office:value-type="float" office:value="4633709270.63302" calcext:value-type="float">
            <text:p>4633709270,63302</text:p>
          </table:table-cell>
          <table:table-cell table:number-columns-repeated="4"/>
        </table:table-row>
        <table:table-row table:style-name="ro1">
          <table:table-cell table:formula="of:=[.A357]*0.04 + [.A357]" office:value-type="float" office:value="120476441036.459" calcext:value-type="float">
            <text:p>120476441036,459</text:p>
          </table:table-cell>
          <table:table-cell/>
          <table:table-cell table:formula="of:=[.C357] + 1" office:value-type="float" office:value="358" calcext:value-type="float">
            <text:p>358</text:p>
          </table:table-cell>
          <table:table-cell/>
          <table:table-cell table:formula="of:=[.A358]*0.04" office:value-type="float" office:value="4819057641.45834" calcext:value-type="float">
            <text:p>4819057641,45834</text:p>
          </table:table-cell>
          <table:table-cell table:number-columns-repeated="4"/>
        </table:table-row>
        <table:table-row table:style-name="ro1">
          <table:table-cell table:formula="of:=[.A358]*0.04 + [.A358]" office:value-type="float" office:value="125295498677.917" calcext:value-type="float">
            <text:p>125295498677,917</text:p>
          </table:table-cell>
          <table:table-cell/>
          <table:table-cell table:style-name="ce1" table:formula="of:=[.C358] + 1" office:value-type="float" office:value="359" calcext:value-type="float">
            <text:p>359</text:p>
          </table:table-cell>
          <table:table-cell/>
          <table:table-cell table:formula="of:=[.A359]*0.04" office:value-type="float" office:value="5011819947.11668" calcext:value-type="float">
            <text:p>5011819947,11668</text:p>
          </table:table-cell>
          <table:table-cell table:number-columns-repeated="4"/>
        </table:table-row>
        <table:table-row table:style-name="ro1">
          <table:table-cell table:formula="of:=[.A359]*0.04 + [.A359]" office:value-type="float" office:value="130307318625.034" calcext:value-type="float">
            <text:p>130307318625,034</text:p>
          </table:table-cell>
          <table:table-cell/>
          <table:table-cell table:formula="of:=[.C359] + 1" office:value-type="float" office:value="360" calcext:value-type="float">
            <text:p>360</text:p>
          </table:table-cell>
          <table:table-cell/>
          <table:table-cell table:formula="of:=[.A360]*0.04" office:value-type="float" office:value="5212292745.00134" calcext:value-type="float">
            <text:p>5212292745,00134</text:p>
          </table:table-cell>
          <table:table-cell table:number-columns-repeated="4"/>
        </table:table-row>
        <table:table-row table:style-name="ro1">
          <table:table-cell table:formula="of:=[.A360]*0.04 + [.A360]" office:value-type="float" office:value="135519611370.035" calcext:value-type="float">
            <text:p>135519611370,035</text:p>
          </table:table-cell>
          <table:table-cell/>
          <table:table-cell table:style-name="ce1" table:formula="of:=[.C360] + 1" office:value-type="float" office:value="361" calcext:value-type="float">
            <text:p>361</text:p>
          </table:table-cell>
          <table:table-cell/>
          <table:table-cell table:formula="of:=[.A361]*0.04" office:value-type="float" office:value="5420784454.8014" calcext:value-type="float">
            <text:p>5420784454,8014</text:p>
          </table:table-cell>
          <table:table-cell table:number-columns-repeated="4"/>
        </table:table-row>
        <table:table-row table:style-name="ro1">
          <table:table-cell table:formula="of:=[.A361]*0.04 + [.A361]" office:value-type="float" office:value="140940395824.836" calcext:value-type="float">
            <text:p>140940395824,836</text:p>
          </table:table-cell>
          <table:table-cell/>
          <table:table-cell table:formula="of:=[.C361] + 1" office:value-type="float" office:value="362" calcext:value-type="float">
            <text:p>362</text:p>
          </table:table-cell>
          <table:table-cell/>
          <table:table-cell table:formula="of:=[.A362]*0.04" office:value-type="float" office:value="5637615832.99345" calcext:value-type="float">
            <text:p>5637615832,99345</text:p>
          </table:table-cell>
          <table:table-cell table:number-columns-repeated="4"/>
        </table:table-row>
        <table:table-row table:style-name="ro1">
          <table:table-cell table:formula="of:=[.A362]*0.04 + [.A362]" office:value-type="float" office:value="146578011657.83" calcext:value-type="float">
            <text:p>146578011657,83</text:p>
          </table:table-cell>
          <table:table-cell/>
          <table:table-cell table:style-name="ce1" table:formula="of:=[.C362] + 1" office:value-type="float" office:value="363" calcext:value-type="float">
            <text:p>363</text:p>
          </table:table-cell>
          <table:table-cell/>
          <table:table-cell table:formula="of:=[.A363]*0.04" office:value-type="float" office:value="5863120466.31319" calcext:value-type="float">
            <text:p>5863120466,31319</text:p>
          </table:table-cell>
          <table:table-cell table:number-columns-repeated="4"/>
        </table:table-row>
        <table:table-row table:style-name="ro1">
          <table:table-cell table:formula="of:=[.A363]*0.04 + [.A363]" office:value-type="float" office:value="152441132124.143" calcext:value-type="float">
            <text:p>152441132124,143</text:p>
          </table:table-cell>
          <table:table-cell/>
          <table:table-cell table:formula="of:=[.C363] + 1" office:value-type="float" office:value="364" calcext:value-type="float">
            <text:p>364</text:p>
          </table:table-cell>
          <table:table-cell/>
          <table:table-cell table:formula="of:=[.A364]*0.04" office:value-type="float" office:value="6097645284.96572" calcext:value-type="float">
            <text:p>6097645284,96572</text:p>
          </table:table-cell>
          <table:table-cell table:number-columns-repeated="4"/>
        </table:table-row>
        <table:table-row table:style-name="ro1">
          <table:table-cell table:formula="of:=[.A364]*0.04 + [.A364]" office:value-type="float" office:value="158538777409.109" calcext:value-type="float">
            <text:p>158538777409,109</text:p>
          </table:table-cell>
          <table:table-cell/>
          <table:table-cell table:style-name="ce1" table:formula="of:=[.C364] + 1" office:value-type="float" office:value="365" calcext:value-type="float">
            <text:p>365</text:p>
          </table:table-cell>
          <table:table-cell/>
          <table:table-cell table:formula="of:=[.A365]*0.04" office:value-type="float" office:value="6341551096.36435" calcext:value-type="float">
            <text:p>6341551096,36435</text:p>
          </table:table-cell>
          <table:table-cell table:number-columns-repeated="4"/>
        </table:table-row>
        <table:table-row table:style-name="ro1">
          <table:table-cell table:formula="of:=[.A365]*0.04 + [.A365]" office:value-type="float" office:value="164880328505.473" calcext:value-type="float">
            <text:p>164880328505,473</text:p>
          </table:table-cell>
          <table:table-cell/>
          <table:table-cell table:formula="of:=[.C365] + 1" office:value-type="float" office:value="366" calcext:value-type="float">
            <text:p>366</text:p>
          </table:table-cell>
          <table:table-cell/>
          <table:table-cell table:formula="of:=[.A366]*0.04" office:value-type="float" office:value="6595213140.21892" calcext:value-type="float">
            <text:p>6595213140,21892</text:p>
          </table:table-cell>
          <table:table-cell table:number-columns-repeated="4"/>
        </table:table-row>
        <table:table-row table:style-name="ro1">
          <table:table-cell table:formula="of:=[.A366]*0.04 + [.A366]" office:value-type="float" office:value="171475541645.692" calcext:value-type="float">
            <text:p>171475541645,692</text:p>
          </table:table-cell>
          <table:table-cell/>
          <table:table-cell table:style-name="ce1" table:formula="of:=[.C366] + 1" office:value-type="float" office:value="367" calcext:value-type="float">
            <text:p>367</text:p>
          </table:table-cell>
          <table:table-cell/>
          <table:table-cell table:formula="of:=[.A367]*0.04" office:value-type="float" office:value="6859021665.82768" calcext:value-type="float">
            <text:p>6859021665,82768</text:p>
          </table:table-cell>
          <table:table-cell table:number-columns-repeated="4"/>
        </table:table-row>
        <table:table-row table:style-name="ro1">
          <table:table-cell table:formula="of:=[.A367]*0.04 + [.A367]" office:value-type="float" office:value="178334563311.52" calcext:value-type="float">
            <text:p>178334563311,52</text:p>
          </table:table-cell>
          <table:table-cell/>
          <table:table-cell table:formula="of:=[.C367] + 1" office:value-type="float" office:value="368" calcext:value-type="float">
            <text:p>368</text:p>
          </table:table-cell>
          <table:table-cell/>
          <table:table-cell table:formula="of:=[.A368]*0.04" office:value-type="float" office:value="7133382532.46079" calcext:value-type="float">
            <text:p>7133382532,46079</text:p>
          </table:table-cell>
          <table:table-cell table:number-columns-repeated="4"/>
        </table:table-row>
        <table:table-row table:style-name="ro1">
          <table:table-cell table:formula="of:=[.A368]*0.04 + [.A368]" office:value-type="float" office:value="185467945843.98" calcext:value-type="float">
            <text:p>185467945843,98</text:p>
          </table:table-cell>
          <table:table-cell/>
          <table:table-cell table:style-name="ce1" table:formula="of:=[.C368] + 1" office:value-type="float" office:value="369" calcext:value-type="float">
            <text:p>369</text:p>
          </table:table-cell>
          <table:table-cell/>
          <table:table-cell table:formula="of:=[.A369]*0.04" office:value-type="float" office:value="7418717833.75922" calcext:value-type="float">
            <text:p>7418717833,75922</text:p>
          </table:table-cell>
          <table:table-cell table:number-columns-repeated="4"/>
        </table:table-row>
        <table:table-row table:style-name="ro1">
          <table:table-cell table:formula="of:=[.A369]*0.04 + [.A369]" office:value-type="float" office:value="192886663677.74" calcext:value-type="float">
            <text:p>192886663677,74</text:p>
          </table:table-cell>
          <table:table-cell/>
          <table:table-cell table:formula="of:=[.C369] + 1" office:value-type="float" office:value="370" calcext:value-type="float">
            <text:p>370</text:p>
          </table:table-cell>
          <table:table-cell/>
          <table:table-cell table:formula="of:=[.A370]*0.04" office:value-type="float" office:value="7715466547.10959" calcext:value-type="float">
            <text:p>7715466547,109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23:29:37.6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16:57:25.842000000</meta:creation-date>
    <dc:date>2022-07-03T23:32:04.284000000</dc:date>
    <meta:editing-duration>PT8M35S</meta:editing-duration>
    <meta:editing-cycles>2</meta:editing-cycles>
    <meta:generator>LibreOffice/7.3.3.2$Windows_X86_64 LibreOffice_project/d1d0ea68f081ee2800a922cac8f79445e4603348</meta:generator>
    <meta:document-statistic meta:table-count="1" meta:cell-count="1136" meta:object-count="0"/>
  </office:meta>
</office:document-meta>
</file>